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HTML_20_Preformatted">
      <style:text-properties fo:color="#000000" loext:opacity="100%" fo:font-size="9.5pt" fo:language="en" fo:country="US" style:font-size-asian="9.5pt" style:font-size-complex="9.5pt"/>
    </style:style>
    <style:style style:name="P2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ourier New" fo:font-size="9.5pt" fo:language="en" fo:country="US" style:font-name-asian="Times New Roman" style:font-size-asian="9.5pt" style:language-asian="ru" style:country-asian="RU" style:font-name-complex="Courier New1" style:font-size-complex="9.5pt"/>
    </style:style>
    <style:style style:name="P3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ourier New" fo:font-size="9.5pt" style:font-name-asian="Times New Roman" style:font-size-asian="9.5pt" style:language-asian="ru" style:country-asian="RU" style:font-name-complex="Courier New1" style:font-size-complex="9.5pt"/>
    </style:style>
    <style:style style:name="P4" style:family="paragraph" style:parent-style-name="HTML_20_Preformatted">
      <style:text-properties fo:color="#666666" loext:opacity="100%" fo:font-size="9.5pt" style:font-size-asian="9.5pt" style:font-size-complex="9.5pt"/>
    </style:style>
    <style:style style:name="P5" style:family="paragraph" style:parent-style-name="HTML_20_Preformatted">
      <style:text-properties fo:color="#666666" loext:opacity="100%" fo:font-size="9.5pt" fo:language="en" fo:country="US" style:font-size-asian="9.5pt" style:font-size-complex="9.5pt"/>
    </style:style>
    <style:style style:name="P6" style:family="paragraph" style:parent-style-name="Preformatted_20_Text">
      <style:paragraph-properties fo:margin-top="0in" fo:margin-bottom="0in" style:contextual-spacing="false" fo:line-height="120%" fo:orphans="2" fo:widows="2" fo:padding="0in" fo:border="none"/>
      <style:text-properties fo:font-variant="normal" fo:text-transform="none" fo:color="#666666" loext:opacity="100%" style:font-name="Ubuntu Mono" fo:letter-spacing="normal" fo:font-style="normal" fo:font-weight="normal"/>
    </style:style>
    <style:style style:name="P7" style:family="paragraph" style:parent-style-name="Preformatted_20_Text">
      <style:paragraph-properties fo:margin-top="0in" fo:margin-bottom="0in" style:contextual-spacing="false" fo:line-height="120%" fo:orphans="2" fo:widows="2" fo:padding="0in" fo:border="none"/>
      <style:text-properties fo:font-variant="normal" fo:text-transform="none" fo:color="#000000" loext:opacity="100%" fo:letter-spacing="normal"/>
    </style:style>
    <style:style style:name="P8" style:family="paragraph" style:parent-style-name="Preformatted_20_Text">
      <style:paragraph-properties fo:margin-top="0in" fo:margin-bottom="0in" style:contextual-spacing="false" fo:line-height="120%" fo:orphans="2" fo:widows="2" fo:padding="0in" fo:border="none"/>
      <style:text-properties fo:font-variant="normal" fo:text-transform="none" fo:color="#708090" loext:opacity="100%" fo:letter-spacing="normal"/>
    </style:style>
    <style:style style:name="P9" style:family="paragraph" style:parent-style-name="Preformatted_20_Text">
      <style:paragraph-properties fo:margin-top="0in" fo:margin-bottom="0in" style:contextual-spacing="false" fo:line-height="120%" fo:orphans="2" fo:widows="2" fo:padding="0in" fo:border="none"/>
      <style:text-properties fo:font-variant="normal" fo:text-transform="none" fo:color="#557799" loext:opacity="100%" style:font-name="Ubuntu Mono" fo:letter-spacing="normal" fo:font-style="normal" fo:font-weight="normal"/>
    </style:style>
    <style:style style:name="P10" style:family="paragraph" style:parent-style-name="Preformatted_20_Text">
      <style:paragraph-properties fo:margin-top="0in" fo:margin-bottom="0in" style:contextual-spacing="false" fo:line-height="120%" fo:orphans="2" fo:widows="2" fo:padding="0in" fo:border="none"/>
    </style:style>
    <style:style style:name="P11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2" style:family="paragraph" style:parent-style-name="Standard">
      <style:text-properties fo:font-size="9.5pt" fo:language="en" fo:country="US" style:font-size-asian="9.5pt" style:font-size-complex="9.5pt"/>
    </style:style>
    <style:style style:name="P13" style:family="paragraph" style:parent-style-name="Standard">
      <style:text-properties fo:font-size="16pt" fo:language="en" fo:country="US" style:font-size-asian="16pt" style:font-size-complex="9.5pt"/>
    </style:style>
    <style:style style:name="P14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708090" loext:opacity="100%" style:font-name="Courier New" fo:font-size="9.5pt" fo:language="en" fo:country="US" fo:font-style="italic" style:font-name-asian="Times New Roman" style:font-size-asian="9.5pt" style:language-asian="ru" style:country-asian="RU" style:font-style-asian="italic" style:font-name-complex="Courier New1" style:font-size-complex="9.5pt" style:font-style-complex="italic"/>
    </style:style>
    <style:style style:name="P15" style:family="paragraph" style:parent-style-name="Preformatted_20_Text">
      <style:paragraph-properties fo:margin-top="0in" fo:margin-bottom="0in" style:contextual-spacing="false" fo:line-height="120%" fo:orphans="2" fo:widows="2" fo:padding="0in" fo:border="none"/>
      <style:text-properties fo:font-variant="normal" fo:text-transform="none" fo:color="#666666" loext:opacity="100%" style:font-name="Ubuntu Mono" fo:letter-spacing="normal" fo:font-style="normal" fo:font-weight="normal"/>
    </style:style>
    <style:style style:name="P16" style:family="paragraph" style:parent-style-name="Preformatted_20_Text">
      <style:paragraph-properties fo:margin-top="0in" fo:margin-bottom="0in" style:contextual-spacing="false" fo:line-height="120%" fo:orphans="2" fo:widows="2" fo:padding="0in" fo:border="none"/>
      <style:text-properties fo:font-variant="normal" fo:text-transform="none" fo:color="#000000" loext:opacity="100%" fo:letter-spacing="normal"/>
    </style:style>
    <style:style style:name="P17" style:family="paragraph" style:parent-style-name="Preformatted_20_Text">
      <style:paragraph-properties fo:margin-top="0in" fo:margin-bottom="0in" style:contextual-spacing="false" fo:line-height="120%" fo:orphans="2" fo:widows="2" fo:padding="0in" fo:border="none"/>
      <style:text-properties fo:font-variant="normal" fo:text-transform="none" fo:color="#708090" loext:opacity="100%" fo:letter-spacing="normal"/>
    </style:style>
    <style:style style:name="P18" style:family="paragraph" style:parent-style-name="Preformatted_20_Text">
      <style:paragraph-properties fo:margin-top="0in" fo:margin-bottom="0in" style:contextual-spacing="false" fo:line-height="120%" fo:orphans="2" fo:widows="2" fo:padding="0in" fo:border="none"/>
    </style:style>
    <style:style style:name="T1" style:family="text">
      <style:text-properties fo:color="#008800" loext:opacity="100%"/>
    </style:style>
    <style:style style:name="T2" style:family="text">
      <style:text-properties fo:color="#008800" loext:opacity="100%" style:font-name="Courier New" fo:font-size="9.5pt" fo:language="en" fo:country="US" style:font-name-asian="Times New Roman" style:font-size-asian="9.5pt" style:language-asian="ru" style:country-asian="RU" style:font-name-complex="Courier New1" style:font-size-complex="9.5pt"/>
    </style:style>
    <style:style style:name="T3" style:family="text">
      <style:text-properties fo:color="#008800" loext:opacity="100%" style:font-name="Courier New" fo:font-size="9.5pt" style:font-name-asian="Times New Roman" style:font-size-asian="9.5pt" style:language-asian="ru" style:country-asian="RU" style:font-name-complex="Courier New1" style:font-size-complex="9.5pt"/>
    </style:style>
    <style:style style:name="T4" style:family="text">
      <style:text-properties fo:color="#008800" loext:opacity="100%" fo:font-size="9.5pt" fo:language="en" fo:country="US" style:font-size-asian="9.5pt" style:font-size-complex="9.5pt"/>
    </style:style>
    <style:style style:name="T5" style:family="text">
      <style:text-properties fo:color="#008800" loext:opacity="100%" fo:font-size="9.5pt" style:font-size-asian="9.5pt" style:font-size-complex="9.5pt"/>
    </style:style>
    <style:style style:name="T6" style:family="text">
      <style:text-properties fo:color="#008800" loext:opacity="100%" style:font-name="Ubuntu Mono" fo:font-style="normal" fo:font-weight="normal"/>
    </style:style>
    <style:style style:name="T7" style:family="text">
      <style:text-properties fo:color="#bbbbbb" loext:opacity="100%"/>
    </style:style>
    <style:style style:name="T8" style:family="text">
      <style:text-properties fo:color="#bbbbbb" loext:opacity="100%" style:font-name="Courier New" fo:font-size="9.5pt" fo:language="en" fo:country="US" style:font-name-asian="Times New Roman" style:font-size-asian="9.5pt" style:language-asian="ru" style:country-asian="RU" style:font-name-complex="Courier New1" style:font-size-complex="9.5pt"/>
    </style:style>
    <style:style style:name="T9" style:family="text">
      <style:text-properties fo:color="#bbbbbb" loext:opacity="100%" style:font-name="Courier New" fo:font-size="9.5pt" style:font-name-asian="Times New Roman" style:font-size-asian="9.5pt" style:language-asian="ru" style:country-asian="RU" style:font-name-complex="Courier New1" style:font-size-complex="9.5pt"/>
    </style:style>
    <style:style style:name="T10" style:family="text">
      <style:text-properties fo:color="#bbbbbb" loext:opacity="100%" fo:font-size="9.5pt" fo:language="en" fo:country="US" style:font-size-asian="9.5pt" style:font-size-complex="9.5pt"/>
    </style:style>
    <style:style style:name="T11" style:family="text">
      <style:text-properties fo:color="#bbbbbb" loext:opacity="100%" fo:font-size="9.5pt" style:font-size-asian="9.5pt" style:font-size-complex="9.5pt"/>
    </style:style>
    <style:style style:name="T12" style:family="text">
      <style:text-properties fo:color="#bbbbbb" loext:opacity="100%" style:font-name="Ubuntu Mono" fo:font-style="normal" fo:font-weight="normal"/>
    </style:style>
    <style:style style:name="T13" style:family="text">
      <style:text-properties fo:color="#0000ff" loext:opacity="100%" style:font-name="Courier New" fo:font-size="9.5pt" fo:language="en" fo:country="US" fo:font-weight="bold" style:font-name-asian="Times New Roman" style:font-size-asian="9.5pt" style:language-asian="ru" style:country-asian="RU" style:font-weight-asian="bold" style:font-name-complex="Courier New1" style:font-size-complex="9.5pt" style:font-weight-complex="bold"/>
    </style:style>
    <style:style style:name="T14" style:family="text">
      <style:text-properties fo:color="#0000ff" loext:opacity="100%" style:font-name="Courier New" fo:font-size="9.5pt" fo:font-weight="bold" style:font-name-asian="Times New Roman" style:font-size-asian="9.5pt" style:language-asian="ru" style:country-asian="RU" style:font-weight-asian="bold" style:font-name-complex="Courier New1" style:font-size-complex="9.5pt" style:font-weight-complex="bold"/>
    </style:style>
    <style:style style:name="T15" style:family="text">
      <style:text-properties fo:color="#666666" loext:opacity="100%" style:font-name="Courier New" fo:font-size="9.5pt" fo:language="en" fo:country="US" style:font-name-asian="Times New Roman" style:font-size-asian="9.5pt" style:language-asian="ru" style:country-asian="RU" style:font-name-complex="Courier New1" style:font-size-complex="9.5pt"/>
    </style:style>
    <style:style style:name="T16" style:family="text">
      <style:text-properties fo:color="#666666" loext:opacity="100%" style:font-name="Courier New" fo:font-size="9.5pt" style:font-name-asian="Times New Roman" style:font-size-asian="9.5pt" style:language-asian="ru" style:country-asian="RU" style:font-name-complex="Courier New1" style:font-size-complex="9.5pt"/>
    </style:style>
    <style:style style:name="T17" style:family="text">
      <style:text-properties fo:color="#666666" loext:opacity="100%" fo:font-size="9.5pt" fo:language="en" fo:country="US" style:font-size-asian="9.5pt" style:font-size-complex="9.5pt"/>
    </style:style>
    <style:style style:name="T18" style:family="text">
      <style:text-properties fo:color="#666666" loext:opacity="100%" fo:font-size="9.5pt" style:font-size-asian="9.5pt" style:font-size-complex="9.5pt"/>
    </style:style>
    <style:style style:name="T19" style:family="text">
      <style:text-properties fo:color="#666666" loext:opacity="100%" style:font-name="Ubuntu Mono" fo:font-style="normal" fo:font-weight="normal"/>
    </style:style>
    <style:style style:name="T20" style:family="text">
      <style:text-properties fo:color="#000000" loext:opacity="100%" style:font-name="Courier New" fo:font-size="9.5pt" fo:language="en" fo:country="US" style:font-name-asian="Times New Roman" style:font-size-asian="9.5pt" style:language-asian="ru" style:country-asian="RU" style:font-name-complex="Courier New1" style:font-size-complex="9.5pt"/>
    </style:style>
    <style:style style:name="T21" style:family="text">
      <style:text-properties fo:color="#000000" loext:opacity="100%" style:font-name="Courier New" fo:font-size="9.5pt" style:font-name-asian="Times New Roman" style:font-size-asian="9.5pt" style:language-asian="ru" style:country-asian="RU" style:font-name-complex="Courier New1" style:font-size-complex="9.5pt"/>
    </style:style>
    <style:style style:name="T22" style:family="text">
      <style:text-properties fo:color="#000000" loext:opacity="100%" fo:font-size="9.5pt" fo:language="en" fo:country="US" style:font-size-asian="9.5pt" style:font-size-complex="9.5pt"/>
    </style:style>
    <style:style style:name="T23" style:family="text">
      <style:text-properties fo:color="#708090" loext:opacity="100%" style:font-name="Courier New" fo:font-size="9.5pt" fo:language="en" fo:country="US" fo:font-style="italic" style:font-name-asian="Times New Roman" style:font-size-asian="9.5pt" style:language-asian="ru" style:country-asian="RU" style:font-style-asian="italic" style:font-name-complex="Courier New1" style:font-size-complex="9.5pt" style:font-style-complex="italic"/>
    </style:style>
    <style:style style:name="T24" style:family="text">
      <style:text-properties fo:color="#708090" loext:opacity="100%" style:font-name="Courier New" fo:font-size="9.5pt" fo:font-style="italic" style:font-name-asian="Times New Roman" style:font-size-asian="9.5pt" style:language-asian="ru" style:country-asian="RU" style:font-style-asian="italic" style:font-name-complex="Courier New1" style:font-size-complex="9.5pt" style:font-style-complex="italic"/>
    </style:style>
    <style:style style:name="T25" style:family="text">
      <style:text-properties fo:color="#708090" loext:opacity="100%" fo:font-size="9.5pt" fo:language="en" fo:country="US" fo:font-style="italic" style:font-size-asian="9.5pt" style:font-style-asian="italic" style:font-size-complex="9.5pt" style:font-style-complex="italic"/>
    </style:style>
    <style:style style:name="T26" style:family="text">
      <style:text-properties fo:color="#708090" loext:opacity="100%" fo:font-size="9.5pt" fo:font-style="italic" style:font-size-asian="9.5pt" style:font-style-asian="italic" style:font-size-complex="9.5pt" style:font-style-complex="italic"/>
    </style:style>
    <style:style style:name="T27" style:family="text">
      <style:text-properties fo:color="#708090" loext:opacity="100%" style:font-name="Ubuntu Mono" fo:font-style="italic" fo:font-weight="normal"/>
    </style:style>
    <style:style style:name="T28" style:family="text">
      <style:text-properties fo:color="#333399" loext:opacity="100%" style:font-name="Courier New" fo:font-size="9.5pt" fo:language="en" fo:country="US" style:font-name-asian="Times New Roman" style:font-size-asian="9.5pt" style:language-asian="ru" style:country-asian="RU" style:font-name-complex="Courier New1" style:font-size-complex="9.5pt"/>
    </style:style>
    <style:style style:name="T29" style:family="text">
      <style:text-properties fo:color="#333399" loext:opacity="100%" style:font-name="Courier New" fo:font-size="9.5pt" style:font-name-asian="Times New Roman" style:font-size-asian="9.5pt" style:language-asian="ru" style:country-asian="RU" style:font-name-complex="Courier New1" style:font-size-complex="9.5pt"/>
    </style:style>
    <style:style style:name="T30" style:family="text">
      <style:text-properties fo:color="#333399" loext:opacity="100%" fo:font-size="9.5pt" fo:language="en" fo:country="US" style:font-size-asian="9.5pt" style:font-size-complex="9.5pt"/>
    </style:style>
    <style:style style:name="T31" style:family="text">
      <style:text-properties fo:color="#333399" loext:opacity="100%" style:font-name="Ubuntu Mono" fo:font-style="normal" fo:font-weight="normal"/>
    </style:style>
    <style:style style:name="T32" style:family="text">
      <style:text-properties fo:color="#0000dd" loext:opacity="100%" style:font-name="Courier New" fo:font-size="9.5pt" fo:language="en" fo:country="US" style:font-name-asian="Times New Roman" style:font-size-asian="9.5pt" style:language-asian="ru" style:country-asian="RU" style:font-name-complex="Courier New1" style:font-size-complex="9.5pt"/>
    </style:style>
    <style:style style:name="T33" style:family="text">
      <style:text-properties fo:color="#0000dd" loext:opacity="100%" fo:font-size="9.5pt" fo:language="en" fo:country="US" style:font-size-asian="9.5pt" style:font-size-complex="9.5pt"/>
    </style:style>
    <style:style style:name="T34" style:family="text">
      <style:text-properties fo:font-size="9.5pt" fo:language="en" fo:country="US" style:text-underline-style="none" fo:font-weight="bold" style:font-size-asian="9.5pt" style:font-weight-asian="bold" style:font-size-complex="9.5pt" style:font-weight-complex="bold"/>
    </style:style>
    <style:style style:name="T35" style:family="text">
      <style:text-properties fo:font-size="9.5pt" fo:language="en" fo:country="US" fo:font-weight="bold" style:font-size-asian="9.5pt" style:font-weight-asian="bold" style:font-size-complex="9.5pt" style:font-weight-complex="bold"/>
    </style:style>
    <style:style style:name="T36" style:family="text">
      <style:text-properties fo:font-size="9.5pt" style:text-underline-style="none" fo:font-weight="bold" style:font-size-asian="9.5pt" style:font-weight-asian="bold" style:font-size-complex="9.5pt" style:font-weight-complex="bold"/>
    </style:style>
    <style:style style:name="T37" style:family="text">
      <style:text-properties fo:color="#557799" loext:opacity="100%" fo:font-size="9.5pt" fo:language="en" fo:country="US" style:font-size-asian="9.5pt" style:font-size-complex="9.5pt"/>
    </style:style>
    <style:style style:name="T38" style:family="text">
      <style:text-properties fo:color="#0066bb" loext:opacity="100%" style:font-name="Courier New" fo:font-size="9.5pt" fo:language="en" fo:country="US" style:font-name-asian="Times New Roman" style:font-size-asian="9.5pt" style:language-asian="ru" style:country-asian="RU" style:font-name-complex="Courier New1" style:font-size-complex="9.5pt"/>
    </style:style>
    <style:style style:name="T39" style:family="text">
      <style:text-properties style:font-name="Ubuntu Mono" fo:font-style="normal" fo:font-weight="normal"/>
    </style:style>
    <style:style style:name="T40" style:family="text">
      <style:text-properties style:font-name="Ubuntu Mono" fo:font-style="italic" fo:font-weight="normal"/>
    </style:style>
    <style:style style:name="T41" style:family="text">
      <style:text-properties fo:color="#bb0066" loext:opacity="100%" style:text-line-through-style="none" style:text-line-through-type="none" style:text-underline-style="none" fo:font-weight="bold" style:text-blinking="false" loext:padding="0in" loext:border="none"/>
    </style:style>
    <style:style style:name="T42" style:family="text">
      <style:text-properties fo:font-variant="normal" fo:text-transform="none" fo:color="#008800" loext:opacity="100%" style:font-name="Ubuntu Mono" fo:font-size="9.5pt" fo:letter-spacing="normal" fo:language="en" fo:country="US" fo:font-style="normal" fo:font-weight="normal" style:font-size-asian="9.5pt" style:font-size-complex="9.5pt"/>
    </style:style>
    <style:style style:name="T43" style:family="text">
      <style:text-properties fo:font-variant="normal" fo:text-transform="none" fo:color="#008800" loext:opacity="100%" style:font-name="Ubuntu Mono" fo:letter-spacing="normal" fo:font-style="normal" fo:font-weight="normal"/>
    </style:style>
    <style:style style:name="T44" style:family="text">
      <style:text-properties fo:font-variant="normal" fo:text-transform="none" fo:color="#bbbbbb" loext:opacity="100%" style:font-name="Ubuntu Mono" fo:font-size="9.5pt" fo:letter-spacing="normal" fo:language="en" fo:country="US" fo:font-style="normal" fo:font-weight="normal" style:font-size-asian="9.5pt" style:font-size-complex="9.5pt"/>
    </style:style>
    <style:style style:name="T45" style:family="text">
      <style:text-properties fo:font-variant="normal" fo:text-transform="none" fo:color="#bbbbbb" loext:opacity="100%" style:font-name="Ubuntu Mono" fo:letter-spacing="normal" fo:font-style="normal" fo:font-weight="normal"/>
    </style:style>
    <style:style style:name="T46" style:family="text">
      <style:text-properties fo:font-variant="normal" fo:text-transform="none" fo:color="#bbbbbb" loext:opacity="100%" fo:letter-spacing="normal"/>
    </style:style>
    <style:style style:name="T47" style:family="text">
      <style:text-properties fo:font-variant="normal" fo:text-transform="none" fo:color="#bb0066" loext:opacity="100%" style:text-line-through-style="none" style:text-line-through-type="none" style:font-name="Ubuntu Mono" fo:font-size="9.5pt" fo:letter-spacing="normal" fo:language="en" fo:country="US" fo:font-style="normal" style:text-underline-style="none" fo:font-weight="bold" style:text-blinking="false" style:font-size-asian="9.5pt" style:font-size-complex="9.5pt" loext:padding="0in" loext:border="none"/>
    </style:style>
    <style:style style:name="T48" style:family="text">
      <style:text-properties fo:font-variant="normal" fo:text-transform="none" fo:color="#bb0066" loext:opacity="100%" style:text-line-through-style="none" style:text-line-through-type="none" style:font-name="Ubuntu Mono" fo:letter-spacing="normal" fo:font-style="normal" style:text-underline-style="none" fo:font-weight="bold" style:text-blinking="false" loext:padding="0in" loext:border="none"/>
    </style:style>
    <style:style style:name="T49" style:family="text">
      <style:text-properties fo:font-variant="normal" fo:text-transform="none" fo:color="#666666" loext:opacity="100%" style:font-name="Ubuntu Mono" fo:letter-spacing="normal" fo:font-style="normal" fo:font-weight="normal"/>
    </style:style>
    <style:style style:name="T50" style:family="text">
      <style:text-properties fo:font-variant="normal" fo:text-transform="none" fo:color="#666666" loext:opacity="100%" style:font-name="Ubuntu Mono" fo:font-size="9.5pt" fo:letter-spacing="normal" fo:language="en" fo:country="US" fo:font-style="normal" fo:font-weight="normal" style:font-size-asian="9.5pt" style:font-size-complex="9.5pt"/>
    </style:style>
    <style:style style:name="T51" style:family="text">
      <style:text-properties fo:font-variant="normal" fo:text-transform="none" fo:color="#000000" loext:opacity="100%" style:font-name="Ubuntu Mono" fo:letter-spacing="normal" fo:font-style="normal" fo:font-weight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Ubuntu Mono" fo:letter-spacing="normal" fo:font-style="normal" style:text-underline-style="none" fo:font-weight="bold" style:text-blinking="false" loext:padding="0in" loext:border="none"/>
    </style:style>
    <style:style style:name="T53" style:family="text">
      <style:text-properties fo:font-variant="normal" fo:text-transform="none" fo:color="#333399" loext:opacity="100%" style:font-name="Ubuntu Mono" fo:letter-spacing="normal" fo:font-style="normal" fo:font-weight="normal"/>
    </style:style>
    <style:style style:name="T54" style:family="text">
      <style:text-properties fo:font-variant="normal" fo:text-transform="none" fo:color="#708090" loext:opacity="100%" style:font-name="Ubuntu Mono" fo:letter-spacing="normal" fo:font-style="italic" fo:font-weight="normal"/>
    </style:style>
    <style:style style:name="T55" style:family="text">
      <style:text-properties fo:font-variant="normal" fo:text-transform="none" fo:color="#557799" loext:opacity="100%" style:font-name="Ubuntu Mono" fo:letter-spacing="normal" fo:font-style="normal" fo:font-weight="normal"/>
    </style:style>
    <style:style style:name="T56" style:family="text">
      <style:text-properties fo:font-variant="normal" fo:text-transform="none" fo:color="#557799" loext:opacity="100%" style:text-line-through-style="none" style:text-line-through-type="none" style:font-name="Ubuntu Mono" fo:letter-spacing="normal" fo:font-style="normal" style:text-underline-style="none" fo:font-weight="bold" style:text-blinking="false" loext:padding="0in" loext:border="none"/>
    </style:style>
    <style:style style:name="T57" style:family="text">
      <style:text-properties fo:font-variant="normal" fo:text-transform="none" fo:color="#0000dd" loext:opacity="100%" style:font-name="Ubuntu Mono" fo:letter-spacing="normal" fo:font-style="normal" fo:font-weight="normal"/>
    </style:style>
    <style:style style:name="T58" style:family="text">
      <style:text-properties fo:font-variant="normal" fo:text-transform="none" fo:color="#0066bb" loext:opacity="100%" style:font-name="Ubuntu Mono" fo:letter-spacing="normal" fo:font-style="normal" fo:font-weight="normal"/>
    </style:style>
    <style:style style:name="T59" style:family="text">
      <style:text-properties fo:font-variant="normal" fo:text-transform="none" fo:color="#0066bb" loext:opacity="100%" style:text-line-through-style="none" style:text-line-through-type="none" style:font-name="Ubuntu Mono" fo:letter-spacing="normal" fo:font-style="normal" style:text-underline-style="none" fo:font-weight="bold" style:text-blinking="false" loext:padding="0in" loext:border="none"/>
    </style:style>
    <style:style style:name="T60" style:family="text">
      <style:text-properties fo:font-variant="normal" fo:text-transform="none" fo:color="#0066bb" loext:opacity="100%" style:text-line-through-style="none" style:text-line-through-type="none" style:font-name="Ubuntu Mono" fo:letter-spacing="normal" fo:font-style="normal" style:text-underline-style="none" fo:font-weight="bold" officeooo:rsid="000aee87" style:text-blinking="false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nux kernel v.5.15.32</text:p>
      <text:p text:style-name="P11"><text:span text:style-name="T2">struct</text:span><text:span text:style-name="T8"> </text:span><text:a xlink:type="simple" xlink:href="https://elixir.bootlin.com/linux/v5.15.32/C/ident/super_block" text:style-name="Standard" text:visited-style-name="Standard"><text:span text:style-name="T13">super_block</text:span></text:a><text:span text:style-name="T8"> </text:span><text:span text:style-name="T15">{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list_head" text:style-name="Standard" text:visited-style-name="Standard"><text:span text:style-name="T13">list_head</text:span></text:a><text:span text:style-name="T8"><text:tab/></text:span><text:a xlink:type="simple" xlink:href="https://elixir.bootlin.com/linux/v5.15.32/C/ident/s_list" text:style-name="Standard" text:visited-style-name="Standard"><text:span text:style-name="T13">s_list</text:span></text:a><text:span text:style-name="T15">;</text:span><text:span text:style-name="T8"><text:tab/><text:tab/></text:span><text:span text:style-name="T23">/* Keep this first */</text:span></text:p>
      <text:p text:style-name="P11"><text:span text:style-name="T8"><text:tab/></text:span><text:a xlink:type="simple" xlink:href="https://elixir.bootlin.com/linux/v5.15.32/C/ident/dev_t" text:style-name="Standard" text:visited-style-name="Standard"><text:span text:style-name="T13">dev_t</text:span></text:a><text:span text:style-name="T8"><text:tab/><text:tab/><text:tab/></text:span><text:a xlink:type="simple" xlink:href="https://elixir.bootlin.com/linux/v5.15.32/C/ident/s_dev" text:style-name="Standard" text:visited-style-name="Standard"><text:span text:style-name="T13">s_dev</text:span></text:a><text:span text:style-name="T15">;</text:span><text:span text:style-name="T8"><text:tab/><text:tab/></text:span><text:span text:style-name="T23">/* search index; _not_ kdev_t */</text:span></text:p>
      <text:p text:style-name="P11"><text:span text:style-name="T8"><text:tab/></text:span><text:span text:style-name="T28">unsigned</text:span><text:span text:style-name="T8"> </text:span><text:span text:style-name="T28">char</text:span><text:span text:style-name="T8"><text:tab/><text:tab/></text:span><text:a xlink:type="simple" xlink:href="https://elixir.bootlin.com/linux/v5.15.32/C/ident/s_blocksize_bits" text:style-name="Standard" text:visited-style-name="Standard"><text:span text:style-name="T13">s_blocksize_bits</text:span></text:a><text:span text:style-name="T15">;</text:span></text:p>
      <text:p text:style-name="P11"><text:span text:style-name="T8"><text:tab/></text:span><text:span text:style-name="T28">unsigned</text:span><text:span text:style-name="T8"> </text:span><text:span text:style-name="T28">long</text:span><text:span text:style-name="T8"><text:tab/><text:tab/></text:span><text:a xlink:type="simple" xlink:href="https://elixir.bootlin.com/linux/v5.15.32/C/ident/s_blocksize" text:style-name="Standard" text:visited-style-name="Standard"><text:span text:style-name="T13">s_blocksize</text:span></text:a><text:span text:style-name="T15">;</text:span></text:p>
      <text:p text:style-name="P11"><text:span text:style-name="T8"><text:tab/></text:span><text:a xlink:type="simple" xlink:href="https://elixir.bootlin.com/linux/v5.15.32/C/ident/loff_t" text:style-name="Standard" text:visited-style-name="Standard"><text:span text:style-name="T13">loff_t</text:span></text:a><text:span text:style-name="T8"><text:tab/><text:tab/><text:tab/></text:span><text:a xlink:type="simple" xlink:href="https://elixir.bootlin.com/linux/v5.15.32/C/ident/s_maxbytes" text:style-name="Standard" text:visited-style-name="Standard"><text:span text:style-name="T13">s_maxbytes</text:span></text:a><text:span text:style-name="T15">;</text:span><text:span text:style-name="T8"><text:tab/></text:span><text:span text:style-name="T23">/* Max file size */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file_system_type" text:style-name="Standard" text:visited-style-name="Standard"><text:span text:style-name="T13">file_system_type</text:span></text:a><text:span text:style-name="T8"><text:tab/></text:span><text:span text:style-name="T15">*</text:span><text:a xlink:type="simple" xlink:href="https://elixir.bootlin.com/linux/v5.15.32/C/ident/s_type" text:style-name="Standard" text:visited-style-name="Standard"><text:span text:style-name="T13">s_type</text:span></text:a><text:span text:style-name="T15">;</text:span></text:p>
      <text:p text:style-name="P11"><text:span text:style-name="T8"><text:tab/></text:span><text:span text:style-name="T2">const</text:span><text:span text:style-name="T8"> </text:span><text:span text:style-name="T2">struct</text:span><text:span text:style-name="T8"> </text:span><text:a xlink:type="simple" xlink:href="https://elixir.bootlin.com/linux/v5.15.32/C/ident/super_operations" text:style-name="Standard" text:visited-style-name="Standard"><text:span text:style-name="T13">super_operations</text:span></text:a><text:span text:style-name="T8"><text:tab/></text:span><text:span text:style-name="T15">*</text:span><text:a xlink:type="simple" xlink:href="https://elixir.bootlin.com/linux/v5.15.32/C/ident/s_op" text:style-name="Standard" text:visited-style-name="Standard"><text:span text:style-name="T13">s_op</text:span></text:a><text:span text:style-name="T15">;</text:span></text:p>
      <text:p text:style-name="P11"><text:span text:style-name="T8"><text:tab/></text:span><text:span text:style-name="T2">const</text:span><text:span text:style-name="T8"> </text:span><text:span text:style-name="T2">struct</text:span><text:span text:style-name="T8"> </text:span><text:a xlink:type="simple" xlink:href="https://elixir.bootlin.com/linux/v5.15.32/C/ident/dquot_operations" text:style-name="Standard" text:visited-style-name="Standard"><text:span text:style-name="T13">dquot_operations</text:span></text:a><text:span text:style-name="T8"><text:tab/></text:span><text:span text:style-name="T15">*</text:span><text:a xlink:type="simple" xlink:href="https://elixir.bootlin.com/linux/v5.15.32/C/ident/dq_op" text:style-name="Standard" text:visited-style-name="Standard"><text:span text:style-name="T13">dq_op</text:span></text:a><text:span text:style-name="T15">;</text:span></text:p>
      <text:p text:style-name="P11"><text:span text:style-name="T8"><text:tab/></text:span><text:span text:style-name="T2">const</text:span><text:span text:style-name="T8"> </text:span><text:span text:style-name="T2">struct</text:span><text:span text:style-name="T8"> </text:span><text:a xlink:type="simple" xlink:href="https://elixir.bootlin.com/linux/v5.15.32/C/ident/quotactl_ops" text:style-name="Standard" text:visited-style-name="Standard"><text:span text:style-name="T13">quotactl_ops</text:span></text:a><text:span text:style-name="T8"><text:tab/></text:span><text:span text:style-name="T15">*</text:span><text:a xlink:type="simple" xlink:href="https://elixir.bootlin.com/linux/v5.15.32/C/ident/s_qcop" text:style-name="Standard" text:visited-style-name="Standard"><text:span text:style-name="T13">s_qcop</text:span></text:a><text:span text:style-name="T15">;</text:span></text:p>
      <text:p text:style-name="P11"><text:span text:style-name="T8"><text:tab/></text:span><text:span text:style-name="T2">const</text:span><text:span text:style-name="T8"> </text:span><text:span text:style-name="T2">struct</text:span><text:span text:style-name="T8"> </text:span><text:a xlink:type="simple" xlink:href="https://elixir.bootlin.com/linux/v5.15.32/C/ident/export_operations" text:style-name="Standard" text:visited-style-name="Standard"><text:span text:style-name="T13">export_operations</text:span></text:a><text:span text:style-name="T8"> </text:span><text:span text:style-name="T15">*</text:span><text:a xlink:type="simple" xlink:href="https://elixir.bootlin.com/linux/v5.15.32/C/ident/s_export_op" text:style-name="Standard" text:visited-style-name="Standard"><text:span text:style-name="T13">s_export_op</text:span></text:a><text:span text:style-name="T15">;</text:span></text:p>
      <text:p text:style-name="P11"><text:span text:style-name="T8"><text:tab/></text:span><text:span text:style-name="T28">unsigned</text:span><text:span text:style-name="T8"> </text:span><text:span text:style-name="T28">long</text:span><text:span text:style-name="T8"><text:tab/><text:tab/></text:span><text:a xlink:type="simple" xlink:href="https://elixir.bootlin.com/linux/v5.15.32/C/ident/s_flags" text:style-name="Standard" text:visited-style-name="Standard"><text:span text:style-name="T13">s_flags</text:span></text:a><text:span text:style-name="T15">;</text:span></text:p>
      <text:p text:style-name="P11"><text:span text:style-name="T8"><text:tab/></text:span><text:span text:style-name="T28">unsigned</text:span><text:span text:style-name="T8"> </text:span><text:span text:style-name="T28">long</text:span><text:span text:style-name="T8"><text:tab/><text:tab/></text:span><text:a xlink:type="simple" xlink:href="https://elixir.bootlin.com/linux/v5.15.32/C/ident/s_iflags" text:style-name="Standard" text:visited-style-name="Standard"><text:span text:style-name="T13">s_iflags</text:span></text:a><text:span text:style-name="T15">;</text:span><text:span text:style-name="T8"><text:tab/></text:span><text:span text:style-name="T23">/* internal SB_I_* flags */</text:span></text:p>
      <text:p text:style-name="P11"><text:span text:style-name="T8"><text:tab/></text:span><text:span text:style-name="T28">unsigned</text:span><text:span text:style-name="T8"> </text:span><text:span text:style-name="T28">long</text:span><text:span text:style-name="T8"><text:tab/><text:tab/></text:span><text:a xlink:type="simple" xlink:href="https://elixir.bootlin.com/linux/v5.15.32/C/ident/s_magic" text:style-name="Standard" text:visited-style-name="Standard"><text:span text:style-name="T13">s_magic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<text:tab/><text:tab/></text:span><text:span text:style-name="T15">*</text:span><text:a xlink:type="simple" xlink:href="https://elixir.bootlin.com/linux/v5.15.32/C/ident/s_root" text:style-name="Standard" text:visited-style-name="Standard"><text:span text:style-name="T13">s_root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rw_semaphore" text:style-name="Standard" text:visited-style-name="Standard"><text:span text:style-name="T13">rw_semaphore</text:span></text:a><text:span text:style-name="T8"><text:tab/></text:span><text:a xlink:type="simple" xlink:href="https://elixir.bootlin.com/linux/v5.15.32/C/ident/s_umount" text:style-name="Standard" text:visited-style-name="Standard"><text:span text:style-name="T13">s_umount</text:span></text:a><text:span text:style-name="T15">;</text:span></text:p>
      <text:p text:style-name="P11"><text:span text:style-name="T8"><text:tab/></text:span><text:span text:style-name="T28">int</text:span><text:span text:style-name="T8"><text:tab/><text:tab/><text:tab/></text:span><text:a xlink:type="simple" xlink:href="https://elixir.bootlin.com/linux/v5.15.32/C/ident/s_count" text:style-name="Standard" text:visited-style-name="Standard"><text:span text:style-name="T13">s_count</text:span></text:a><text:span text:style-name="T15">;</text:span></text:p>
      <text:p text:style-name="P11"><text:span text:style-name="T8"><text:tab/></text:span><text:a xlink:type="simple" xlink:href="https://elixir.bootlin.com/linux/v5.15.32/C/ident/atomic_t" text:style-name="Standard" text:visited-style-name="Standard"><text:span text:style-name="T13">atomic_t</text:span></text:a><text:span text:style-name="T8"><text:tab/><text:tab/></text:span><text:a xlink:type="simple" xlink:href="https://elixir.bootlin.com/linux/v5.15.32/C/ident/s_active" text:style-name="Standard" text:visited-style-name="Standard"><text:span text:style-name="T13">s_active</text:span></text:a><text:span text:style-name="T15">;</text:span></text:p>
      <text:p text:style-name="P2"/>
      <text:p text:style-name="P11"><text:span text:style-name="T8"><text:tab/></text:span><text:span text:style-name="T2">struct</text:span><text:span text:style-name="T8"> </text:span><text:a xlink:type="simple" xlink:href="https://elixir.bootlin.com/linux/v5.15.32/C/ident/hlist_bl_head" text:style-name="Standard" text:visited-style-name="Standard"><text:span text:style-name="T13">hlist_bl_head</text:span></text:a><text:span text:style-name="T8"><text:tab/></text:span><text:a xlink:type="simple" xlink:href="https://elixir.bootlin.com/linux/v5.15.32/C/ident/s_roots" text:style-name="Standard" text:visited-style-name="Standard"><text:span text:style-name="T13">s_roots</text:span></text:a><text:span text:style-name="T15">;</text:span><text:span text:style-name="T8"><text:tab/></text:span><text:span text:style-name="T23">/* alternate root dentries for NFS */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list_head" text:style-name="Standard" text:visited-style-name="Standard"><text:span text:style-name="T13">list_head</text:span></text:a><text:span text:style-name="T8"><text:tab/></text:span><text:a xlink:type="simple" xlink:href="https://elixir.bootlin.com/linux/v5.15.32/C/ident/s_mounts" text:style-name="Standard" text:visited-style-name="Standard"><text:span text:style-name="T13">s_mounts</text:span></text:a><text:span text:style-name="T15">;</text:span><text:span text:style-name="T8"><text:tab/></text:span><text:span text:style-name="T23">/* list of mounts; _not_ for fs use */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block_device" text:style-name="Standard" text:visited-style-name="Standard"><text:span text:style-name="T13">block_device</text:span></text:a><text:span text:style-name="T8"><text:tab/></text:span><text:span text:style-name="T15">*</text:span><text:a xlink:type="simple" xlink:href="https://elixir.bootlin.com/linux/v5.15.32/C/ident/s_bdev" text:style-name="Standard" text:visited-style-name="Standard"><text:span text:style-name="T13">s_bdev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backing_dev_info" text:style-name="Standard" text:visited-style-name="Standard"><text:span text:style-name="T13">backing_dev_info</text:span></text:a><text:span text:style-name="T8"> </text:span><text:span text:style-name="T15">*</text:span><text:a xlink:type="simple" xlink:href="https://elixir.bootlin.com/linux/v5.15.32/C/ident/s_bdi" text:style-name="Standard" text:visited-style-name="Standard"><text:span text:style-name="T13">s_bdi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mtd_info" text:style-name="Standard" text:visited-style-name="Standard"><text:span text:style-name="T13">mtd_info</text:span></text:a><text:span text:style-name="T8"><text:tab/><text:tab/></text:span><text:span text:style-name="T15">*</text:span><text:a xlink:type="simple" xlink:href="https://elixir.bootlin.com/linux/v5.15.32/C/ident/s_mtd" text:style-name="Standard" text:visited-style-name="Standard"><text:span text:style-name="T13">s_mtd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hlist_node" text:style-name="Standard" text:visited-style-name="Standard"><text:span text:style-name="T13">hlist_node</text:span></text:a><text:span text:style-name="T8"><text:tab/></text:span><text:a xlink:type="simple" xlink:href="https://elixir.bootlin.com/linux/v5.15.32/C/ident/s_instances" text:style-name="Standard" text:visited-style-name="Standard"><text:span text:style-name="T13">s_instances</text:span></text:a><text:span text:style-name="T15">;</text:span></text:p>
      <text:p text:style-name="P11"><text:span text:style-name="T8"><text:tab/></text:span><text:span text:style-name="T28">unsigned</text:span><text:span text:style-name="T8"> </text:span><text:span text:style-name="T28">int</text:span><text:span text:style-name="T8"><text:tab/><text:tab/></text:span><text:a xlink:type="simple" xlink:href="https://elixir.bootlin.com/linux/v5.15.32/C/ident/s_quota_types" text:style-name="Standard" text:visited-style-name="Standard"><text:span text:style-name="T13">s_quota_types</text:span></text:a><text:span text:style-name="T15">;</text:span><text:span text:style-name="T8"><text:tab/></text:span><text:span text:style-name="T23">/* Bitmask of supported quota types */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quota_info" text:style-name="Standard" text:visited-style-name="Standard"><text:span text:style-name="T13">quota_info</text:span></text:a><text:span text:style-name="T8"><text:tab/></text:span><text:a xlink:type="simple" xlink:href="https://elixir.bootlin.com/linux/v5.15.32/C/ident/s_dquot" text:style-name="Standard" text:visited-style-name="Standard"><text:span text:style-name="T13">s_dquot</text:span></text:a><text:span text:style-name="T15">;</text:span><text:span text:style-name="T8"><text:tab/></text:span><text:span text:style-name="T23">/* Diskquota specific options */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sb_writers" text:style-name="Standard" text:visited-style-name="Standard"><text:span text:style-name="T13">sb_writers</text:span></text:a><text:span text:style-name="T8"><text:tab/></text:span><text:a xlink:type="simple" xlink:href="https://elixir.bootlin.com/linux/v5.15.32/C/ident/s_writers" text:style-name="Standard" text:visited-style-name="Standard"><text:span text:style-name="T13">s_writers</text:span></text:a><text:span text:style-name="T15">;</text:span></text:p>
      <text:p text:style-name="P11"><text:span text:style-name="T8"><text:tab/></text:span><text:span text:style-name="T23">/*</text:span></text:p>
      <text:p text:style-name="P14"><text:tab/> * Keep s_fs_info, s_time_gran, s_fsnotify_mask, and</text:p>
      <text:p text:style-name="P14"><text:tab/> * s_fsnotify_marks together for cache efficiency. They are frequently</text:p>
      <text:p text:style-name="P14"><text:tab/> * accessed and rarely modified.</text:p>
      <text:p text:style-name="P14"><text:tab/> */</text:p>
      <text:p text:style-name="P11"><text:span text:style-name="T8"><text:tab/></text:span><text:span text:style-name="T28">void</text:span><text:span text:style-name="T8"><text:tab/><text:tab/><text:tab/></text:span><text:span text:style-name="T15">*</text:span><text:a xlink:type="simple" xlink:href="https://elixir.bootlin.com/linux/v5.15.32/C/ident/s_fs_info" text:style-name="Standard" text:visited-style-name="Standard"><text:span text:style-name="T13">s_fs_info</text:span></text:a><text:span text:style-name="T15">;</text:span><text:span text:style-name="T8"><text:tab/></text:span><text:span text:style-name="T23">/* Filesystem private info */</text:span></text:p>
      <text:p text:style-name="P11"><text:span text:style-name="T8"><text:tab/></text:span><text:span text:style-name="T23">/* Granularity of c/m/atime in ns (cannot be worse than a second) */</text:span></text:p>
      <text:p text:style-name="P11"><text:span text:style-name="T8"><text:tab/></text:span><text:a xlink:type="simple" xlink:href="https://elixir.bootlin.com/linux/v5.15.32/C/ident/u32" text:style-name="Standard" text:visited-style-name="Standard"><text:span text:style-name="T13">u32</text:span></text:a><text:span text:style-name="T8"><text:tab/><text:tab/><text:tab/></text:span><text:a xlink:type="simple" xlink:href="https://elixir.bootlin.com/linux/v5.15.32/C/ident/s_time_gran" text:style-name="Standard" text:visited-style-name="Standard"><text:span text:style-name="T13">s_time_gran</text:span></text:a><text:span text:style-name="T15">;</text:span></text:p>
      <text:p text:style-name="P11"><text:span text:style-name="T8"><text:tab/></text:span><text:span text:style-name="T23">/* Time limits for c/m/atime in seconds */</text:span></text:p>
      <text:p text:style-name="P11"><text:span text:style-name="T8"><text:tab/></text:span><text:a xlink:type="simple" xlink:href="https://elixir.bootlin.com/linux/v5.15.32/C/ident/time64_t" text:style-name="Standard" text:visited-style-name="Standard"><text:span text:style-name="T13">time64_t</text:span></text:a><text:span text:style-name="T8"><text:tab/><text:tab/> <text:s text:c="2"/></text:span><text:a xlink:type="simple" xlink:href="https://elixir.bootlin.com/linux/v5.15.32/C/ident/s_time_min" text:style-name="Standard" text:visited-style-name="Standard"><text:span text:style-name="T13">s_time_min</text:span></text:a><text:span text:style-name="T15">;</text:span></text:p>
      <text:p text:style-name="P11"><text:span text:style-name="T8"><text:tab/></text:span><text:a xlink:type="simple" xlink:href="https://elixir.bootlin.com/linux/v5.15.32/C/ident/time64_t" text:style-name="Standard" text:visited-style-name="Standard"><text:span text:style-name="T13">time64_t</text:span></text:a><text:span text:style-name="T8"><text:tab/><text:tab/> <text:s text:c="2"/></text:span><text:a xlink:type="simple" xlink:href="https://elixir.bootlin.com/linux/v5.15.32/C/ident/s_time_max" text:style-name="Standard" text:visited-style-name="Standard"><text:span text:style-name="T13">s_time_max</text:span></text:a><text:span text:style-name="T15">;</text:span></text:p>
      <text:p text:style-name="P11"><text:span text:style-name="T8"><text:tab/></text:span><text:span text:style-name="T28">char</text:span><text:span text:style-name="T8"><text:tab/><text:tab/><text:tab/></text:span><text:a xlink:type="simple" xlink:href="https://elixir.bootlin.com/linux/v5.15.32/C/ident/s_id" text:style-name="Standard" text:visited-style-name="Standard"><text:span text:style-name="T13">s_id</text:span></text:a><text:span text:style-name="T15">[</text:span><text:span text:style-name="T32">32</text:span><text:span text:style-name="T15">];</text:span><text:span text:style-name="T8"><text:tab/></text:span><text:span text:style-name="T23">/* Informational name */</text:span></text:p>
      <text:p text:style-name="P11"><text:span text:style-name="T8"><text:tab/></text:span><text:a xlink:type="simple" xlink:href="https://elixir.bootlin.com/linux/v5.15.32/C/ident/uuid_t" text:style-name="Standard" text:visited-style-name="Standard"><text:span text:style-name="T13">uuid_t</text:span></text:a><text:span text:style-name="T8"><text:tab/><text:tab/><text:tab/></text:span><text:a xlink:type="simple" xlink:href="https://elixir.bootlin.com/linux/v5.15.32/C/ident/s_uuid" text:style-name="Standard" text:visited-style-name="Standard"><text:span text:style-name="T13">s_uuid</text:span></text:a><text:span text:style-name="T15">;</text:span><text:span text:style-name="T8"><text:tab/><text:tab/></text:span><text:span text:style-name="T23">/* UUID */</text:span></text:p>
      <text:p text:style-name="P11"><text:span text:style-name="T8"><text:tab/></text:span><text:span text:style-name="T28">unsigned</text:span><text:span text:style-name="T8"> </text:span><text:span text:style-name="T28">int</text:span><text:span text:style-name="T8"><text:tab/><text:tab/></text:span><text:a xlink:type="simple" xlink:href="https://elixir.bootlin.com/linux/v5.15.32/C/ident/s_max_links" text:style-name="Standard" text:visited-style-name="Standard"><text:span text:style-name="T13">s_max_links</text:span></text:a><text:span text:style-name="T15">;</text:span></text:p>
      <text:p text:style-name="P11"><text:span text:style-name="T8"><text:tab/></text:span><text:a xlink:type="simple" xlink:href="https://elixir.bootlin.com/linux/v5.15.32/C/ident/fmode_t" text:style-name="Standard" text:visited-style-name="Standard"><text:span text:style-name="T13">fmode_t</text:span></text:a><text:span text:style-name="T8"><text:tab/><text:tab/><text:tab/></text:span><text:a xlink:type="simple" xlink:href="https://elixir.bootlin.com/linux/v5.15.32/C/ident/s_mode" text:style-name="Standard" text:visited-style-name="Standard"><text:span text:style-name="T13">s_mode</text:span></text:a><text:span text:style-name="T15">;</text:span></text:p>
      <text:p text:style-name="P11"><text:span text:style-name="T8"><text:tab/></text:span><text:span text:style-name="T23">/*</text:span></text:p>
      <text:p text:style-name="P14"><text:tab/> * The next field is for VFS *only*. No filesystems have any business</text:p>
      <text:p text:style-name="P14"><text:tab/> * even looking at it. You had been warned.</text:p>
      <text:p text:style-name="P14"><text:tab/> */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mutex" text:style-name="Standard" text:visited-style-name="Standard"><text:span text:style-name="T13">mutex</text:span></text:a><text:span text:style-name="T8"> </text:span><text:a xlink:type="simple" xlink:href="https://elixir.bootlin.com/linux/v5.15.32/C/ident/s_vfs_rename_mutex" text:style-name="Standard" text:visited-style-name="Standard"><text:span text:style-name="T13">s_vfs_rename_mutex</text:span></text:a><text:span text:style-name="T15">;</text:span><text:span text:style-name="T8"><text:tab/></text:span><text:span text:style-name="T23">/* Kludge */</text:span></text:p>
      <text:p text:style-name="P11"><text:span text:style-name="T8"><text:tab/></text:span><text:span text:style-name="T23">/*</text:span></text:p>
      <text:p text:style-name="P14"><text:tab/> * Filesystem subtype. <text:s/>If non-empty the filesystem type field</text:p>
      <text:p text:style-name="P14"><text:tab/> * in /proc/mounts will be "type.subtype"</text:p>
      <text:p text:style-name="P14"><text:tab/> */</text:p>
      <text:p text:style-name="P11"><text:span text:style-name="T8"><text:tab/></text:span><text:span text:style-name="T2">const</text:span><text:span text:style-name="T8"> </text:span><text:span text:style-name="T28">char</text:span><text:span text:style-name="T8"> </text:span><text:span text:style-name="T15">*</text:span><text:a xlink:type="simple" xlink:href="https://elixir.bootlin.com/linux/v5.15.32/C/ident/s_subtype" text:style-name="Standard" text:visited-style-name="Standard"><text:span text:style-name="T13">s_subtype</text:span></text:a><text:span text:style-name="T15">;</text:span></text:p>
      <text:p text:style-name="P11"><text:span text:style-name="T8"><text:tab/></text:span><text:span text:style-name="T2">const</text:span><text:span text:style-name="T8"> </text:span><text:span text:style-name="T2">struct</text:span><text:span text:style-name="T8"> </text:span><text:a xlink:type="simple" xlink:href="https://elixir.bootlin.com/linux/v5.15.32/C/ident/dentry_operations" text:style-name="Standard" text:visited-style-name="Standard"><text:span text:style-name="T13">dentry_operations</text:span></text:a><text:span text:style-name="T8"> </text:span><text:span text:style-name="T15">*</text:span><text:a xlink:type="simple" xlink:href="https://elixir.bootlin.com/linux/v5.15.32/C/ident/s_d_op" text:style-name="Standard" text:visited-style-name="Standard"><text:span text:style-name="T13">s_d_op</text:span></text:a><text:span text:style-name="T15">;</text:span><text:span text:style-name="T8"> </text:span><text:span text:style-name="T23">/* default d_op for dentries */</text:span></text:p>
      <text:p text:style-name="P11"><text:span text:style-name="T8"><text:tab/></text:span><text:span text:style-name="T23">/*</text:span></text:p>
      <text:p text:style-name="P14"><text:tab/> * Saved pool identifier for cleancache (-1 means none)</text:p>
      <text:p text:style-name="P14"><text:tab/> */</text:p>
      <text:p text:style-name="P11"><text:span text:style-name="T8"><text:tab/></text:span><text:span text:style-name="T28">int</text:span><text:span text:style-name="T8"> </text:span><text:a xlink:type="simple" xlink:href="https://elixir.bootlin.com/linux/v5.15.32/C/ident/cleancache_poolid" text:style-name="Standard" text:visited-style-name="Standard"><text:span text:style-name="T13">cleancache_poolid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shrinker" text:style-name="Standard" text:visited-style-name="Standard"><text:span text:style-name="T13">shrinker</text:span></text:a><text:span text:style-name="T8"> </text:span><text:a xlink:type="simple" xlink:href="https://elixir.bootlin.com/linux/v5.15.32/C/ident/s_shrink" text:style-name="Standard" text:visited-style-name="Standard"><text:span text:style-name="T13">s_shrink</text:span></text:a><text:span text:style-name="T15">;</text:span><text:span text:style-name="T8"><text:tab/></text:span><text:span text:style-name="T23">/* per-sb shrinker handle */</text:span></text:p>
      <text:p text:style-name="P11"><text:span text:style-name="T8"><text:tab/></text:span><text:span text:style-name="T23">/* Number of inodes with nlink == 0 but still referenced */</text:span></text:p>
      <text:p text:style-name="P11"><text:span text:style-name="T8"><text:tab/></text:span><text:a xlink:type="simple" xlink:href="https://elixir.bootlin.com/linux/v5.15.32/C/ident/atomic_long_t" text:style-name="Standard" text:visited-style-name="Standard"><text:span text:style-name="T13">atomic_long_t</text:span></text:a><text:span text:style-name="T8"> </text:span><text:a xlink:type="simple" xlink:href="https://elixir.bootlin.com/linux/v5.15.32/C/ident/s_remove_count" text:style-name="Standard" text:visited-style-name="Standard"><text:span text:style-name="T13">s_remove_count</text:span></text:a><text:span text:style-name="T15">;</text:span></text:p>
      <text:p text:style-name="P11"><text:span text:style-name="T8"><text:tab/></text:span><text:span text:style-name="T23">/*</text:span></text:p>
      <text:p text:style-name="P14"><text:tab/> * Number of inode/mount/sb objects that are being watched, note that</text:p>
      <text:p text:style-name="P14"><text:tab/> * inodes objects are currently double-accounted.</text:p>
      <text:p text:style-name="P14"><text:soft-page-break/><text:tab/> */</text:p>
      <text:p text:style-name="P11"><text:span text:style-name="T8"><text:tab/></text:span><text:a xlink:type="simple" xlink:href="https://elixir.bootlin.com/linux/v5.15.32/C/ident/atomic_long_t" text:style-name="Standard" text:visited-style-name="Standard"><text:span text:style-name="T13">atomic_long_t</text:span></text:a><text:span text:style-name="T8"> </text:span><text:a xlink:type="simple" xlink:href="https://elixir.bootlin.com/linux/v5.15.32/C/ident/s_fsnotify_connectors" text:style-name="Standard" text:visited-style-name="Standard"><text:span text:style-name="T13">s_fsnotify_connectors</text:span></text:a><text:span text:style-name="T15">;</text:span></text:p>
      <text:p text:style-name="P11"><text:span text:style-name="T8"><text:tab/></text:span><text:span text:style-name="T23">/* Being remounted read-only */</text:span></text:p>
      <text:p text:style-name="P11"><text:span text:style-name="T8"><text:tab/></text:span><text:span text:style-name="T28">int</text:span><text:span text:style-name="T8"> </text:span><text:a xlink:type="simple" xlink:href="https://elixir.bootlin.com/linux/v5.15.32/C/ident/s_readonly_remount" text:style-name="Standard" text:visited-style-name="Standard"><text:span text:style-name="T13">s_readonly_remount</text:span></text:a><text:span text:style-name="T15">;</text:span></text:p>
      <text:p text:style-name="P11"><text:span text:style-name="T8"><text:tab/></text:span><text:span text:style-name="T23">/* per-sb errseq_t for reporting writeback errors via syncfs */</text:span></text:p>
      <text:p text:style-name="P11"><text:span text:style-name="T8"><text:tab/></text:span><text:a xlink:type="simple" xlink:href="https://elixir.bootlin.com/linux/v5.15.32/C/ident/errseq_t" text:style-name="Standard" text:visited-style-name="Standard"><text:span text:style-name="T13">errseq_t</text:span></text:a><text:span text:style-name="T8"> </text:span><text:a xlink:type="simple" xlink:href="https://elixir.bootlin.com/linux/v5.15.32/C/ident/s_wb_err" text:style-name="Standard" text:visited-style-name="Standard"><text:span text:style-name="T13">s_wb_err</text:span></text:a><text:span text:style-name="T15">;</text:span></text:p>
      <text:p text:style-name="P11"><text:span text:style-name="T8"><text:tab/></text:span><text:span text:style-name="T23">/* AIO completions deferred from interrupt context */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workqueue_struct" text:style-name="Standard" text:visited-style-name="Standard"><text:span text:style-name="T13">workqueue_struct</text:span></text:a><text:span text:style-name="T8"> </text:span><text:span text:style-name="T15">*</text:span><text:a xlink:type="simple" xlink:href="https://elixir.bootlin.com/linux/v5.15.32/C/ident/s_dio_done_wq" text:style-name="Standard" text:visited-style-name="Standard"><text:span text:style-name="T13">s_dio_done_wq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hlist_head" text:style-name="Standard" text:visited-style-name="Standard"><text:span text:style-name="T13">hlist_head</text:span></text:a><text:span text:style-name="T8"> </text:span><text:a xlink:type="simple" xlink:href="https://elixir.bootlin.com/linux/v5.15.32/C/ident/s_pins" text:style-name="Standard" text:visited-style-name="Standard"><text:span text:style-name="T13">s_pins</text:span></text:a><text:span text:style-name="T15">;</text:span></text:p>
      <text:p text:style-name="P11"><text:span text:style-name="T8"><text:tab/></text:span><text:span text:style-name="T23">/*</text:span></text:p>
      <text:p text:style-name="P14"><text:tab/> * Owning user namespace and default context in which to</text:p>
      <text:p text:style-name="P14"><text:tab/> * interpret filesystem uids, gids, quotas, device nodes,</text:p>
      <text:p text:style-name="P14"><text:tab/> * xattrs and security labels.</text:p>
      <text:p text:style-name="P14"><text:tab/> */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</text:span><text:a xlink:type="simple" xlink:href="https://elixir.bootlin.com/linux/v5.15.32/C/ident/s_user_ns" text:style-name="Standard" text:visited-style-name="Standard"><text:span text:style-name="T13">s_user_ns</text:span></text:a><text:span text:style-name="T15">;</text:span></text:p>
      <text:p text:style-name="P11"><text:span text:style-name="T8"><text:tab/></text:span><text:span text:style-name="T23">/*</text:span></text:p>
      <text:p text:style-name="P14"><text:tab/> * The list_lru structure is essentially just a pointer to a table</text:p>
      <text:p text:style-name="P14"><text:tab/> * of per-node lru lists, each of which has its own spinlock.</text:p>
      <text:p text:style-name="P14"><text:tab/> * There is no need to put them into separate cachelines.</text:p>
      <text:p text:style-name="P14"><text:tab/> */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list_lru" text:style-name="Standard" text:visited-style-name="Standard"><text:span text:style-name="T13">list_lru</text:span></text:a><text:span text:style-name="T8"><text:tab/><text:tab/></text:span><text:a xlink:type="simple" xlink:href="https://elixir.bootlin.com/linux/v5.15.32/C/ident/s_dentry_lru" text:style-name="Standard" text:visited-style-name="Standard"><text:span text:style-name="T13">s_dentry_lru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list_lru" text:style-name="Standard" text:visited-style-name="Standard"><text:span text:style-name="T13">list_lru</text:span></text:a><text:span text:style-name="T8"><text:tab/><text:tab/></text:span><text:a xlink:type="simple" xlink:href="https://elixir.bootlin.com/linux/v5.15.32/C/ident/s_inode_lru" text:style-name="Standard" text:visited-style-name="Standard"><text:span text:style-name="T13">s_inode_lru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rcu_head" text:style-name="Standard" text:visited-style-name="Standard"><text:span text:style-name="T13">rcu_head</text:span></text:a><text:span text:style-name="T8"><text:tab/><text:tab/></text:span><text:a xlink:type="simple" xlink:href="https://elixir.bootlin.com/linux/v5.15.32/C/ident/rcu" text:style-name="Standard" text:visited-style-name="Standard"><text:span text:style-name="T13">rcu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work_struct" text:style-name="Standard" text:visited-style-name="Standard"><text:span text:style-name="T13">work_struct</text:span></text:a><text:span text:style-name="T8"><text:tab/></text:span><text:a xlink:type="simple" xlink:href="https://elixir.bootlin.com/linux/v5.15.32/C/ident/destroy_work" text:style-name="Standard" text:visited-style-name="Standard"><text:span text:style-name="T13">destroy_work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mutex" text:style-name="Standard" text:visited-style-name="Standard"><text:span text:style-name="T13">mutex</text:span></text:a><text:span text:style-name="T8"><text:tab/><text:tab/></text:span><text:a xlink:type="simple" xlink:href="https://elixir.bootlin.com/linux/v5.15.32/C/ident/s_sync_lock" text:style-name="Standard" text:visited-style-name="Standard"><text:span text:style-name="T13">s_sync_lock</text:span></text:a><text:span text:style-name="T15">;</text:span><text:span text:style-name="T8"><text:tab/></text:span><text:span text:style-name="T23">/* sync serialisation lock */</text:span></text:p>
      <text:p text:style-name="P11"><text:span text:style-name="T8"><text:tab/></text:span><text:span text:style-name="T23">/*</text:span></text:p>
      <text:p text:style-name="P14"><text:tab/> * Indicates how deep in a filesystem stack this SB is</text:p>
      <text:p text:style-name="P14"><text:tab/> */</text:p>
      <text:p text:style-name="P11"><text:span text:style-name="T8"><text:tab/></text:span><text:span text:style-name="T28">int</text:span><text:span text:style-name="T8"> </text:span><text:a xlink:type="simple" xlink:href="https://elixir.bootlin.com/linux/v5.15.32/C/ident/s_stack_depth" text:style-name="Standard" text:visited-style-name="Standard"><text:span text:style-name="T13">s_stack_depth</text:span></text:a><text:span text:style-name="T15">;</text:span></text:p>
      <text:p text:style-name="P11"><text:span text:style-name="T8"><text:tab/></text:span><text:span text:style-name="T23">/* s_inode_list_lock protects s_inodes */</text:span></text:p>
      <text:p text:style-name="P11"><text:span text:style-name="T8"><text:tab/></text:span><text:a xlink:type="simple" xlink:href="https://elixir.bootlin.com/linux/v5.15.32/C/ident/spinlock_t" text:style-name="Standard" text:visited-style-name="Standard"><text:span text:style-name="T13">spinlock_t</text:span></text:a><text:span text:style-name="T8"><text:tab/><text:tab/></text:span><text:span text:style-name="T20">s_inode_list_lock</text:span><text:span text:style-name="T8"> </text:span><text:a xlink:type="simple" xlink:href="https://elixir.bootlin.com/linux/v5.15.32/C/ident/____cacheline_aligned_in_smp" text:style-name="Standard" text:visited-style-name="Standard"><text:span text:style-name="T13">____cacheline_aligned_in_smp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list_head" text:style-name="Standard" text:visited-style-name="Standard"><text:span text:style-name="T13">list_head</text:span></text:a><text:span text:style-name="T8"><text:tab/></text:span><text:a xlink:type="simple" xlink:href="https://elixir.bootlin.com/linux/v5.15.32/C/ident/s_inodes" text:style-name="Standard" text:visited-style-name="Standard"><text:span text:style-name="T13">s_inodes</text:span></text:a><text:span text:style-name="T15">;</text:span><text:span text:style-name="T8"><text:tab/></text:span><text:span text:style-name="T23">/* all inodes */</text:span></text:p>
      <text:p text:style-name="P2"/>
      <text:p text:style-name="P11"><text:span text:style-name="T8"><text:tab/></text:span><text:a xlink:type="simple" xlink:href="https://elixir.bootlin.com/linux/v5.15.32/C/ident/spinlock_t" text:style-name="Standard" text:visited-style-name="Standard"><text:span text:style-name="T13">spinlock_t</text:span></text:a><text:span text:style-name="T8"><text:tab/><text:tab/></text:span><text:a xlink:type="simple" xlink:href="https://elixir.bootlin.com/linux/v5.15.32/C/ident/s_inode_wblist_lock" text:style-name="Standard" text:visited-style-name="Standard"><text:span text:style-name="T13">s_inode_wblist_lock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list_head" text:style-name="Standard" text:visited-style-name="Standard"><text:span text:style-name="T13">list_head</text:span></text:a><text:span text:style-name="T8"><text:tab/></text:span><text:a xlink:type="simple" xlink:href="https://elixir.bootlin.com/linux/v5.15.32/C/ident/s_inodes_wb" text:style-name="Standard" text:visited-style-name="Standard"><text:span text:style-name="T13">s_inodes_wb</text:span></text:a><text:span text:style-name="T15">;</text:span><text:span text:style-name="T8"><text:tab/></text:span><text:span text:style-name="T23">/* writeback inodes */</text:span></text:p>
      <text:p text:style-name="P11"><text:span text:style-name="T16">}</text:span><text:span text:style-name="T9"> </text:span><text:a xlink:type="simple" xlink:href="https://elixir.bootlin.com/linux/v5.15.32/C/ident/__randomize_layout" text:style-name="Standard" text:visited-style-name="Standard"><text:span text:style-name="T14">__randomize_layout</text:span></text:a><text:span text:style-name="T16">;</text:span></text:p>
      <text:p text:style-name="P3"/>
      <text:p text:style-name="HTML_20_Preformatted"><text:span text:style-name="k"><text:span text:style-name="T4">struct</text:span></text:span><text:span text:style-name="w"><text:span text:style-name="T10"> </text:span></text:span><text:a xlink:type="simple" xlink:href="https://elixir.bootlin.com/linux/v5.15.32/C/ident/super_operations" text:style-name="Internet_20_link" text:visited-style-name="Visited_20_Internet_20_Link"><text:span text:style-name="Internet_20_link"><text:span text:style-name="T34">super_operations</text:span></text:span></text:a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s text:c="3"/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4">inode</text:span></text:span></text:a><text:span text:style-name="w"><text:span text:style-name="T10"> </text:span></text:span><text:span text:style-name="o"><text:span text:style-name="T17">*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alloc_inode" text:style-name="Internet_20_link" text:visited-style-name="Visited_20_Internet_20_Link"><text:span text:style-name="Internet_20_link"><text:span text:style-name="T34">alloc_inode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n"><text:span text:style-name="T22">sb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estroy_inode" text:style-name="Internet_20_link" text:visited-style-name="Visited_20_Internet_20_Link"><text:span text:style-name="Internet_20_link"><text:span text:style-name="T34">destroy_inode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4">inode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free_inode" text:style-name="Internet_20_link" text:visited-style-name="Visited_20_Internet_20_Link"><text:span text:style-name="Internet_20_link"><text:span text:style-name="T34">free_inode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4">inode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P1"/>
      <text:p text:style-name="HTML_20_Preformatted"><text:span text:style-name="w"><text:span text:style-name="T10"><text:s text:c="3"/><text:tab/></text:span></text:span><text:span text:style-name="kt"><text:span text:style-name="T30">void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irty_inode" text:style-name="Internet_20_link" text:visited-style-name="Visited_20_Internet_20_Link"><text:span text:style-name="Internet_20_link"><text:span text:style-name="T34">dirty_inode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4">inode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t"><text:span text:style-name="T30">int</text:span></text:span><text:span text:style-name="w"><text:span text:style-name="T10"> </text:span></text:span><text:span text:style-name="n"><text:span text:style-name="T22">flags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write_inode" text:style-name="Internet_20_link" text:visited-style-name="Visited_20_Internet_20_Link"><text:span text:style-name="Internet_20_link"><text:span text:style-name="T34">write_inode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4">inode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writeback_control" text:style-name="Internet_20_link" text:visited-style-name="Visited_20_Internet_20_Link"><text:span text:style-name="Internet_20_link"><text:span text:style-name="T34">writeback_control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wbc" text:style-name="Internet_20_link" text:visited-style-name="Visited_20_Internet_20_Link"><text:span text:style-name="Internet_20_link"><text:span text:style-name="T34">wbc</text:span></text:span></text:a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rop_inode" text:style-name="Internet_20_link" text:visited-style-name="Visited_20_Internet_20_Link"><text:span text:style-name="Internet_20_link"><text:span text:style-name="T34">drop_inode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4">inode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evict_inode" text:style-name="Internet_20_link" text:visited-style-name="Visited_20_Internet_20_Link"><text:span text:style-name="Internet_20_link"><text:span text:style-name="T34">evict_inode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4">inode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put_super" text:style-name="Internet_20_link" text:visited-style-name="Visited_20_Internet_20_Link"><text:span text:style-name="Internet_20_link"><text:span text:style-name="T34">put_super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sync_fs" text:style-name="Internet_20_link" text:visited-style-name="Visited_20_Internet_20_Link"><text:span text:style-name="Internet_20_link"><text:span text:style-name="T34">sync_fs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n"><text:span text:style-name="T22">sb</text:span></text:span><text:span text:style-name="p"><text:span text:style-name="T17">,</text:span></text:span><text:span text:style-name="w"><text:span text:style-name="T10"> </text:span></text:span><text:span text:style-name="kt"><text:span text:style-name="T30">int</text:span></text:span><text:span text:style-name="w"><text:span text:style-name="T10"> </text:span></text:span><text:a xlink:type="simple" xlink:href="https://elixir.bootlin.com/linux/v5.15.32/C/ident/wait" text:style-name="Internet_20_link" text:visited-style-name="Visited_20_Internet_20_Link"><text:span text:style-name="Internet_20_link"><text:span text:style-name="T34">wait</text:span></text:span></text:a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freeze_super" text:style-name="Internet_20_link" text:visited-style-name="Visited_20_Internet_20_Link"><text:span text:style-name="Internet_20_link"><text:span text:style-name="T34">freeze_super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freeze_fs" text:style-name="Internet_20_link" text:visited-style-name="Visited_20_Internet_20_Link"><text:span text:style-name="Internet_20_link"><text:span text:style-name="T34">freeze_fs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thaw_super" text:style-name="Internet_20_link" text:visited-style-name="Visited_20_Internet_20_Link"><text:span text:style-name="Internet_20_link"><text:span text:style-name="T34">thaw_super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unfreeze_fs" text:style-name="Internet_20_link" text:visited-style-name="Visited_20_Internet_20_Link"><text:span text:style-name="Internet_20_link"><text:span text:style-name="T34">unfreeze_fs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statfs" text:style-name="Internet_20_link" text:visited-style-name="Visited_20_Internet_20_Link"><text:span text:style-name="Internet_20_link"><text:span text:style-name="T34">statfs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kstatfs" text:style-name="Internet_20_link" text:visited-style-name="Visited_20_Internet_20_Link"><text:span text:style-name="Internet_20_link"><text:span text:style-name="T34">kstatfs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remount_fs" text:style-name="Internet_20_link" text:visited-style-name="Visited_20_Internet_20_Link"><text:span text:style-name="Internet_20_link"><text:span text:style-name="T34">remount_fs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t"><text:span text:style-name="T30">int</text:span></text:span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t"><text:span text:style-name="T30">char</text:span></text:span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umount_begin" text:style-name="Internet_20_link" text:visited-style-name="Visited_20_Internet_20_Link"><text:span text:style-name="Internet_20_link"><text:span text:style-name="T34">umount_begin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P1"/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show_options" text:style-name="Internet_20_link" text:visited-style-name="Visited_20_Internet_20_Link"><text:span text:style-name="Internet_20_link"><text:span text:style-name="T34">show_options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eq_file" text:style-name="Internet_20_link" text:visited-style-name="Visited_20_Internet_20_Link"><text:span text:style-name="Internet_20_link"><text:span text:style-name="T34">seq_file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show_devname" text:style-name="Internet_20_link" text:visited-style-name="Visited_20_Internet_20_Link"><text:span text:style-name="Internet_20_link"><text:span text:style-name="T34">show_devname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eq_file" text:style-name="Internet_20_link" text:visited-style-name="Visited_20_Internet_20_Link"><text:span text:style-name="Internet_20_link"><text:span text:style-name="T34">seq_file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show_path" text:style-name="Internet_20_link" text:visited-style-name="Visited_20_Internet_20_Link"><text:span text:style-name="Internet_20_link"><text:span text:style-name="T34">show_path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eq_file" text:style-name="Internet_20_link" text:visited-style-name="Visited_20_Internet_20_Link"><text:span text:style-name="Internet_20_link"><text:span text:style-name="T34">seq_file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show_stats" text:style-name="Internet_20_link" text:visited-style-name="Visited_20_Internet_20_Link"><text:span text:style-name="Internet_20_link"><text:span text:style-name="T34">show_stats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eq_file" text:style-name="Internet_20_link" text:visited-style-name="Visited_20_Internet_20_Link"><text:span text:style-name="Internet_20_link"><text:span text:style-name="T34">seq_file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long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nr_cached_objects" text:style-name="Internet_20_link" text:visited-style-name="Visited_20_Internet_20_Link"><text:span text:style-name="Internet_20_link"><text:span text:style-name="T34">nr_cached_objects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/text:p>
      <text:p text:style-name="HTML_20_Preformatted"><text:span text:style-name="w"><text:span text:style-name="T10"><text:tab/><text:tab/><text:tab/><text:tab/> <text:s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hrink_control" text:style-name="Internet_20_link" text:visited-style-name="Visited_20_Internet_20_Link"><text:span text:style-name="Internet_20_link"><text:span text:style-name="T34">shrink_control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long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free_cached_objects" text:style-name="Internet_20_link" text:visited-style-name="Visited_20_Internet_20_Link"><text:span text:style-name="Internet_20_link"><text:span text:style-name="T34">free_cached_objects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/text:p>
      <text:p text:style-name="HTML_20_Preformatted"><text:span text:style-name="w"><text:span text:style-name="T10"><text:tab/><text:tab/><text:tab/><text:tab/> <text:s text:c="3"/></text:span></text:span><text:span text:style-name="k"><text:span text:style-name="T5">struct</text:span></text:span><text:span text:style-name="w"><text:span text:style-name="T11"> </text:span></text:span><text:a xlink:type="simple" xlink:href="https://elixir.bootlin.com/linux/v5.15.32/C/ident/shrink_control" text:style-name="Internet_20_link" text:visited-style-name="Visited_20_Internet_20_Link"><text:span text:style-name="Internet_20_link"><text:span text:style-name="T36">shrink_control</text:span></text:span></text:a><text:span text:style-name="w"><text:span text:style-name="T11"> </text:span></text:span><text:span text:style-name="o"><text:span text:style-name="T18">*</text:span></text:span><text:span text:style-name="p"><text:span text:style-name="T18">);</text:span></text:span></text:p>
      <text:p text:style-name="HTML_20_Preformatted"><text:span text:style-name="p"><text:span text:style-name="T18">};</text:span></text:span></text:p>
      <text:p text:style-name="P12"/>
      <text:p text:style-name="HTML_20_Preformatted"><text:soft-page-break/><text:span text:style-name="k"><text:span text:style-name="T4">struct</text:span></text:span><text:span text:style-name="w"><text:span text:style-name="T10"> </text:span></text:span><text:a xlink:type="simple" xlink:href="https://elixir.bootlin.com/linux/v5.15.32/C/ident/file_system_type" text:style-name="Internet_20_link" text:visited-style-name="Visited_20_Internet_20_Link"><text:span text:style-name="Internet_20_link"><text:span text:style-name="T34">file_system_type</text:span></text:span></text:a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tab/></text:span></text:span><text:span text:style-name="k"><text:span text:style-name="T4">const</text:span></text:span><text:span text:style-name="w"><text:span text:style-name="T10"> </text:span></text:span><text:span text:style-name="kt"><text:span text:style-name="T30">char</text:span></text:span><text:span text:style-name="w"><text:span text:style-name="T10"> </text:span></text:span><text:span text:style-name="o"><text:span text:style-name="T17">*</text:span></text:span><text:span text:style-name="n"><text:span text:style-name="T22">name</text:span></text:span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a xlink:type="simple" xlink:href="https://elixir.bootlin.com/linux/v5.15.32/C/ident/fs_flags" text:style-name="Internet_20_link" text:visited-style-name="Visited_20_Internet_20_Link"><text:span text:style-name="Internet_20_link"><text:span text:style-name="T34">fs_flags</text:span></text:span></text:a><text:span text:style-name="p"><text:span text:style-name="T17">;</text:span></text:span></text:p>
      <text:p text:style-name="HTML_20_Preformatted"><text:span text:style-name="cp"><text:span text:style-name="T37">#define </text:span></text:span><text:a xlink:type="simple" xlink:href="https://elixir.bootlin.com/linux/v5.15.32/C/ident/FS_REQUIRES_DEV" text:style-name="Internet_20_link" text:visited-style-name="Visited_20_Internet_20_Link"><text:span text:style-name="Internet_20_link"><text:span text:style-name="T34">FS_REQUIRES_DEV</text:span></text:span></text:a><text:span text:style-name="cp"><text:span text:style-name="T37"><text:tab/><text:tab/>1 </text:span></text:span></text:p>
      <text:p text:style-name="HTML_20_Preformatted"><text:span text:style-name="cp"><text:span text:style-name="T37">#define </text:span></text:span><text:a xlink:type="simple" xlink:href="https://elixir.bootlin.com/linux/v5.15.32/C/ident/FS_BINARY_MOUNTDATA" text:style-name="Internet_20_link" text:visited-style-name="Visited_20_Internet_20_Link"><text:span text:style-name="Internet_20_link"><text:span text:style-name="T34">FS_BINARY_MOUNTDATA</text:span></text:span></text:a><text:span text:style-name="cp"><text:span text:style-name="T37"><text:tab/>2</text:span></text:span></text:p>
      <text:p text:style-name="HTML_20_Preformatted"><text:span text:style-name="cp"><text:span text:style-name="T37">#define </text:span></text:span><text:a xlink:type="simple" xlink:href="https://elixir.bootlin.com/linux/v5.15.32/C/ident/FS_HAS_SUBTYPE" text:style-name="Internet_20_link" text:visited-style-name="Visited_20_Internet_20_Link"><text:span text:style-name="Internet_20_link"><text:span text:style-name="T34">FS_HAS_SUBTYPE</text:span></text:span></text:a><text:span text:style-name="cp"><text:span text:style-name="T37"><text:tab/><text:tab/>4</text:span></text:span></text:p>
      <text:p text:style-name="HTML_20_Preformatted"><text:span text:style-name="cp"><text:span text:style-name="T37">#define </text:span></text:span><text:a xlink:type="simple" xlink:href="https://elixir.bootlin.com/linux/v5.15.32/C/ident/FS_USERNS_MOUNT" text:style-name="Internet_20_link" text:visited-style-name="Visited_20_Internet_20_Link"><text:span text:style-name="Internet_20_link"><text:span text:style-name="T34">FS_USERNS_MOUNT</text:span></text:span></text:a><text:span text:style-name="cp"><text:span text:style-name="T37"><text:tab/><text:tab/>8<text:tab/></text:span></text:span><text:span text:style-name="cm"><text:span text:style-name="T25">/* Can be mounted by userns root */</text:span></text:span></text:p>
      <text:p text:style-name="HTML_20_Preformatted"><text:span text:style-name="cp"><text:span text:style-name="T37">#define </text:span></text:span><text:a xlink:type="simple" xlink:href="https://elixir.bootlin.com/linux/v5.15.32/C/ident/FS_DISALLOW_NOTIFY_PERM" text:style-name="Internet_20_link" text:visited-style-name="Visited_20_Internet_20_Link"><text:span text:style-name="Internet_20_link"><text:span text:style-name="T34">FS_DISALLOW_NOTIFY_PERM</text:span></text:span></text:a><text:span text:style-name="cp"><text:span text:style-name="T37"><text:tab/>16<text:tab/></text:span></text:span><text:span text:style-name="cm"><text:span text:style-name="T25">/* Disable fanotify permission events */</text:span></text:span></text:p>
      <text:p text:style-name="HTML_20_Preformatted"><text:span text:style-name="cp"><text:span text:style-name="T37">#define </text:span></text:span><text:a xlink:type="simple" xlink:href="https://elixir.bootlin.com/linux/v5.15.32/C/ident/FS_ALLOW_IDMAP" text:style-name="Internet_20_link" text:visited-style-name="Visited_20_Internet_20_Link"><text:span text:style-name="Internet_20_link"><text:span text:style-name="T34">FS_ALLOW_IDMAP</text:span></text:span></text:a><text:span text:style-name="cp"><text:span text:style-name="T37"> <text:s text:c="9"/>32 <text:s text:c="5"/></text:span></text:span><text:span text:style-name="cm"><text:span text:style-name="T25">/* FS has been updated to handle vfs idmappings. */</text:span></text:span></text:p>
      <text:p text:style-name="HTML_20_Preformatted"><text:span text:style-name="cp"><text:span text:style-name="T37">#define </text:span></text:span><text:a xlink:type="simple" xlink:href="https://elixir.bootlin.com/linux/v5.15.32/C/ident/FS_THP_SUPPORT" text:style-name="Internet_20_link" text:visited-style-name="Visited_20_Internet_20_Link"><text:span text:style-name="Internet_20_link"><text:span text:style-name="T34">FS_THP_SUPPORT</text:span></text:span></text:a><text:span text:style-name="cp"><text:span text:style-name="T37"><text:tab/><text:tab/>8192<text:tab/></text:span></text:span><text:span text:style-name="cm"><text:span text:style-name="T25">/* Remove once all fs converted */</text:span></text:span></text:p>
      <text:p text:style-name="HTML_20_Preformatted"><text:span text:style-name="cp"><text:span text:style-name="T37">#define </text:span></text:span><text:a xlink:type="simple" xlink:href="https://elixir.bootlin.com/linux/v5.15.32/C/ident/FS_RENAME_DOES_D_MOVE" text:style-name="Internet_20_link" text:visited-style-name="Visited_20_Internet_20_Link"><text:span text:style-name="Internet_20_link"><text:span text:style-name="T34">FS_RENAME_DOES_D_MOVE</text:span></text:span></text:a><text:span text:style-name="cp"><text:span text:style-name="T37"><text:tab/>32768<text:tab/></text:span></text:span><text:span text:style-name="cm"><text:span text:style-name="T25">/* FS will handle d_move() during rename() internally. */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init_fs_context" text:style-name="Internet_20_link" text:visited-style-name="Visited_20_Internet_20_Link"><text:span text:style-name="Internet_20_link"><text:span text:style-name="T34">init_fs_context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fs_context" text:style-name="Internet_20_link" text:visited-style-name="Visited_20_Internet_20_Link"><text:span text:style-name="Internet_20_link"><text:span text:style-name="T34">fs_context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"><text:span text:style-name="T4">const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fs_parameter_spec" text:style-name="Internet_20_link" text:visited-style-name="Visited_20_Internet_20_Link"><text:span text:style-name="Internet_20_link"><text:span text:style-name="T34">fs_parameter_spec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parameters" text:style-name="Internet_20_link" text:visited-style-name="Visited_20_Internet_20_Link"><text:span text:style-name="Internet_20_link"><text:span text:style-name="T34">parameters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mount" text:style-name="Internet_20_link" text:visited-style-name="Visited_20_Internet_20_Link"><text:span text:style-name="Internet_20_link"><text:span text:style-name="T34">mount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file_system_type" text:style-name="Internet_20_link" text:visited-style-name="Visited_20_Internet_20_Link"><text:span text:style-name="Internet_20_link"><text:span text:style-name="T34">file_system_type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t"><text:span text:style-name="T30">int</text:span></text:span><text:span text:style-name="p"><text:span text:style-name="T17">,</text:span></text:span></text:p>
      <text:p text:style-name="HTML_20_Preformatted"><text:span text:style-name="w"><text:span text:style-name="T10"><text:tab/><text:tab/> <text:s text:c="6"/></text:span></text:span><text:span text:style-name="k"><text:span text:style-name="T4">const</text:span></text:span><text:span text:style-name="w"><text:span text:style-name="T10"> </text:span></text:span><text:span text:style-name="kt"><text:span text:style-name="T30">char</text:span></text:span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t"><text:span text:style-name="T30">void</text:span></text:span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kill_sb" text:style-name="Internet_20_link" text:visited-style-name="Visited_20_Internet_20_Link"><text:span text:style-name="Internet_20_link"><text:span text:style-name="T34">kill_sb</text:span></text:span></text:a><text:span text:style-name="p"><text:span text:style-name="T17">)</text:span></text:span><text:span text:style-name="w"><text:span text:style-name="T10"> </text:span></text:span><text:span text:style-name="p"><text:span text:style-name="T17">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module" text:style-name="Internet_20_link" text:visited-style-name="Visited_20_Internet_20_Link"><text:span text:style-name="Internet_20_link"><text:span text:style-name="T34">module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owner" text:style-name="Internet_20_link" text:visited-style-name="Visited_20_Internet_20_Link"><text:span text:style-name="Internet_20_link"><text:span text:style-name="T34">owner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file_system_type" text:style-name="Internet_20_link" text:visited-style-name="Visited_20_Internet_20_Link"><text:span text:style-name="Internet_20_link"><text:span text:style-name="T34">file_system_type</text:span></text:span></text:a><text:span text:style-name="w"><text:span text:style-name="T10"> </text:span></text:span><text:span text:style-name="o"><text:span text:style-name="T17">*</text:span></text:span><text:span text:style-name="w"><text:span text:style-name="T10"> </text:span></text:span><text:span text:style-name="n"><text:span text:style-name="T22">next</text:span></text:span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hlist_head" text:style-name="Internet_20_link" text:visited-style-name="Visited_20_Internet_20_Link"><text:span text:style-name="Internet_20_link"><text:span text:style-name="T34">hlist_head</text:span></text:span></text:a><text:span text:style-name="w"><text:span text:style-name="T10"> </text:span></text:span><text:a xlink:type="simple" xlink:href="https://elixir.bootlin.com/linux/v5.15.32/C/ident/fs_supers" text:style-name="Internet_20_link" text:visited-style-name="Visited_20_Internet_20_Link"><text:span text:style-name="Internet_20_link"><text:span text:style-name="T34">fs_supers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ock_class_key" text:style-name="Internet_20_link" text:visited-style-name="Visited_20_Internet_20_Link"><text:span text:style-name="Internet_20_link"><text:span text:style-name="T34">lock_class_key</text:span></text:span></text:a><text:span text:style-name="w"><text:span text:style-name="T10"> </text:span></text:span><text:a xlink:type="simple" xlink:href="https://elixir.bootlin.com/linux/v5.15.32/C/ident/s_lock_key" text:style-name="Internet_20_link" text:visited-style-name="Visited_20_Internet_20_Link"><text:span text:style-name="Internet_20_link"><text:span text:style-name="T34">s_lock_key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ock_class_key" text:style-name="Internet_20_link" text:visited-style-name="Visited_20_Internet_20_Link"><text:span text:style-name="Internet_20_link"><text:span text:style-name="T34">lock_class_key</text:span></text:span></text:a><text:span text:style-name="w"><text:span text:style-name="T10"> </text:span></text:span><text:a xlink:type="simple" xlink:href="https://elixir.bootlin.com/linux/v5.15.32/C/ident/s_umount_key" text:style-name="Internet_20_link" text:visited-style-name="Visited_20_Internet_20_Link"><text:span text:style-name="Internet_20_link"><text:span text:style-name="T34">s_umount_key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ock_class_key" text:style-name="Internet_20_link" text:visited-style-name="Visited_20_Internet_20_Link"><text:span text:style-name="Internet_20_link"><text:span text:style-name="T34">lock_class_key</text:span></text:span></text:a><text:span text:style-name="w"><text:span text:style-name="T10"> </text:span></text:span><text:a xlink:type="simple" xlink:href="https://elixir.bootlin.com/linux/v5.15.32/C/ident/s_vfs_rename_key" text:style-name="Internet_20_link" text:visited-style-name="Visited_20_Internet_20_Link"><text:span text:style-name="Internet_20_link"><text:span text:style-name="T34">s_vfs_rename_key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ock_class_key" text:style-name="Internet_20_link" text:visited-style-name="Visited_20_Internet_20_Link"><text:span text:style-name="Internet_20_link"><text:span text:style-name="T34">lock_class_key</text:span></text:span></text:a><text:span text:style-name="w"><text:span text:style-name="T10"> </text:span></text:span><text:a xlink:type="simple" xlink:href="https://elixir.bootlin.com/linux/v5.15.32/C/ident/s_writers_key" text:style-name="Internet_20_link" text:visited-style-name="Visited_20_Internet_20_Link"><text:span text:style-name="Internet_20_link"><text:span text:style-name="T34">s_writers_key</text:span></text:span></text:a><text:span text:style-name="p"><text:span text:style-name="T17">[</text:span></text:span><text:a xlink:type="simple" xlink:href="https://elixir.bootlin.com/linux/v5.15.32/C/ident/SB_FREEZE_LEVELS" text:style-name="Internet_20_link" text:visited-style-name="Visited_20_Internet_20_Link"><text:span text:style-name="Internet_20_link"><text:span text:style-name="T34">SB_FREEZE_LEVELS</text:span></text:span></text:a><text:span text:style-name="p"><text:span text:style-name="T17">];</text:span></text:span></text:p>
      <text:p text:style-name="P1"/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ock_class_key" text:style-name="Internet_20_link" text:visited-style-name="Visited_20_Internet_20_Link"><text:span text:style-name="Internet_20_link"><text:span text:style-name="T34">lock_class_key</text:span></text:span></text:a><text:span text:style-name="w"><text:span text:style-name="T10"> </text:span></text:span><text:a xlink:type="simple" xlink:href="https://elixir.bootlin.com/linux/v5.15.32/C/ident/i_lock_key" text:style-name="Internet_20_link" text:visited-style-name="Visited_20_Internet_20_Link"><text:span text:style-name="Internet_20_link"><text:span text:style-name="T34">i_lock_key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ock_class_key" text:style-name="Internet_20_link" text:visited-style-name="Visited_20_Internet_20_Link"><text:span text:style-name="Internet_20_link"><text:span text:style-name="T34">lock_class_key</text:span></text:span></text:a><text:span text:style-name="w"><text:span text:style-name="T10"> </text:span></text:span><text:a xlink:type="simple" xlink:href="https://elixir.bootlin.com/linux/v5.15.32/C/ident/i_mutex_key" text:style-name="Internet_20_link" text:visited-style-name="Visited_20_Internet_20_Link"><text:span text:style-name="Internet_20_link"><text:span text:style-name="T34">i_mutex_key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ock_class_key" text:style-name="Internet_20_link" text:visited-style-name="Visited_20_Internet_20_Link"><text:span text:style-name="Internet_20_link"><text:span text:style-name="T34">lock_class_key</text:span></text:span></text:a><text:span text:style-name="w"><text:span text:style-name="T10"> </text:span></text:span><text:a xlink:type="simple" xlink:href="https://elixir.bootlin.com/linux/v5.15.32/C/ident/invalidate_lock_key" text:style-name="Internet_20_link" text:visited-style-name="Visited_20_Internet_20_Link"><text:span text:style-name="Internet_20_link"><text:span text:style-name="T34">invalidate_lock_key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ock_class_key" text:style-name="Internet_20_link" text:visited-style-name="Visited_20_Internet_20_Link"><text:span text:style-name="Internet_20_link"><text:span text:style-name="T34">lock_class_key</text:span></text:span></text:a><text:span text:style-name="w"><text:span text:style-name="T10"> </text:span></text:span><text:a xlink:type="simple" xlink:href="https://elixir.bootlin.com/linux/v5.15.32/C/ident/i_mutex_dir_key" text:style-name="Internet_20_link" text:visited-style-name="Visited_20_Internet_20_Link"><text:span text:style-name="Internet_20_link"><text:span text:style-name="T34">i_mutex_dir_key</text:span></text:span></text:a><text:span text:style-name="p"><text:span text:style-name="T17">;</text:span></text:span></text:p>
      <text:p text:style-name="HTML_20_Preformatted"><text:span text:style-name="p"><text:span text:style-name="T18">};</text:span></text:span></text:p>
      <text:p text:style-name="P4"><text:span text:style-name="p"><text:span text:style-name="T18"/></text:span></text:p>
      <text:p text:style-name="HTML_20_Preformatted"><text:span text:style-name="k"><text:span text:style-name="T4">struct</text:span></text:span><text:span text:style-name="w"><text:span text:style-name="T10"> </text:span></text:span><text:a xlink:type="simple" xlink:href="https://elixir.bootlin.com/linux/v5.15.32/C/ident/vfsmount" text:style-name="Internet_20_link" text:visited-style-name="Visited_20_Internet_20_Link"><text:span text:style-name="Internet_20_link"><text:span text:style-name="T34">vfsmount</text:span></text:span></text:a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mnt_root" text:style-name="Internet_20_link" text:visited-style-name="Visited_20_Internet_20_Link"><text:span text:style-name="Internet_20_link"><text:span text:style-name="T34">mnt_root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root of the mounted tree */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mnt_sb" text:style-name="Internet_20_link" text:visited-style-name="Visited_20_Internet_20_Link"><text:span text:style-name="Internet_20_link"><text:span text:style-name="T34">mnt_sb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pointer to superblock */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a xlink:type="simple" xlink:href="https://elixir.bootlin.com/linux/v5.15.32/C/ident/mnt_flags" text:style-name="Internet_20_link" text:visited-style-name="Visited_20_Internet_20_Link"><text:span text:style-name="Internet_20_link"><text:span text:style-name="T34">mnt_flags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user_namespace" text:style-name="Internet_20_link" text:visited-style-name="Visited_20_Internet_20_Link"><text:span text:style-name="Internet_20_link"><text:span text:style-name="T34">user_namespace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mnt_userns" text:style-name="Internet_20_link" text:visited-style-name="Visited_20_Internet_20_Link"><text:span text:style-name="Internet_20_link"><text:span text:style-name="T34">mnt_userns</text:span></text:span></text:a><text:span text:style-name="p"><text:span text:style-name="T17">;</text:span></text:span></text:p>
      <text:p text:style-name="HTML_20_Preformatted"><text:span text:style-name="p"><text:span text:style-name="T18">}</text:span></text:span><text:span text:style-name="w"><text:span text:style-name="T11"> </text:span></text:span><text:a xlink:type="simple" xlink:href="https://elixir.bootlin.com/linux/v5.15.32/C/ident/__randomize_layout" text:style-name="Internet_20_link" text:visited-style-name="Visited_20_Internet_20_Link"><text:span text:style-name="Internet_20_link"><text:span text:style-name="T36">__randomize_layout</text:span></text:span></text:a><text:span text:style-name="p"><text:span text:style-name="T18">;</text:span></text:span></text:p>
      <text:p text:style-name="P4"><text:span text:style-name="p"><text:span text:style-name="T18"/></text:span></text:p>
      <text:p text:style-name="P4"><text:span text:style-name="p"><text:span text:style-name="T18"/></text:span></text:p>
      <text:p text:style-name="P4"><text:span text:style-name="p"><text:span text:style-name="T18"/></text:span></text:p>
      <text:p text:style-name="P4"><text:span text:style-name="p"><text:span text:style-name="T18"/></text:span></text:p>
      <text:p text:style-name="HTML_20_Preformatted"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tab/></text:span></text:span><text:span text:style-name="cm"><text:span text:style-name="T25">/* RCU lookup touched fields */</text:span></text:span></text:p>
      <text:p text:style-name="HTML_20_Preformatted"><text:span text:style-name="w"><text:span text:style-name="T10"><text:tab/></text:span></text:span><text:span text:style-name="kt"><text:span text:style-name="T30">unsigned</text:span></text:span><text:span text:style-name="w"><text:span text:style-name="T10"> </text:span></text:span><text:span text:style-name="kt"><text:span text:style-name="T30">int</text:span></text:span><text:span text:style-name="w"><text:span text:style-name="T10"> </text:span></text:span><text:a xlink:type="simple" xlink:href="https://elixir.bootlin.com/linux/v5.15.32/C/ident/d_flags" text:style-name="Internet_20_link" text:visited-style-name="Visited_20_Internet_20_Link"><text:span text:style-name="Internet_20_link"><text:span text:style-name="T34">d_flags</text:span></text:span></text:a><text:span text:style-name="p"><text:span text:style-name="T17">;</text:span></text:span><text:span text:style-name="w"><text:span text:style-name="T10"><text:tab/><text:tab/></text:span></text:span><text:span text:style-name="cm"><text:span text:style-name="T25">/* protected by d_lock */</text:span></text:span></text:p>
      <text:p text:style-name="HTML_20_Preformatted"><text:span text:style-name="w"><text:span text:style-name="T10"><text:tab/></text:span></text:span><text:span text:style-name="n"><text:span text:style-name="T22">seqcount_spinlock_t</text:span></text:span><text:span text:style-name="w"><text:span text:style-name="T10"> </text:span></text:span><text:a xlink:type="simple" xlink:href="https://elixir.bootlin.com/linux/v5.15.32/C/ident/d_seq" text:style-name="Internet_20_link" text:visited-style-name="Visited_20_Internet_20_Link"><text:span text:style-name="Internet_20_link"><text:span text:style-name="T34">d_seq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per dentry seqlock */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hlist_bl_node" text:style-name="Internet_20_link" text:visited-style-name="Visited_20_Internet_20_Link"><text:span text:style-name="Internet_20_link"><text:span text:style-name="T34">hlist_bl_node</text:span></text:span></text:a><text:span text:style-name="w"><text:span text:style-name="T10"> </text:span></text:span><text:a xlink:type="simple" xlink:href="https://elixir.bootlin.com/linux/v5.15.32/C/ident/d_hash" text:style-name="Internet_20_link" text:visited-style-name="Visited_20_Internet_20_Link"><text:span text:style-name="Internet_20_link"><text:span text:style-name="T34">d_hash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lookup hash list */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d_parent" text:style-name="Internet_20_link" text:visited-style-name="Visited_20_Internet_20_Link"><text:span text:style-name="Internet_20_link"><text:span text:style-name="T34">d_parent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parent directory */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qstr" text:style-name="Internet_20_link" text:visited-style-name="Visited_20_Internet_20_Link"><text:span text:style-name="Internet_20_link"><text:span text:style-name="T34">qstr</text:span></text:span></text:a><text:span text:style-name="w"><text:span text:style-name="T10"> </text:span></text:span><text:a xlink:type="simple" xlink:href="https://elixir.bootlin.com/linux/v5.15.32/C/ident/d_name" text:style-name="Internet_20_link" text:visited-style-name="Visited_20_Internet_20_Link"><text:span text:style-name="Internet_20_link"><text:span text:style-name="T34">d_name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4">inode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d_inode" text:style-name="Internet_20_link" text:visited-style-name="Visited_20_Internet_20_Link"><text:span text:style-name="Internet_20_link"><text:span text:style-name="T34">d_inode</text:span></text:span></text:a><text:span text:style-name="p"><text:span text:style-name="T17">;</text:span></text:span><text:span text:style-name="w"><text:span text:style-name="T10"><text:tab/><text:tab/></text:span></text:span><text:span text:style-name="cm"><text:span text:style-name="T25">/* Where the name belongs to - NULL is</text:span></text:span></text:p>
      <text:p text:style-name="HTML_20_Preformatted"><text:span text:style-name="cm"><text:span text:style-name="T25"><text:tab/><text:tab/><text:tab/><text:tab/><text:tab/> * negative */</text:span></text:span></text:p>
      <text:p text:style-name="HTML_20_Preformatted"><text:span text:style-name="w"><text:span text:style-name="T10"><text:tab/></text:span></text:span><text:span text:style-name="kt"><text:span text:style-name="T30">unsigned</text:span></text:span><text:span text:style-name="w"><text:span text:style-name="T10"> </text:span></text:span><text:span text:style-name="kt"><text:span text:style-name="T30">char</text:span></text:span><text:span text:style-name="w"><text:span text:style-name="T10"> </text:span></text:span><text:a xlink:type="simple" xlink:href="https://elixir.bootlin.com/linux/v5.15.32/C/ident/d_iname" text:style-name="Internet_20_link" text:visited-style-name="Visited_20_Internet_20_Link"><text:span text:style-name="Internet_20_link"><text:span text:style-name="T34">d_iname</text:span></text:span></text:a><text:span text:style-name="p"><text:span text:style-name="T17">[</text:span></text:span><text:a xlink:type="simple" xlink:href="https://elixir.bootlin.com/linux/v5.15.32/C/ident/DNAME_INLINE_LEN" text:style-name="Internet_20_link" text:visited-style-name="Visited_20_Internet_20_Link"><text:span text:style-name="Internet_20_link"><text:span text:style-name="T34">DNAME_INLINE_LEN</text:span></text:span></text:a><text:span text:style-name="p"><text:span text:style-name="T17">];</text:span></text:span><text:span text:style-name="w"><text:span text:style-name="T10"><text:tab/></text:span></text:span><text:span text:style-name="cm"><text:span text:style-name="T25">/* small names */</text:span></text:span></text:p>
      <text:p text:style-name="HTML_20_Preformatted"><text:span text:style-name="w"><text:span text:style-name="T10"><text:tab/></text:span></text:span><text:span text:style-name="cm"><text:span text:style-name="T25">/* Ref lookup also touches following */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ockref" text:style-name="Internet_20_link" text:visited-style-name="Visited_20_Internet_20_Link"><text:span text:style-name="Internet_20_link"><text:span text:style-name="T34">lockref</text:span></text:span></text:a><text:span text:style-name="w"><text:span text:style-name="T10"> </text:span></text:span><text:a xlink:type="simple" xlink:href="https://elixir.bootlin.com/linux/v5.15.32/C/ident/d_lockref" text:style-name="Internet_20_link" text:visited-style-name="Visited_20_Internet_20_Link"><text:span text:style-name="Internet_20_link"><text:span text:style-name="T34">d_lockref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per-dentry lock and refcount */</text:span></text:span></text:p>
      <text:p text:style-name="HTML_20_Preformatted"><text:span text:style-name="w"><text:span text:style-name="T10"><text:tab/></text:span></text:span><text:span text:style-name="k"><text:span text:style-name="T4">const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_operations" text:style-name="Internet_20_link" text:visited-style-name="Visited_20_Internet_20_Link"><text:span text:style-name="Internet_20_link"><text:span text:style-name="T34">dentry_operations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d_op" text:style-name="Internet_20_link" text:visited-style-name="Visited_20_Internet_20_Link"><text:span text:style-name="Internet_20_link"><text:span text:style-name="T34">d_op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super_block" text:style-name="Internet_20_link" text:visited-style-name="Visited_20_Internet_20_Link"><text:span text:style-name="Internet_20_link"><text:span text:style-name="T34">super_block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d_sb" text:style-name="Internet_20_link" text:visited-style-name="Visited_20_Internet_20_Link"><text:span text:style-name="Internet_20_link"><text:span text:style-name="T34">d_sb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The root of the dentry tree */</text:span></text:span></text:p>
      <text:p text:style-name="HTML_20_Preformatted"><text:span text:style-name="w"><text:span text:style-name="T10"><text:tab/></text:span></text:span><text:span text:style-name="kt"><text:span text:style-name="T30">unsigned</text:span></text:span><text:span text:style-name="w"><text:span text:style-name="T10"> </text:span></text:span><text:span text:style-name="kt"><text:span text:style-name="T30">long</text:span></text:span><text:span text:style-name="w"><text:span text:style-name="T10"> </text:span></text:span><text:a xlink:type="simple" xlink:href="https://elixir.bootlin.com/linux/v5.15.32/C/ident/d_time" text:style-name="Internet_20_link" text:visited-style-name="Visited_20_Internet_20_Link"><text:span text:style-name="Internet_20_link"><text:span text:style-name="T34">d_time</text:span></text:span></text:a><text:span text:style-name="p"><text:span text:style-name="T17">;</text:span></text:span><text:span text:style-name="w"><text:span text:style-name="T10"><text:tab/><text:tab/></text:span></text:span><text:span text:style-name="cm"><text:span text:style-name="T25">/* used by d_revalidate */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 </text:span></text:span><text:span text:style-name="o"><text:span text:style-name="T17">*</text:span></text:span><text:a xlink:type="simple" xlink:href="https://elixir.bootlin.com/linux/v5.15.32/C/ident/d_fsdata" text:style-name="Internet_20_link" text:visited-style-name="Visited_20_Internet_20_Link"><text:span text:style-name="Internet_20_link"><text:span text:style-name="T34">d_fsdata</text:span></text:span></text:a><text:span text:style-name="p"><text:span text:style-name="T17">;</text:span></text:span><text:span text:style-name="w"><text:span text:style-name="T10"><text:tab/><text:tab/><text:tab/></text:span></text:span><text:span text:style-name="cm"><text:span text:style-name="T25">/* fs-specific data */</text:span></text:span></text:p>
      <text:p text:style-name="HTML_20_Preformatted"><text:span text:style-name="w"><text:span text:style-name="T10"><text:tab/></text:span></text:span><text:span text:style-name="k"><text:span text:style-name="T4">union</text:span></text:span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tab/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ist_head" text:style-name="Internet_20_link" text:visited-style-name="Visited_20_Internet_20_Link"><text:span text:style-name="Internet_20_link"><text:span text:style-name="T34">list_head</text:span></text:span></text:a><text:span text:style-name="w"><text:span text:style-name="T10"> </text:span></text:span><text:a xlink:type="simple" xlink:href="https://elixir.bootlin.com/linux/v5.15.32/C/ident/d_lru" text:style-name="Internet_20_link" text:visited-style-name="Visited_20_Internet_20_Link"><text:span text:style-name="Internet_20_link"><text:span text:style-name="T34">d_lru</text:span></text:span></text:a><text:span text:style-name="p"><text:span text:style-name="T17">;</text:span></text:span><text:span text:style-name="w"><text:span text:style-name="T10"><text:tab/><text:tab/></text:span></text:span><text:span text:style-name="cm"><text:span text:style-name="T25">/* LRU list */</text:span></text:span></text:p>
      <text:p text:style-name="HTML_20_Preformatted"><text:span text:style-name="w"><text:span text:style-name="T10"><text:tab/><text:tab/></text:span></text:span><text:a xlink:type="simple" xlink:href="https://elixir.bootlin.com/linux/v5.15.32/C/ident/wait_queue_head_t" text:style-name="Internet_20_link" text:visited-style-name="Visited_20_Internet_20_Link"><text:span text:style-name="Internet_20_link"><text:span text:style-name="T34">wait_queue_head_t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d_wait" text:style-name="Internet_20_link" text:visited-style-name="Visited_20_Internet_20_Link"><text:span text:style-name="Internet_20_link"><text:span text:style-name="T34">d_wait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in-lookup ones only */</text:span></text:span></text:p>
      <text:p text:style-name="HTML_20_Preformatted"><text:span text:style-name="w"><text:span text:style-name="T10"><text:tab/></text:span></text:span><text:span text:style-name="p"><text:span text:style-name="T17">}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ist_head" text:style-name="Internet_20_link" text:visited-style-name="Visited_20_Internet_20_Link"><text:span text:style-name="Internet_20_link"><text:span text:style-name="T34">list_head</text:span></text:span></text:a><text:span text:style-name="w"><text:span text:style-name="T10"> </text:span></text:span><text:a xlink:type="simple" xlink:href="https://elixir.bootlin.com/linux/v5.15.32/C/ident/d_child" text:style-name="Internet_20_link" text:visited-style-name="Visited_20_Internet_20_Link"><text:span text:style-name="Internet_20_link"><text:span text:style-name="T34">d_child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child of parent list */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ist_head" text:style-name="Internet_20_link" text:visited-style-name="Visited_20_Internet_20_Link"><text:span text:style-name="Internet_20_link"><text:span text:style-name="T34">list_head</text:span></text:span></text:a><text:span text:style-name="w"><text:span text:style-name="T10"> </text:span></text:span><text:a xlink:type="simple" xlink:href="https://elixir.bootlin.com/linux/v5.15.32/C/ident/d_subdirs" text:style-name="Internet_20_link" text:visited-style-name="Visited_20_Internet_20_Link"><text:span text:style-name="Internet_20_link"><text:span text:style-name="T34">d_subdirs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our children */</text:span></text:span></text:p>
      <text:p text:style-name="HTML_20_Preformatted"><text:span text:style-name="w"><text:span text:style-name="T10"><text:tab/></text:span></text:span><text:span text:style-name="cm"><text:span text:style-name="T25">/*</text:span></text:span></text:p>
      <text:p text:style-name="HTML_20_Preformatted"><text:span text:style-name="cm"><text:span text:style-name="T25"><text:tab/> * d_alias and d_rcu can share memory</text:span></text:span></text:p>
      <text:p text:style-name="HTML_20_Preformatted"><text:span text:style-name="cm"><text:span text:style-name="T25"><text:tab/> */</text:span></text:span></text:p>
      <text:p text:style-name="HTML_20_Preformatted"><text:soft-page-break/><text:span text:style-name="w"><text:span text:style-name="T10"><text:tab/></text:span></text:span><text:span text:style-name="k"><text:span text:style-name="T4">union</text:span></text:span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tab/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hlist_node" text:style-name="Internet_20_link" text:visited-style-name="Visited_20_Internet_20_Link"><text:span text:style-name="Internet_20_link"><text:span text:style-name="T34">hlist_node</text:span></text:span></text:a><text:span text:style-name="w"><text:span text:style-name="T10"> </text:span></text:span><text:a xlink:type="simple" xlink:href="https://elixir.bootlin.com/linux/v5.15.32/C/ident/d_alias" text:style-name="Internet_20_link" text:visited-style-name="Visited_20_Internet_20_Link"><text:span text:style-name="Internet_20_link"><text:span text:style-name="T34">d_alias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inode alias list */</text:span></text:span></text:p>
      <text:p text:style-name="HTML_20_Preformatted"><text:span text:style-name="w"><text:span text:style-name="T10"><text:tab/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hlist_bl_node" text:style-name="Internet_20_link" text:visited-style-name="Visited_20_Internet_20_Link"><text:span text:style-name="Internet_20_link"><text:span text:style-name="T34">hlist_bl_node</text:span></text:span></text:a><text:span text:style-name="w"><text:span text:style-name="T10"> </text:span></text:span><text:a xlink:type="simple" xlink:href="https://elixir.bootlin.com/linux/v5.15.32/C/ident/d_in_lookup_hash" text:style-name="Internet_20_link" text:visited-style-name="Visited_20_Internet_20_Link"><text:span text:style-name="Internet_20_link"><text:span text:style-name="T34">d_in_lookup_hash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only for in-lookup ones */</text:span></text:span></text:p>
      <text:p text:style-name="HTML_20_Preformatted"><text:span text:style-name="w"><text:span text:style-name="T10"><text:tab/> 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rcu_head" text:style-name="Internet_20_link" text:visited-style-name="Visited_20_Internet_20_Link"><text:span text:style-name="Internet_20_link"><text:span text:style-name="T34">rcu_head</text:span></text:span></text:a><text:span text:style-name="w"><text:span text:style-name="T10"> </text:span></text:span><text:a xlink:type="simple" xlink:href="https://elixir.bootlin.com/linux/v5.15.32/C/ident/d_rcu" text:style-name="Internet_20_link" text:visited-style-name="Visited_20_Internet_20_Link"><text:span text:style-name="Internet_20_link"><text:span text:style-name="T34">d_rcu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p"><text:span text:style-name="T18">}</text:span></text:span><text:span text:style-name="w"><text:span text:style-name="T11"> </text:span></text:span><text:a xlink:type="simple" xlink:href="https://elixir.bootlin.com/linux/v5.15.32/C/ident/d_u" text:style-name="Internet_20_link" text:visited-style-name="Visited_20_Internet_20_Link"><text:span text:style-name="Internet_20_link"><text:span text:style-name="T36">d_u</text:span></text:span></text:a><text:span text:style-name="p"><text:span text:style-name="T18">;</text:span></text:span></text:p>
      <text:p text:style-name="HTML_20_Preformatted"><text:span text:style-name="p"><text:span text:style-name="T18">}</text:span></text:span><text:span text:style-name="w"><text:span text:style-name="T11"> </text:span></text:span><text:a xlink:type="simple" xlink:href="https://elixir.bootlin.com/linux/v5.15.32/C/ident/__randomize_layout" text:style-name="Internet_20_link" text:visited-style-name="Visited_20_Internet_20_Link"><text:span text:style-name="Internet_20_link"><text:span text:style-name="T36">__randomize_layout</text:span></text:span></text:a><text:span text:style-name="p"><text:span text:style-name="T18">;</text:span></text:span></text:p>
      <text:p text:style-name="P4"><text:span text:style-name="p"><text:span text:style-name="T18"/></text:span></text:p>
      <text:p text:style-name="HTML_20_Preformatted"><text:span text:style-name="k"><text:span text:style-name="T4">struct</text:span></text:span><text:span text:style-name="w"><text:span text:style-name="T10"> </text:span></text:span><text:a xlink:type="simple" xlink:href="https://elixir.bootlin.com/linux/v5.15.32/C/ident/dentry_operations" text:style-name="Internet_20_link" text:visited-style-name="Visited_20_Internet_20_Link"><text:span text:style-name="Internet_20_link"><text:span text:style-name="T34">dentry_operations</text:span></text:span></text:a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revalidate" text:style-name="Internet_20_link" text:visited-style-name="Visited_20_Internet_20_Link"><text:span text:style-name="Internet_20_link"><text:span text:style-name="T34">d_revalidate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t"><text:span text:style-name="T30">unsigned</text:span></text:span><text:span text:style-name="w"><text:span text:style-name="T10"> </text:span></text:span><text:span text:style-name="kt"><text:span text:style-name="T30">int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weak_revalidate" text:style-name="Internet_20_link" text:visited-style-name="Visited_20_Internet_20_Link"><text:span text:style-name="Internet_20_link"><text:span text:style-name="T34">d_weak_revalidate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t"><text:span text:style-name="T30">unsigned</text:span></text:span><text:span text:style-name="w"><text:span text:style-name="T10"> </text:span></text:span><text:span text:style-name="kt"><text:span text:style-name="T30">int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hash" text:style-name="Internet_20_link" text:visited-style-name="Visited_20_Internet_20_Link"><text:span text:style-name="Internet_20_link"><text:span text:style-name="T34">d_hash</text:span></text:span></text:a><text:span text:style-name="p"><text:span text:style-name="T17">)(</text:span></text:span><text:span text:style-name="k"><text:span text:style-name="T4">const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qstr" text:style-name="Internet_20_link" text:visited-style-name="Visited_20_Internet_20_Link"><text:span text:style-name="Internet_20_link"><text:span text:style-name="T34">qstr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compare" text:style-name="Internet_20_link" text:visited-style-name="Visited_20_Internet_20_Link"><text:span text:style-name="Internet_20_link"><text:span text:style-name="T34">d_compare</text:span></text:span></text:a><text:span text:style-name="p"><text:span text:style-name="T17">)(</text:span></text:span><text:span text:style-name="k"><text:span text:style-name="T4">const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/text:p>
      <text:p text:style-name="HTML_20_Preformatted"><text:span text:style-name="w"><text:span text:style-name="T10"><text:tab/><text:tab/><text:tab/></text:span></text:span><text:span text:style-name="kt"><text:span text:style-name="T30">unsigned</text:span></text:span><text:span text:style-name="w"><text:span text:style-name="T10"> </text:span></text:span><text:span text:style-name="kt"><text:span text:style-name="T30">int</text:span></text:span><text:span text:style-name="p"><text:span text:style-name="T17">,</text:span></text:span><text:span text:style-name="w"><text:span text:style-name="T10"> </text:span></text:span><text:span text:style-name="k"><text:span text:style-name="T4">const</text:span></text:span><text:span text:style-name="w"><text:span text:style-name="T10"> </text:span></text:span><text:span text:style-name="kt"><text:span text:style-name="T30">char</text:span></text:span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"><text:span text:style-name="T4">const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qstr" text:style-name="Internet_20_link" text:visited-style-name="Visited_20_Internet_20_Link"><text:span text:style-name="Internet_20_link"><text:span text:style-name="T34">qstr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delete" text:style-name="Internet_20_link" text:visited-style-name="Visited_20_Internet_20_Link"><text:span text:style-name="Internet_20_link"><text:span text:style-name="T34">d_delete</text:span></text:span></text:a><text:span text:style-name="p"><text:span text:style-name="T17">)(</text:span></text:span><text:span text:style-name="k"><text:span text:style-name="T4">const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init" text:style-name="Internet_20_link" text:visited-style-name="Visited_20_Internet_20_Link"><text:span text:style-name="Internet_20_link"><text:span text:style-name="T34">d_init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release" text:style-name="Internet_20_link" text:visited-style-name="Visited_20_Internet_20_Link"><text:span text:style-name="Internet_20_link"><text:span text:style-name="T34">d_release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prune" text:style-name="Internet_20_link" text:visited-style-name="Visited_20_Internet_20_Link"><text:span text:style-name="Internet_20_link"><text:span text:style-name="T34">d_prune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iput" text:style-name="Internet_20_link" text:visited-style-name="Visited_20_Internet_20_Link"><text:span text:style-name="Internet_20_link"><text:span text:style-name="T34">d_iput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4">inode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char</text:span></text:span><text:span text:style-name="w"><text:span text:style-name="T10"> </text:span></text:span><text:span text:style-name="o"><text:span text:style-name="T17">*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dname" text:style-name="Internet_20_link" text:visited-style-name="Visited_20_Internet_20_Link"><text:span text:style-name="Internet_20_link"><text:span text:style-name="T34">d_dname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t"><text:span text:style-name="T30">char</text:span></text:span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t"><text:span text:style-name="T30">int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vfsmount" text:style-name="Internet_20_link" text:visited-style-name="Visited_20_Internet_20_Link"><text:span text:style-name="Internet_20_link"><text:span text:style-name="T34">vfsmount</text:span></text:span></text:a><text:span text:style-name="w"><text:span text:style-name="T10"> </text:span></text:span><text:span text:style-name="o"><text:span text:style-name="T17">*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automount" text:style-name="Internet_20_link" text:visited-style-name="Visited_20_Internet_20_Link"><text:span text:style-name="Internet_20_link"><text:span text:style-name="T34">d_automount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path" text:style-name="Internet_20_link" text:visited-style-name="Visited_20_Internet_20_Link"><text:span text:style-name="Internet_20_link"><text:span text:style-name="T34">path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t"><text:span text:style-name="T30">int</text:span></text:span><text:span text:style-name="w"><text:span text:style-name="T10"> 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manage" text:style-name="Internet_20_link" text:visited-style-name="Visited_20_Internet_20_Link"><text:span text:style-name="Internet_20_link"><text:span text:style-name="T34">d_manage</text:span></text:span></text:a><text:span text:style-name="p"><text:span text:style-name="T17">)(</text:span></text:span><text:span text:style-name="k"><text:span text:style-name="T4">const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path" text:style-name="Internet_20_link" text:visited-style-name="Visited_20_Internet_20_Link"><text:span text:style-name="Internet_20_link"><text:span text:style-name="T34">path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a xlink:type="simple" xlink:href="https://elixir.bootlin.com/linux/v5.15.32/C/ident/bool" text:style-name="Internet_20_link" text:visited-style-name="Visited_20_Internet_20_Link"><text:span text:style-name="Internet_20_link"><text:span text:style-name="T34">bool</text:span></text:span></text:a><text:span text:style-name="p"><text:span text:style-name="T17">)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(</text:span></text:span><text:span text:style-name="o"><text:span text:style-name="T17">*</text:span></text:span><text:a xlink:type="simple" xlink:href="https://elixir.bootlin.com/linux/v5.15.32/C/ident/d_real" text:style-name="Internet_20_link" text:visited-style-name="Visited_20_Internet_20_Link"><text:span text:style-name="Internet_20_link"><text:span text:style-name="T34">d_real</text:span></text:span></text:a><text:span text:style-name="p"><text:span text:style-name="T17">)(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span text:style-name="p"><text:span text:style-name="T17">,</text:span></text:span><text:span text:style-name="w"><text:span text:style-name="T10"> </text:span></text:span><text:span text:style-name="k"><text:span text:style-name="T4">const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4">inode</text:span></text:span></text:a><text:span text:style-name="w"><text:span text:style-name="T10"> </text:span></text:span><text:span text:style-name="o"><text:span text:style-name="T17">*</text:span></text:span><text:span text:style-name="p"><text:span text:style-name="T17">);</text:span></text:span></text:p>
      <text:p text:style-name="HTML_20_Preformatted"><text:span text:style-name="p"><text:span text:style-name="T18">}</text:span></text:span><text:span text:style-name="w"><text:span text:style-name="T11"> </text:span></text:span><text:a xlink:type="simple" xlink:href="https://elixir.bootlin.com/linux/v5.15.32/C/ident/____cacheline_aligned" text:style-name="Internet_20_link" text:visited-style-name="Visited_20_Internet_20_Link"><text:span text:style-name="Internet_20_link"><text:span text:style-name="T36">____cacheline_aligned</text:span></text:span></text:a><text:span text:style-name="p"><text:span text:style-name="T18">;</text:span></text:span></text:p>
      <text:p text:style-name="P4"><text:span text:style-name="p"><text:span text:style-name="T18"/></text:span></text:p>
      <text:p text:style-name="HTML_20_Preformatted"><text:span text:style-name="k"><text:span text:style-name="T4">struct</text:span></text:span><text:span text:style-name="w"><text:span text:style-name="T10"> </text:span></text:span><text:a xlink:type="simple" xlink:href="https://elixir.bootlin.com/linux/v5.15.32/C/ident/dentry_stat_t" text:style-name="Internet_20_link" text:visited-style-name="Visited_20_Internet_20_Link"><text:span text:style-name="Internet_20_link"><text:span text:style-name="T35">dentry_stat_t</text:span></text:span></text:a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tab/></text:span></text:span><text:span text:style-name="kt"><text:span text:style-name="T30">long</text:span></text:span><text:span text:style-name="w"><text:span text:style-name="T10"> </text:span></text:span><text:a xlink:type="simple" xlink:href="https://elixir.bootlin.com/linux/v5.15.32/C/ident/nr_dentry" text:style-name="Internet_20_link" text:visited-style-name="Visited_20_Internet_20_Link"><text:span text:style-name="Internet_20_link"><text:span text:style-name="T35">nr_dentry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t"><text:span text:style-name="T30">long</text:span></text:span><text:span text:style-name="w"><text:span text:style-name="T10"> </text:span></text:span><text:a xlink:type="simple" xlink:href="https://elixir.bootlin.com/linux/v5.15.32/C/ident/nr_unused" text:style-name="Internet_20_link" text:visited-style-name="Visited_20_Internet_20_Link"><text:span text:style-name="Internet_20_link"><text:span text:style-name="T35">nr_unused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t"><text:span text:style-name="T30">long</text:span></text:span><text:span text:style-name="w"><text:span text:style-name="T10"> </text:span></text:span><text:a xlink:type="simple" xlink:href="https://elixir.bootlin.com/linux/v5.15.32/C/ident/age_limit" text:style-name="Internet_20_link" text:visited-style-name="Visited_20_Internet_20_Link"><text:span text:style-name="Internet_20_link"><text:span text:style-name="T35">age_limit</text:span></text:span></text:a><text:span text:style-name="p"><text:span text:style-name="T17">;</text:span></text:span><text:span text:style-name="w"><text:span text:style-name="T10"><text:tab/><text:tab/></text:span></text:span><text:span text:style-name="cm"><text:span text:style-name="T25">/* age in seconds */</text:span></text:span></text:p>
      <text:p text:style-name="HTML_20_Preformatted"><text:span text:style-name="w"><text:span text:style-name="T10"><text:tab/></text:span></text:span><text:span text:style-name="kt"><text:span text:style-name="T30">long</text:span></text:span><text:span text:style-name="w"><text:span text:style-name="T10"> </text:span></text:span><text:a xlink:type="simple" xlink:href="https://elixir.bootlin.com/linux/v5.15.32/C/ident/want_pages" text:style-name="Internet_20_link" text:visited-style-name="Visited_20_Internet_20_Link"><text:span text:style-name="Internet_20_link"><text:span text:style-name="T35">want_pages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pages requested by system */</text:span></text:span></text:p>
      <text:p text:style-name="HTML_20_Preformatted"><text:span text:style-name="w"><text:span text:style-name="T10"><text:tab/></text:span></text:span><text:span text:style-name="kt"><text:span text:style-name="T30">long</text:span></text:span><text:span text:style-name="w"><text:span text:style-name="T10"> </text:span></text:span><text:a xlink:type="simple" xlink:href="https://elixir.bootlin.com/linux/v5.15.32/C/ident/nr_negative" text:style-name="Internet_20_link" text:visited-style-name="Visited_20_Internet_20_Link"><text:span text:style-name="Internet_20_link"><text:span text:style-name="T35">nr_negative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# of unused negative dentries */</text:span></text:span></text:p>
      <text:p text:style-name="HTML_20_Preformatted"><text:span text:style-name="w"><text:span text:style-name="T10"><text:tab/></text:span></text:span><text:span text:style-name="kt"><text:span text:style-name="T30">long</text:span></text:span><text:span text:style-name="w"><text:span text:style-name="T10"> </text:span></text:span><text:a xlink:type="simple" xlink:href="https://elixir.bootlin.com/linux/v5.15.32/C/ident/dummy" text:style-name="Internet_20_link" text:visited-style-name="Visited_20_Internet_20_Link"><text:span text:style-name="Internet_20_link"><text:span text:style-name="T35">dummy</text:span></text:span></text:a><text:span text:style-name="p"><text:span text:style-name="T17">;</text:span></text:span><text:span text:style-name="w"><text:span text:style-name="T10"><text:tab/><text:tab/></text:span></text:span><text:span text:style-name="cm"><text:span text:style-name="T25">/* Reserved for future use */</text:span></text:span></text:p>
      <text:p text:style-name="HTML_20_Preformatted"><text:span text:style-name="p"><text:span text:style-name="T17">};</text:span></text:span></text:p>
      <text:p text:style-name="P5"><text:span text:style-name="p"><text:span text:style-name="T17"/></text:span></text:p>
      <text:p text:style-name="P5"><text:bookmark text:name="_GoBack"/><text:span text:style-name="p"><text:span text:style-name="T17"/></text:span></text:p>
      <text:p text:style-name="P14">/*</text:p>
      <text:p text:style-name="P14"><text:s/>* Keep mostly read-only and often accessed (especially for</text:p>
      <text:p text:style-name="P14"><text:s/>* the RCU path lookup and 'stat' data) fields at the beginning</text:p>
      <text:p text:style-name="P14"><text:s/>* of the 'struct inode'</text:p>
      <text:p text:style-name="P14"><text:s/>*/</text:p>
      <text:p text:style-name="P11"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{</text:span></text:p>
      <text:p text:style-name="P11"><text:span text:style-name="T8"><text:tab/></text:span><text:a xlink:type="simple" xlink:href="https://elixir.bootlin.com/linux/v5.15.32/C/ident/umode_t" text:style-name="Standard" text:visited-style-name="Standard"><text:span text:style-name="T13">umode_t</text:span></text:a><text:span text:style-name="T8"><text:tab/><text:tab/><text:tab/></text:span><text:a xlink:type="simple" xlink:href="https://elixir.bootlin.com/linux/v5.15.32/C/ident/i_mode" text:style-name="Standard" text:visited-style-name="Standard"><text:span text:style-name="T13">i_mode</text:span></text:a><text:span text:style-name="T15">;</text:span></text:p>
      <text:p text:style-name="P11"><text:span text:style-name="T8"><text:tab/></text:span><text:span text:style-name="T28">unsigned</text:span><text:span text:style-name="T8"> </text:span><text:a xlink:type="simple" xlink:href="https://elixir.bootlin.com/linux/v5.15.32/C/ident/short" text:style-name="Standard" text:visited-style-name="Standard"><text:span text:style-name="T13">short</text:span></text:a><text:span text:style-name="T8"><text:tab/><text:tab/></text:span><text:a xlink:type="simple" xlink:href="https://elixir.bootlin.com/linux/v5.15.32/C/ident/i_opflags" text:style-name="Standard" text:visited-style-name="Standard"><text:span text:style-name="T13">i_opflags</text:span></text:a><text:span text:style-name="T15">;</text:span></text:p>
      <text:p text:style-name="P11"><text:span text:style-name="T8"><text:tab/></text:span><text:a xlink:type="simple" xlink:href="https://elixir.bootlin.com/linux/v5.15.32/C/ident/kuid_t" text:style-name="Standard" text:visited-style-name="Standard"><text:span text:style-name="T14">kuid_t</text:span></text:a><text:span text:style-name="T9"><text:tab/><text:tab/><text:tab/></text:span><text:a xlink:type="simple" xlink:href="https://elixir.bootlin.com/linux/v5.15.32/C/ident/i_uid" text:style-name="Standard" text:visited-style-name="Standard"><text:span text:style-name="T14">i_uid</text:span></text:a><text:span text:style-name="T16">;</text:span></text:p>
      <text:p text:style-name="P11"><text:span text:style-name="T9"><text:tab/></text:span><text:a xlink:type="simple" xlink:href="https://elixir.bootlin.com/linux/v5.15.32/C/ident/kgid_t" text:style-name="Standard" text:visited-style-name="Standard"><text:span text:style-name="T13">kgid_t</text:span></text:a><text:span text:style-name="T8"><text:tab/><text:tab/><text:tab/></text:span><text:a xlink:type="simple" xlink:href="https://elixir.bootlin.com/linux/v5.15.32/C/ident/i_gid" text:style-name="Standard" text:visited-style-name="Standard"><text:span text:style-name="T13">i_gid</text:span></text:a><text:span text:style-name="T15">;</text:span></text:p>
      <text:p text:style-name="P11"><text:span text:style-name="T8"><text:tab/></text:span><text:span text:style-name="T28">unsigned</text:span><text:span text:style-name="T8"> </text:span><text:span text:style-name="T28">int</text:span><text:span text:style-name="T8"><text:tab/><text:tab/></text:span><text:a xlink:type="simple" xlink:href="https://elixir.bootlin.com/linux/v5.15.32/C/ident/i_flags" text:style-name="Standard" text:visited-style-name="Standard"><text:span text:style-name="T13">i_flags</text:span></text:a><text:span text:style-name="T15">;</text:span></text:p>
      <text:p text:style-name="P11"><text:span text:style-name="T8"><text:tab/></text:span><text:span text:style-name="T2">const</text:span><text:span text:style-name="T8"> </text:span><text:span text:style-name="T2">struct</text:span><text:span text:style-name="T8"> </text:span><text:a xlink:type="simple" xlink:href="https://elixir.bootlin.com/linux/v5.15.32/C/ident/inode_operations" text:style-name="Standard" text:visited-style-name="Standard"><text:span text:style-name="T13">inode_operations</text:span></text:a><text:span text:style-name="T8"><text:tab/></text:span><text:span text:style-name="T15">*</text:span><text:a xlink:type="simple" xlink:href="https://elixir.bootlin.com/linux/v5.15.32/C/ident/i_op" text:style-name="Standard" text:visited-style-name="Standard"><text:span text:style-name="T13">i_op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super_block" text:style-name="Standard" text:visited-style-name="Standard"><text:span text:style-name="T13">super_block</text:span></text:a><text:span text:style-name="T8"><text:tab/></text:span><text:span text:style-name="T15">*</text:span><text:a xlink:type="simple" xlink:href="https://elixir.bootlin.com/linux/v5.15.32/C/ident/i_sb" text:style-name="Standard" text:visited-style-name="Standard"><text:span text:style-name="T13">i_sb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address_space" text:style-name="Standard" text:visited-style-name="Standard"><text:span text:style-name="T13">address_space</text:span></text:a><text:span text:style-name="T8"><text:tab/></text:span><text:span text:style-name="T15">*</text:span><text:a xlink:type="simple" xlink:href="https://elixir.bootlin.com/linux/v5.15.32/C/ident/i_mapping" text:style-name="Standard" text:visited-style-name="Standard"><text:span text:style-name="T13">i_mapping</text:span></text:a><text:span text:style-name="T15">;</text:span></text:p>
      <text:p text:style-name="P2"/>
      <text:p text:style-name="P11"><text:span text:style-name="T8"><text:tab/></text:span><text:span text:style-name="T23">/* Stat data, not accessed from path walking */</text:span></text:p>
      <text:p text:style-name="P11"><text:span text:style-name="T8"><text:tab/></text:span><text:span text:style-name="T29">unsigned</text:span><text:span text:style-name="T9"> </text:span><text:span text:style-name="T29">long</text:span><text:span text:style-name="T9"><text:tab/><text:tab/></text:span><text:a xlink:type="simple" xlink:href="https://elixir.bootlin.com/linux/v5.15.32/C/ident/i_ino" text:style-name="Standard" text:visited-style-name="Standard"><text:span text:style-name="T14">i_ino</text:span></text:a><text:span text:style-name="T16">;</text:span></text:p>
      <text:p text:style-name="P11"><text:span text:style-name="T9"><text:tab/></text:span><text:span text:style-name="T24">/*</text:span></text:p>
      <text:p text:style-name="P11"><text:span text:style-name="T24"><text:tab/></text:span><text:span text:style-name="T23"> * Filesystems may only read i_nlink directly. <text:s/>They shall use the</text:span></text:p>
      <text:p text:style-name="P14"><text:tab/> * following functions for modification:</text:p>
      <text:p text:style-name="P11"><text:span text:style-name="T23"><text:tab/> </text:span><text:span text:style-name="T24">*</text:span></text:p>
      <text:p text:style-name="P11"><text:span text:style-name="T24"><text:tab/></text:span><text:span text:style-name="T23"> * <text:s text:c="3"/>(set|clear|inc|drop)_nlink</text:span></text:p>
      <text:p text:style-name="P14"><text:tab/> * <text:s text:c="3"/>inode_(inc|dec)_link_count</text:p>
      <text:p text:style-name="P14"><text:tab/> */</text:p>
      <text:p text:style-name="P11"><text:span text:style-name="T8"><text:tab/></text:span><text:span text:style-name="T2">union</text:span><text:span text:style-name="T8"> </text:span><text:span text:style-name="T15">{</text:span></text:p>
      <text:p text:style-name="P11"><text:span text:style-name="T8"><text:tab/><text:tab/></text:span><text:span text:style-name="T2">const</text:span><text:span text:style-name="T8"> </text:span><text:span text:style-name="T28">unsigned</text:span><text:span text:style-name="T8"> </text:span><text:span text:style-name="T28">int</text:span><text:span text:style-name="T8"> </text:span><text:a xlink:type="simple" xlink:href="https://elixir.bootlin.com/linux/v5.15.32/C/ident/i_nlink" text:style-name="Standard" text:visited-style-name="Standard"><text:span text:style-name="T13">i_nlink</text:span></text:a><text:span text:style-name="T15">;</text:span></text:p>
      <text:p text:style-name="P11"><text:span text:style-name="T8"><text:tab/><text:tab/></text:span><text:span text:style-name="T28">unsigned</text:span><text:span text:style-name="T8"> </text:span><text:span text:style-name="T28">int</text:span><text:span text:style-name="T8"> </text:span><text:a xlink:type="simple" xlink:href="https://elixir.bootlin.com/linux/v5.15.32/C/ident/__i_nlink" text:style-name="Standard" text:visited-style-name="Standard"><text:span text:style-name="T13">__i_nlink</text:span></text:a><text:span text:style-name="T15">;</text:span></text:p>
      <text:p text:style-name="P11"><text:span text:style-name="T8"><text:tab/></text:span><text:span text:style-name="T15">};</text:span></text:p>
      <text:p text:style-name="P11"><text:span text:style-name="T8"><text:tab/></text:span><text:a xlink:type="simple" xlink:href="https://elixir.bootlin.com/linux/v5.15.32/C/ident/dev_t" text:style-name="Standard" text:visited-style-name="Standard"><text:span text:style-name="T13">dev_t</text:span></text:a><text:span text:style-name="T8"><text:tab/><text:tab/><text:tab/></text:span><text:a xlink:type="simple" xlink:href="https://elixir.bootlin.com/linux/v5.15.32/C/ident/i_rdev" text:style-name="Standard" text:visited-style-name="Standard"><text:span text:style-name="T13">i_rdev</text:span></text:a><text:span text:style-name="T15">;</text:span></text:p>
      <text:p text:style-name="P11"><text:span text:style-name="T8"><text:tab/></text:span><text:a xlink:type="simple" xlink:href="https://elixir.bootlin.com/linux/v5.15.32/C/ident/loff_t" text:style-name="Standard" text:visited-style-name="Standard"><text:span text:style-name="T14">loff_t</text:span></text:a><text:span text:style-name="T9"><text:tab/><text:tab/><text:tab/></text:span><text:a xlink:type="simple" xlink:href="https://elixir.bootlin.com/linux/v5.15.32/C/ident/i_size" text:style-name="Standard" text:visited-style-name="Standard"><text:span text:style-name="T14">i_size</text:span></text:a><text:span text:style-name="T16">;</text:span></text:p>
      <text:p text:style-name="P11"><text:span text:style-name="T9"><text:tab/></text:span><text:span text:style-name="T2">struct</text:span><text:span text:style-name="T8"> </text:span><text:a xlink:type="simple" xlink:href="https://elixir.bootlin.com/linux/v5.15.32/C/ident/timespec64" text:style-name="Standard" text:visited-style-name="Standard"><text:span text:style-name="T13">timespec64</text:span></text:a><text:span text:style-name="T8"><text:tab/></text:span><text:a xlink:type="simple" xlink:href="https://elixir.bootlin.com/linux/v5.15.32/C/ident/i_atime" text:style-name="Standard" text:visited-style-name="Standard"><text:span text:style-name="T13">i_atime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timespec64" text:style-name="Standard" text:visited-style-name="Standard"><text:span text:style-name="T13">timespec64</text:span></text:a><text:span text:style-name="T8"><text:tab/></text:span><text:a xlink:type="simple" xlink:href="https://elixir.bootlin.com/linux/v5.15.32/C/ident/i_mtime" text:style-name="Standard" text:visited-style-name="Standard"><text:span text:style-name="T13">i_mtime</text:span></text:a><text:span text:style-name="T15">;</text:span></text:p>
      <text:p text:style-name="P11"><text:soft-page-break/><text:span text:style-name="T8"><text:tab/></text:span><text:span text:style-name="T3">struct</text:span><text:span text:style-name="T9"> </text:span><text:a xlink:type="simple" xlink:href="https://elixir.bootlin.com/linux/v5.15.32/C/ident/timespec64" text:style-name="Standard" text:visited-style-name="Standard"><text:span text:style-name="T14">timespec64</text:span></text:a><text:span text:style-name="T9"><text:tab/></text:span><text:a xlink:type="simple" xlink:href="https://elixir.bootlin.com/linux/v5.15.32/C/ident/i_ctime" text:style-name="Standard" text:visited-style-name="Standard"><text:span text:style-name="T14">i_ctime</text:span></text:a><text:span text:style-name="T16">;</text:span></text:p>
      <text:p text:style-name="P11"><text:span text:style-name="T9"><text:tab/></text:span><text:a xlink:type="simple" xlink:href="https://elixir.bootlin.com/linux/v5.15.32/C/ident/spinlock_t" text:style-name="Standard" text:visited-style-name="Standard"><text:span text:style-name="T13">spinlock_t</text:span></text:a><text:span text:style-name="T8"><text:tab/><text:tab/></text:span><text:a xlink:type="simple" xlink:href="https://elixir.bootlin.com/linux/v5.15.32/C/ident/i_lock" text:style-name="Standard" text:visited-style-name="Standard"><text:span text:style-name="T13">i_lock</text:span></text:a><text:span text:style-name="T15">;</text:span><text:span text:style-name="T8"><text:tab/></text:span><text:span text:style-name="T23">/* i_blocks, i_bytes, maybe i_size */</text:span></text:p>
      <text:p text:style-name="P11"><text:span text:style-name="T8"><text:tab/></text:span><text:span text:style-name="T29">unsigned</text:span><text:span text:style-name="T9"> </text:span><text:a xlink:type="simple" xlink:href="https://elixir.bootlin.com/linux/v5.15.32/C/ident/short" text:style-name="Standard" text:visited-style-name="Standard"><text:span text:style-name="T14">short</text:span></text:a><text:span text:style-name="T9"> <text:s text:c="9"/></text:span><text:a xlink:type="simple" xlink:href="https://elixir.bootlin.com/linux/v5.15.32/C/ident/i_bytes" text:style-name="Standard" text:visited-style-name="Standard"><text:span text:style-name="T14">i_bytes</text:span></text:a><text:span text:style-name="T16">;</text:span></text:p>
      <text:p text:style-name="P11"><text:span text:style-name="T9"><text:tab/></text:span><text:a xlink:type="simple" xlink:href="https://elixir.bootlin.com/linux/v5.15.32/C/ident/u8" text:style-name="Standard" text:visited-style-name="Standard"><text:span text:style-name="T13">u8</text:span></text:a><text:span text:style-name="T8"><text:tab/><text:tab/><text:tab/></text:span><text:a xlink:type="simple" xlink:href="https://elixir.bootlin.com/linux/v5.15.32/C/ident/i_blkbits" text:style-name="Standard" text:visited-style-name="Standard"><text:span text:style-name="T13">i_blkbits</text:span></text:a><text:span text:style-name="T15">;</text:span></text:p>
      <text:p text:style-name="P11"><text:span text:style-name="T8"><text:tab/></text:span><text:a xlink:type="simple" xlink:href="https://elixir.bootlin.com/linux/v5.15.32/C/ident/u8" text:style-name="Standard" text:visited-style-name="Standard"><text:span text:style-name="T13">u8</text:span></text:a><text:span text:style-name="T8"><text:tab/><text:tab/><text:tab/></text:span><text:a xlink:type="simple" xlink:href="https://elixir.bootlin.com/linux/v5.15.32/C/ident/i_write_hint" text:style-name="Standard" text:visited-style-name="Standard"><text:span text:style-name="T13">i_write_hint</text:span></text:a><text:span text:style-name="T15">;</text:span></text:p>
      <text:p text:style-name="P11"><text:span text:style-name="T8"><text:tab/></text:span><text:a xlink:type="simple" xlink:href="https://elixir.bootlin.com/linux/v5.15.32/C/ident/blkcnt_t" text:style-name="Standard" text:visited-style-name="Standard"><text:span text:style-name="T13">blkcnt_t</text:span></text:a><text:span text:style-name="T8"><text:tab/><text:tab/></text:span><text:a xlink:type="simple" xlink:href="https://elixir.bootlin.com/linux/v5.15.32/C/ident/i_blocks" text:style-name="Standard" text:visited-style-name="Standard"><text:span text:style-name="T13">i_blocks</text:span></text:a><text:span text:style-name="T15">;</text:span></text:p>
      <text:p text:style-name="P2"/>
      <text:p text:style-name="P11"><text:span text:style-name="T8"><text:tab/></text:span><text:span text:style-name="T23">/* Misc */</text:span></text:p>
      <text:p text:style-name="P11"><text:span text:style-name="T8"><text:tab/></text:span><text:span text:style-name="T28">unsigned</text:span><text:span text:style-name="T8"> </text:span><text:span text:style-name="T28">long</text:span><text:span text:style-name="T8"><text:tab/><text:tab/></text:span><text:a xlink:type="simple" xlink:href="https://elixir.bootlin.com/linux/v5.15.32/C/ident/i_state" text:style-name="Standard" text:visited-style-name="Standard"><text:span text:style-name="T13">i_state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rw_semaphore" text:style-name="Standard" text:visited-style-name="Standard"><text:span text:style-name="T13">rw_semaphore</text:span></text:a><text:span text:style-name="T8"><text:tab/></text:span><text:a xlink:type="simple" xlink:href="https://elixir.bootlin.com/linux/v5.15.32/C/ident/i_rwsem" text:style-name="Standard" text:visited-style-name="Standard"><text:span text:style-name="T13">i_rwsem</text:span></text:a><text:span text:style-name="T15">;</text:span></text:p>
      <text:p text:style-name="P11"><text:span text:style-name="T8"><text:tab/></text:span><text:span text:style-name="T28">unsigned</text:span><text:span text:style-name="T8"> </text:span><text:span text:style-name="T28">long</text:span><text:span text:style-name="T8"><text:tab/><text:tab/></text:span><text:a xlink:type="simple" xlink:href="https://elixir.bootlin.com/linux/v5.15.32/C/ident/dirtied_when" text:style-name="Standard" text:visited-style-name="Standard"><text:span text:style-name="T13">dirtied_when</text:span></text:a><text:span text:style-name="T15">;</text:span><text:span text:style-name="T8"><text:tab/></text:span><text:span text:style-name="T23">/* jiffies of first dirtying */</text:span></text:p>
      <text:p text:style-name="P11"><text:span text:style-name="T8"><text:tab/></text:span><text:span text:style-name="T28">unsigned</text:span><text:span text:style-name="T8"> </text:span><text:span text:style-name="T28">long</text:span><text:span text:style-name="T8"><text:tab/><text:tab/></text:span><text:a xlink:type="simple" xlink:href="https://elixir.bootlin.com/linux/v5.15.32/C/ident/dirtied_time_when" text:style-name="Standard" text:visited-style-name="Standard"><text:span text:style-name="T13">dirtied_time_when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hlist_node" text:style-name="Standard" text:visited-style-name="Standard"><text:span text:style-name="T13">hlist_node</text:span></text:a><text:span text:style-name="T8"><text:tab/></text:span><text:a xlink:type="simple" xlink:href="https://elixir.bootlin.com/linux/v5.15.32/C/ident/i_hash" text:style-name="Standard" text:visited-style-name="Standard"><text:span text:style-name="T13">i_hash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list_head" text:style-name="Standard" text:visited-style-name="Standard"><text:span text:style-name="T13">list_head</text:span></text:a><text:span text:style-name="T8"><text:tab/></text:span><text:a xlink:type="simple" xlink:href="https://elixir.bootlin.com/linux/v5.15.32/C/ident/i_io_list" text:style-name="Standard" text:visited-style-name="Standard"><text:span text:style-name="T13">i_io_list</text:span></text:a><text:span text:style-name="T15">;</text:span><text:span text:style-name="T8"><text:tab/></text:span><text:span text:style-name="T23">/* backing dev IO list */</text:span></text:p>
      <text:p text:style-name="P2"/>
      <text:p text:style-name="P11"><text:span text:style-name="T8"><text:tab/></text:span><text:span text:style-name="T2">struct</text:span><text:span text:style-name="T8"> </text:span><text:a xlink:type="simple" xlink:href="https://elixir.bootlin.com/linux/v5.15.32/C/ident/list_head" text:style-name="Standard" text:visited-style-name="Standard"><text:span text:style-name="T13">list_head</text:span></text:a><text:span text:style-name="T8"><text:tab/></text:span><text:a xlink:type="simple" xlink:href="https://elixir.bootlin.com/linux/v5.15.32/C/ident/i_lru" text:style-name="Standard" text:visited-style-name="Standard"><text:span text:style-name="T13">i_lru</text:span></text:a><text:span text:style-name="T15">;</text:span><text:span text:style-name="T8"><text:tab/><text:tab/></text:span><text:span text:style-name="T23">/* inode LRU list */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list_head" text:style-name="Standard" text:visited-style-name="Standard"><text:span text:style-name="T13">list_head</text:span></text:a><text:span text:style-name="T8"><text:tab/></text:span><text:a xlink:type="simple" xlink:href="https://elixir.bootlin.com/linux/v5.15.32/C/ident/i_sb_list" text:style-name="Standard" text:visited-style-name="Standard"><text:span text:style-name="T13">i_sb_list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list_head" text:style-name="Standard" text:visited-style-name="Standard"><text:span text:style-name="T13">list_head</text:span></text:a><text:span text:style-name="T8"><text:tab/></text:span><text:a xlink:type="simple" xlink:href="https://elixir.bootlin.com/linux/v5.15.32/C/ident/i_wb_list" text:style-name="Standard" text:visited-style-name="Standard"><text:span text:style-name="T13">i_wb_list</text:span></text:a><text:span text:style-name="T15">;</text:span><text:span text:style-name="T8"><text:tab/></text:span><text:span text:style-name="T23">/* backing dev writeback list */</text:span></text:p>
      <text:p text:style-name="P11"><text:span text:style-name="T8"><text:tab/></text:span><text:span text:style-name="T2">union</text:span><text:span text:style-name="T8"> </text:span><text:span text:style-name="T15">{</text:span></text:p>
      <text:p text:style-name="P11"><text:span text:style-name="T8"><text:tab/><text:tab/></text:span><text:span text:style-name="T2">struct</text:span><text:span text:style-name="T8"> </text:span><text:a xlink:type="simple" xlink:href="https://elixir.bootlin.com/linux/v5.15.32/C/ident/hlist_head" text:style-name="Standard" text:visited-style-name="Standard"><text:span text:style-name="T13">hlist_head</text:span></text:a><text:span text:style-name="T8"><text:tab/></text:span><text:a xlink:type="simple" xlink:href="https://elixir.bootlin.com/linux/v5.15.32/C/ident/i_dentry" text:style-name="Standard" text:visited-style-name="Standard"><text:span text:style-name="T13">i_dentry</text:span></text:a><text:span text:style-name="T15">;</text:span></text:p>
      <text:p text:style-name="P11"><text:span text:style-name="T8"><text:tab/><text:tab/></text:span><text:span text:style-name="T2">struct</text:span><text:span text:style-name="T8"> </text:span><text:a xlink:type="simple" xlink:href="https://elixir.bootlin.com/linux/v5.15.32/C/ident/rcu_head" text:style-name="Standard" text:visited-style-name="Standard"><text:span text:style-name="T13">rcu_head</text:span></text:a><text:span text:style-name="T8"><text:tab/><text:tab/></text:span><text:a xlink:type="simple" xlink:href="https://elixir.bootlin.com/linux/v5.15.32/C/ident/i_rcu" text:style-name="Standard" text:visited-style-name="Standard"><text:span text:style-name="T13">i_rcu</text:span></text:a><text:span text:style-name="T15">;</text:span></text:p>
      <text:p text:style-name="P11"><text:span text:style-name="T8"><text:tab/></text:span><text:span text:style-name="T15">};</text:span></text:p>
      <text:p text:style-name="P11"><text:span text:style-name="T8"><text:tab/></text:span><text:a xlink:type="simple" xlink:href="https://elixir.bootlin.com/linux/v5.15.32/C/ident/atomic64_t" text:style-name="Standard" text:visited-style-name="Standard"><text:span text:style-name="T13">atomic64_t</text:span></text:a><text:span text:style-name="T8"><text:tab/><text:tab/></text:span><text:a xlink:type="simple" xlink:href="https://elixir.bootlin.com/linux/v5.15.32/C/ident/i_version" text:style-name="Standard" text:visited-style-name="Standard"><text:span text:style-name="T13">i_version</text:span></text:a><text:span text:style-name="T15">;</text:span></text:p>
      <text:p text:style-name="P11"><text:span text:style-name="T8"><text:tab/></text:span><text:a xlink:type="simple" xlink:href="https://elixir.bootlin.com/linux/v5.15.32/C/ident/atomic64_t" text:style-name="Standard" text:visited-style-name="Standard"><text:span text:style-name="T13">atomic64_t</text:span></text:a><text:span text:style-name="T8"><text:tab/><text:tab/></text:span><text:a xlink:type="simple" xlink:href="https://elixir.bootlin.com/linux/v5.15.32/C/ident/i_sequence" text:style-name="Standard" text:visited-style-name="Standard"><text:span text:style-name="T13">i_sequence</text:span></text:a><text:span text:style-name="T15">;</text:span><text:span text:style-name="T8"> </text:span><text:span text:style-name="T23">/* see futex */</text:span></text:p>
      <text:p text:style-name="P11"><text:span text:style-name="T8"><text:tab/></text:span><text:a xlink:type="simple" xlink:href="https://elixir.bootlin.com/linux/v5.15.32/C/ident/atomic_t" text:style-name="Standard" text:visited-style-name="Standard"><text:span text:style-name="T13">atomic_t</text:span></text:a><text:span text:style-name="T8"><text:tab/><text:tab/></text:span><text:a xlink:type="simple" xlink:href="https://elixir.bootlin.com/linux/v5.15.32/C/ident/i_count" text:style-name="Standard" text:visited-style-name="Standard"><text:span text:style-name="T13">i_count</text:span></text:a><text:span text:style-name="T15">;</text:span></text:p>
      <text:p text:style-name="P11"><text:span text:style-name="T8"><text:tab/></text:span><text:a xlink:type="simple" xlink:href="https://elixir.bootlin.com/linux/v5.15.32/C/ident/atomic_t" text:style-name="Standard" text:visited-style-name="Standard"><text:span text:style-name="T13">atomic_t</text:span></text:a><text:span text:style-name="T8"><text:tab/><text:tab/></text:span><text:a xlink:type="simple" xlink:href="https://elixir.bootlin.com/linux/v5.15.32/C/ident/i_dio_count" text:style-name="Standard" text:visited-style-name="Standard"><text:span text:style-name="T13">i_dio_count</text:span></text:a><text:span text:style-name="T15">;</text:span></text:p>
      <text:p text:style-name="P11"><text:span text:style-name="T8"><text:tab/></text:span><text:a xlink:type="simple" xlink:href="https://elixir.bootlin.com/linux/v5.15.32/C/ident/atomic_t" text:style-name="Standard" text:visited-style-name="Standard"><text:span text:style-name="T13">atomic_t</text:span></text:a><text:span text:style-name="T8"><text:tab/><text:tab/></text:span><text:a xlink:type="simple" xlink:href="https://elixir.bootlin.com/linux/v5.15.32/C/ident/i_writecount" text:style-name="Standard" text:visited-style-name="Standard"><text:span text:style-name="T13">i_writecount</text:span></text:a><text:span text:style-name="T15">;</text:span></text:p>
      <text:p text:style-name="P2"/>
      <text:p text:style-name="P11"><text:span text:style-name="T8"><text:tab/></text:span><text:span text:style-name="T2">union</text:span><text:span text:style-name="T8"> </text:span><text:span text:style-name="T15">{</text:span></text:p>
      <text:p text:style-name="P11"><text:span text:style-name="T8"><text:tab/><text:tab/></text:span><text:span text:style-name="T2">const</text:span><text:span text:style-name="T8"> </text:span><text:span text:style-name="T2">struct</text:span><text:span text:style-name="T8"> </text:span><text:a xlink:type="simple" xlink:href="https://elixir.bootlin.com/linux/v5.15.32/C/ident/file_operations" text:style-name="Standard" text:visited-style-name="Standard"><text:span text:style-name="T13">file_operations</text:span></text:a><text:span text:style-name="T8"><text:tab/></text:span><text:span text:style-name="T15">*</text:span><text:a xlink:type="simple" xlink:href="https://elixir.bootlin.com/linux/v5.15.32/C/ident/i_fop" text:style-name="Standard" text:visited-style-name="Standard"><text:span text:style-name="T13">i_fop</text:span></text:a><text:span text:style-name="T15">;</text:span><text:span text:style-name="T8"><text:tab/></text:span><text:span text:style-name="T23">/* former -&gt;i_op-&gt;default_file_ops */</text:span></text:p>
      <text:p text:style-name="P11"><text:span text:style-name="T8"><text:tab/><text:tab/></text:span><text:span text:style-name="T28">void</text:span><text:span text:style-name="T8"> </text:span><text:span text:style-name="T15">(*</text:span><text:a xlink:type="simple" xlink:href="https://elixir.bootlin.com/linux/v5.15.32/C/ident/free_inode" text:style-name="Standard" text:visited-style-name="Standard"><text:span text:style-name="T13">free_inode</text:span></text:a><text:span text:style-name="T15">)(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);</text:span></text:p>
      <text:p text:style-name="P11"><text:span text:style-name="T8"><text:tab/></text:span><text:span text:style-name="T15">}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file_lock_context" text:style-name="Standard" text:visited-style-name="Standard"><text:span text:style-name="T13">file_lock_context</text:span></text:a><text:span text:style-name="T8"><text:tab/></text:span><text:span text:style-name="T15">*</text:span><text:a xlink:type="simple" xlink:href="https://elixir.bootlin.com/linux/v5.15.32/C/ident/i_flctx" text:style-name="Standard" text:visited-style-name="Standard"><text:span text:style-name="T13">i_flctx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address_space" text:style-name="Standard" text:visited-style-name="Standard"><text:span text:style-name="T13">address_space</text:span></text:a><text:span text:style-name="T8"><text:tab/></text:span><text:a xlink:type="simple" xlink:href="https://elixir.bootlin.com/linux/v5.15.32/C/ident/i_data" text:style-name="Standard" text:visited-style-name="Standard"><text:span text:style-name="T13">i_data</text:span></text:a><text:span text:style-name="T15">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list_head" text:style-name="Standard" text:visited-style-name="Standard"><text:span text:style-name="T13">list_head</text:span></text:a><text:span text:style-name="T8"><text:tab/></text:span><text:a xlink:type="simple" xlink:href="https://elixir.bootlin.com/linux/v5.15.32/C/ident/i_devices" text:style-name="Standard" text:visited-style-name="Standard"><text:span text:style-name="T13">i_devices</text:span></text:a><text:span text:style-name="T15">;</text:span></text:p>
      <text:p text:style-name="P11"><text:span text:style-name="T8"><text:tab/></text:span><text:span text:style-name="T2">union</text:span><text:span text:style-name="T8"> </text:span><text:span text:style-name="T15">{</text:span></text:p>
      <text:p text:style-name="P11"><text:span text:style-name="T8"><text:tab/><text:tab/></text:span><text:span text:style-name="T2">struct</text:span><text:span text:style-name="T8"> </text:span><text:a xlink:type="simple" xlink:href="https://elixir.bootlin.com/linux/v5.15.32/C/ident/pipe_inode_info" text:style-name="Standard" text:visited-style-name="Standard"><text:span text:style-name="T13">pipe_inode_info</text:span></text:a><text:span text:style-name="T8"><text:tab/></text:span><text:span text:style-name="T15">*</text:span><text:a xlink:type="simple" xlink:href="https://elixir.bootlin.com/linux/v5.15.32/C/ident/i_pipe" text:style-name="Standard" text:visited-style-name="Standard"><text:span text:style-name="T13">i_pipe</text:span></text:a><text:span text:style-name="T15">;</text:span></text:p>
      <text:p text:style-name="P11"><text:span text:style-name="T8"><text:tab/><text:tab/></text:span><text:span text:style-name="T2">struct</text:span><text:span text:style-name="T8"> </text:span><text:a xlink:type="simple" xlink:href="https://elixir.bootlin.com/linux/v5.15.32/C/ident/cdev" text:style-name="Standard" text:visited-style-name="Standard"><text:span text:style-name="T13">cdev</text:span></text:a><text:span text:style-name="T8"><text:tab/><text:tab/></text:span><text:span text:style-name="T15">*</text:span><text:a xlink:type="simple" xlink:href="https://elixir.bootlin.com/linux/v5.15.32/C/ident/i_cdev" text:style-name="Standard" text:visited-style-name="Standard"><text:span text:style-name="T13">i_cdev</text:span></text:a><text:span text:style-name="T15">;</text:span></text:p>
      <text:p text:style-name="P11"><text:span text:style-name="T8"><text:tab/><text:tab/></text:span><text:span text:style-name="T28">char</text:span><text:span text:style-name="T8"><text:tab/><text:tab/><text:tab/></text:span><text:span text:style-name="T15">*</text:span><text:a xlink:type="simple" xlink:href="https://elixir.bootlin.com/linux/v5.15.32/C/ident/i_link" text:style-name="Standard" text:visited-style-name="Standard"><text:span text:style-name="T13">i_link</text:span></text:a><text:span text:style-name="T15">;</text:span></text:p>
      <text:p text:style-name="P11"><text:span text:style-name="T8"><text:tab/><text:tab/></text:span><text:span text:style-name="T28">unsigned</text:span><text:span text:style-name="T8"><text:tab/><text:tab/></text:span><text:a xlink:type="simple" xlink:href="https://elixir.bootlin.com/linux/v5.15.32/C/ident/i_dir_seq" text:style-name="Standard" text:visited-style-name="Standard"><text:span text:style-name="T13">i_dir_seq</text:span></text:a><text:span text:style-name="T15">;</text:span></text:p>
      <text:p text:style-name="P11"><text:span text:style-name="T8"><text:tab/></text:span><text:span text:style-name="T15">};</text:span></text:p>
      <text:p text:style-name="P11"><text:span text:style-name="T8"><text:tab/></text:span><text:a xlink:type="simple" xlink:href="https://elixir.bootlin.com/linux/v5.15.32/C/ident/__u32" text:style-name="Standard" text:visited-style-name="Standard"><text:span text:style-name="T13">__u32</text:span></text:a><text:span text:style-name="T8"><text:tab/><text:tab/><text:tab/></text:span><text:a xlink:type="simple" xlink:href="https://elixir.bootlin.com/linux/v5.15.32/C/ident/i_generation" text:style-name="Standard" text:visited-style-name="Standard"><text:span text:style-name="T13">i_generation</text:span></text:a><text:span text:style-name="T15">;</text:span></text:p>
      <text:p text:style-name="P11"><text:span text:style-name="T8"><text:tab/></text:span><text:span text:style-name="T28">void</text:span><text:span text:style-name="T8"><text:tab/><text:tab/><text:tab/></text:span><text:span text:style-name="T15">*</text:span><text:a xlink:type="simple" xlink:href="https://elixir.bootlin.com/linux/v5.15.32/C/ident/i_private" text:style-name="Standard" text:visited-style-name="Standard"><text:span text:style-name="T13">i_private</text:span></text:a><text:span text:style-name="T15">;</text:span><text:span text:style-name="T8"> </text:span><text:span text:style-name="T23">/* fs or device private pointer */</text:span></text:p>
      <text:p text:style-name="P11"><text:span text:style-name="T16">}</text:span><text:span text:style-name="T9"> </text:span><text:a xlink:type="simple" xlink:href="https://elixir.bootlin.com/linux/v5.15.32/C/ident/__randomize_layout" text:style-name="Standard" text:visited-style-name="Standard"><text:span text:style-name="T14">__randomize_layout</text:span></text:a><text:span text:style-name="T16">;</text:span></text:p>
      <text:p text:style-name="P3"/>
      <text:p text:style-name="P11"><text:span text:style-name="T2">struct</text:span><text:span text:style-name="T8"> </text:span><text:a xlink:type="simple" xlink:href="https://elixir.bootlin.com/linux/v5.15.32/C/ident/inode_operations" text:style-name="Standard" text:visited-style-name="Standard"><text:span text:style-name="T13">inode_operations</text:span></text:a><text:span text:style-name="T8"> </text:span><text:span text:style-name="T15">{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</text:span><text:span text:style-name="T8"> </text:span><text:span text:style-name="T15">(*</text:span><text:a xlink:type="simple" xlink:href="https://elixir.bootlin.com/linux/v5.15.32/C/ident/lookup" text:style-name="Standard" text:visited-style-name="Standard"><text:span text:style-name="T13">lookup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text:span text:style-name="T8"> </text:span><text:span text:style-name="T28">unsigned</text:span><text:span text:style-name="T8"> </text:span><text:span text:style-name="T28">int</text:span><text:span text:style-name="T15">);</text:span></text:p>
      <text:p text:style-name="P11"><text:span text:style-name="T8"><text:tab/></text:span><text:span text:style-name="T2">const</text:span><text:span text:style-name="T8"> </text:span><text:span text:style-name="T28">char</text:span><text:span text:style-name="T8"> </text:span><text:span text:style-name="T15">*</text:span><text:span text:style-name="T8"> </text:span><text:span text:style-name="T15">(*</text:span><text:a xlink:type="simple" xlink:href="https://elixir.bootlin.com/linux/v5.15.32/C/ident/get_link" text:style-name="Standard" text:visited-style-name="Standard"><text:span text:style-name="T13">get_link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delayed_call" text:style-name="Standard" text:visited-style-name="Standard"><text:span text:style-name="T13">delayed_call</text:span></text:a><text:span text:style-name="T8"> </text:span><text:span text:style-name="T15">*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permission" text:style-name="Standard" text:visited-style-name="Standard"><text:span text:style-name="T13">permission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8"> </text:span><text:span text:style-name="T28">int</text:span><text:span text:style-name="T15">);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posix_acl" text:style-name="Standard" text:visited-style-name="Standard"><text:span text:style-name="T13">posix_acl</text:span></text:a><text:span text:style-name="T8"> </text:span><text:span text:style-name="T15">*</text:span><text:span text:style-name="T8"> </text:span><text:span text:style-name="T15">(*</text:span><text:a xlink:type="simple" xlink:href="https://elixir.bootlin.com/linux/v5.15.32/C/ident/get_acl" text:style-name="Standard" text:visited-style-name="Standard"><text:span text:style-name="T13">get_acl</text:span></text:a><text:span text:style-name="T15">)(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8"> </text:span><text:span text:style-name="T28">int</text:span><text:span text:style-name="T15">,</text:span><text:span text:style-name="T8"> </text:span><text:a xlink:type="simple" xlink:href="https://elixir.bootlin.com/linux/v5.15.32/C/ident/bool" text:style-name="Standard" text:visited-style-name="Standard"><text:span text:style-name="T13">bool</text:span></text:a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readlink" text:style-name="Standard" text:visited-style-name="Standard"><text:span text:style-name="T13">readlink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text:span text:style-name="T8"> </text:span><text:span text:style-name="T28">char</text:span><text:span text:style-name="T8"> </text:span><text:a xlink:type="simple" xlink:href="https://elixir.bootlin.com/linux/v5.15.32/C/ident/__user" text:style-name="Standard" text:visited-style-name="Standard"><text:span text:style-name="T13">__user</text:span></text:a><text:span text:style-name="T8"> </text:span><text:span text:style-name="T15">*,</text:span><text:span text:style-name="T28">int</text:span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create" text:style-name="Standard" text:visited-style-name="Standard"><text:span text:style-name="T13">create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/text:p>
      <text:p text:style-name="P11"><text:span text:style-name="T8"><text:tab/><text:tab/> <text:s text:c="6"/></text:span><text:a xlink:type="simple" xlink:href="https://elixir.bootlin.com/linux/v5.15.32/C/ident/umode_t" text:style-name="Standard" text:visited-style-name="Standard"><text:span text:style-name="T13">umode_t</text:span></text:a><text:span text:style-name="T15">,</text:span><text:span text:style-name="T8"> </text:span><text:a xlink:type="simple" xlink:href="https://elixir.bootlin.com/linux/v5.15.32/C/ident/bool" text:style-name="Standard" text:visited-style-name="Standard"><text:span text:style-name="T13">bool</text:span></text:a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link" text:style-name="Standard" text:visited-style-name="Standard"><text:span text:style-name="T13">link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unlink" text:style-name="Standard" text:visited-style-name="Standard"><text:span text:style-name="T13">unlink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symlink" text:style-name="Standard" text:visited-style-name="Standard"><text:span text:style-name="T13">symlink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/text:p>
      <text:p text:style-name="P11"><text:span text:style-name="T8"><text:tab/><text:tab/><text:tab/></text:span><text:span text:style-name="T2">const</text:span><text:span text:style-name="T8"> </text:span><text:span text:style-name="T28">char</text:span><text:span text:style-name="T8"> </text:span><text:span text:style-name="T15">*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mkdir" text:style-name="Standard" text:visited-style-name="Standard"><text:span text:style-name="T13">mkdir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/text:p>
      <text:p text:style-name="P11"><text:span text:style-name="T8"><text:tab/><text:tab/> <text:s text:c="5"/></text:span><text:a xlink:type="simple" xlink:href="https://elixir.bootlin.com/linux/v5.15.32/C/ident/umode_t" text:style-name="Standard" text:visited-style-name="Standard"><text:span text:style-name="T13">umode_t</text:span></text:a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rmdir" text:style-name="Standard" text:visited-style-name="Standard"><text:span text:style-name="T13">rmdir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mknod" text:style-name="Standard" text:visited-style-name="Standard"><text:span text:style-name="T13">mknod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/text:p>
      <text:p text:style-name="P11"><text:span text:style-name="T8"><text:tab/><text:tab/> <text:s text:c="5"/></text:span><text:a xlink:type="simple" xlink:href="https://elixir.bootlin.com/linux/v5.15.32/C/ident/umode_t" text:style-name="Standard" text:visited-style-name="Standard"><text:span text:style-name="T13">umode_t</text:span></text:a><text:span text:style-name="T15">,</text:span><text:a xlink:type="simple" xlink:href="https://elixir.bootlin.com/linux/v5.15.32/C/ident/dev_t" text:style-name="Standard" text:visited-style-name="Standard"><text:span text:style-name="T13">dev_t</text:span></text:a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rename" text:style-name="Standard" text:visited-style-name="Standard"><text:span text:style-name="T13">rename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/text:p>
      <text:p text:style-name="P11"><text:span text:style-name="T8"><text:tab/><text:tab/><text:tab/>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text:span text:style-name="T8"> </text:span><text:span text:style-name="T28">unsigned</text:span><text:span text:style-name="T8"> </text:span><text:span text:style-name="T28">int</text:span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setattr" text:style-name="Standard" text:visited-style-name="Standard"><text:span text:style-name="T13">setattr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/text:p>
      <text:p text:style-name="P11"><text:soft-page-break/><text:span text:style-name="T8"><text:tab/><text:tab/><text:tab/></text:span><text:span text:style-name="T2">struct</text:span><text:span text:style-name="T8"> </text:span><text:a xlink:type="simple" xlink:href="https://elixir.bootlin.com/linux/v5.15.32/C/ident/iattr" text:style-name="Standard" text:visited-style-name="Standard"><text:span text:style-name="T13">iattr</text:span></text:a><text:span text:style-name="T8"> </text:span><text:span text:style-name="T15">*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getattr" text:style-name="Standard" text:visited-style-name="Standard"><text:span text:style-name="T13">getattr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,</text:span><text:span text:style-name="T8"> </text:span><text:span text:style-name="T2">const</text:span><text:span text:style-name="T8"> </text:span><text:span text:style-name="T2">struct</text:span><text:span text:style-name="T8"> </text:span><text:a xlink:type="simple" xlink:href="https://elixir.bootlin.com/linux/v5.15.32/C/ident/path" text:style-name="Standard" text:visited-style-name="Standard"><text:span text:style-name="T13">path</text:span></text:a><text:span text:style-name="T8"> </text:span><text:span text:style-name="T15">*,</text:span></text:p>
      <text:p text:style-name="P11"><text:span text:style-name="T8"><text:tab/><text:tab/><text:tab/></text:span><text:span text:style-name="T2">struct</text:span><text:span text:style-name="T8"> </text:span><text:a xlink:type="simple" xlink:href="https://elixir.bootlin.com/linux/v5.15.32/C/ident/kstat" text:style-name="Standard" text:visited-style-name="Standard"><text:span text:style-name="T13">kstat</text:span></text:a><text:span text:style-name="T8"> </text:span><text:span text:style-name="T15">*,</text:span><text:span text:style-name="T8"> </text:span><text:a xlink:type="simple" xlink:href="https://elixir.bootlin.com/linux/v5.15.32/C/ident/u32" text:style-name="Standard" text:visited-style-name="Standard"><text:span text:style-name="T13">u32</text:span></text:a><text:span text:style-name="T15">,</text:span><text:span text:style-name="T8"> </text:span><text:span text:style-name="T28">unsigned</text:span><text:span text:style-name="T8"> </text:span><text:span text:style-name="T28">int</text:span><text:span text:style-name="T15">);</text:span></text:p>
      <text:p text:style-name="P11"><text:span text:style-name="T8"><text:tab/></text:span><text:a xlink:type="simple" xlink:href="https://elixir.bootlin.com/linux/v5.15.32/C/ident/ssize_t" text:style-name="Standard" text:visited-style-name="Standard"><text:span text:style-name="T13">ssize_t</text:span></text:a><text:span text:style-name="T8"> </text:span><text:span text:style-name="T15">(*</text:span><text:a xlink:type="simple" xlink:href="https://elixir.bootlin.com/linux/v5.15.32/C/ident/listxattr" text:style-name="Standard" text:visited-style-name="Standard"><text:span text:style-name="T13">listxattr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text:span text:style-name="T8"> </text:span><text:span text:style-name="T28">char</text:span><text:span text:style-name="T8"> </text:span><text:span text:style-name="T15">*,</text:span><text:span text:style-name="T8"> </text:span><text:a xlink:type="simple" xlink:href="https://elixir.bootlin.com/linux/v5.15.32/C/ident/size_t" text:style-name="Standard" text:visited-style-name="Standard"><text:span text:style-name="T13">size_t</text:span></text:a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fiemap" text:style-name="Standard" text:visited-style-name="Standard"><text:span text:style-name="T13">fiemap</text:span></text:a><text:span text:style-name="T15">)(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fiemap_extent_info" text:style-name="Standard" text:visited-style-name="Standard"><text:span text:style-name="T13">fiemap_extent_info</text:span></text:a><text:span text:style-name="T8"> </text:span><text:span text:style-name="T15">*,</text:span><text:span text:style-name="T8"> </text:span><text:a xlink:type="simple" xlink:href="https://elixir.bootlin.com/linux/v5.15.32/C/ident/u64" text:style-name="Standard" text:visited-style-name="Standard"><text:span text:style-name="T13">u64</text:span></text:a><text:span text:style-name="T8"> </text:span><text:span text:style-name="T20">start</text:span><text:span text:style-name="T15">,</text:span></text:p>
      <text:p text:style-name="P11"><text:span text:style-name="T8"><text:tab/><text:tab/> <text:s text:c="5"/></text:span><text:a xlink:type="simple" xlink:href="https://elixir.bootlin.com/linux/v5.15.32/C/ident/u64" text:style-name="Standard" text:visited-style-name="Standard"><text:span text:style-name="T14">u64</text:span></text:a><text:span text:style-name="T9"> </text:span><text:span text:style-name="T21">len</text:span><text:span text:style-name="T16">);</text:span></text:p>
      <text:p text:style-name="P11"><text:span text:style-name="T9"><text:tab/></text:span><text:span text:style-name="T28">int</text:span><text:span text:style-name="T8"> </text:span><text:span text:style-name="T15">(*</text:span><text:a xlink:type="simple" xlink:href="https://elixir.bootlin.com/linux/v5.15.32/C/ident/update_time" text:style-name="Standard" text:visited-style-name="Standard"><text:span text:style-name="T13">update_time</text:span></text:a><text:span text:style-name="T15">)(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timespec64" text:style-name="Standard" text:visited-style-name="Standard"><text:span text:style-name="T13">timespec64</text:span></text:a><text:span text:style-name="T8"> </text:span><text:span text:style-name="T15">*,</text:span><text:span text:style-name="T8"> </text:span><text:span text:style-name="T28">int</text:span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atomic_open" text:style-name="Standard" text:visited-style-name="Standard"><text:span text:style-name="T13">atomic_open</text:span></text:a><text:span text:style-name="T15">)(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/text:p>
      <text:p text:style-name="P11"><text:span text:style-name="T8"><text:tab/><text:tab/><text:tab/> <text:s text:c="2"/>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8">unsigned</text:span><text:span text:style-name="T8"> </text:span><text:a xlink:type="simple" xlink:href="https://elixir.bootlin.com/linux/v5.15.32/C/ident/open_flag" text:style-name="Standard" text:visited-style-name="Standard"><text:span text:style-name="T13">open_flag</text:span></text:a><text:span text:style-name="T15">,</text:span></text:p>
      <text:p text:style-name="P11"><text:span text:style-name="T8"><text:tab/><text:tab/><text:tab/> <text:s text:c="2"/></text:span><text:a xlink:type="simple" xlink:href="https://elixir.bootlin.com/linux/v5.15.32/C/ident/umode_t" text:style-name="Standard" text:visited-style-name="Standard"><text:span text:style-name="T13">umode_t</text:span></text:a><text:span text:style-name="T8"> </text:span><text:a xlink:type="simple" xlink:href="https://elixir.bootlin.com/linux/v5.15.32/C/ident/create_mode" text:style-name="Standard" text:visited-style-name="Standard"><text:span text:style-name="T13">create_mode</text:span></text:a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tmpfile" text:style-name="Standard" text:visited-style-name="Standard"><text:span text:style-name="T13">tmpfile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/text:p>
      <text:p text:style-name="P11"><text:span text:style-name="T8"><text:tab/><text:tab/><text:tab/>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,</text:span><text:span text:style-name="T8"> </text:span><text:a xlink:type="simple" xlink:href="https://elixir.bootlin.com/linux/v5.15.32/C/ident/umode_t" text:style-name="Standard" text:visited-style-name="Standard"><text:span text:style-name="T13">umode_t</text:span></text:a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set_acl" text:style-name="Standard" text:visited-style-name="Standard"><text:span text:style-name="T13">set_acl</text:span></text:a><text:span text:style-name="T15">)(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/text:p>
      <text:p text:style-name="P11"><text:span text:style-name="T8"><text:tab/><text:tab/> <text:s text:c="6"/></text:span><text:span text:style-name="T2">struct</text:span><text:span text:style-name="T8"> </text:span><text:a xlink:type="simple" xlink:href="https://elixir.bootlin.com/linux/v5.15.32/C/ident/posix_acl" text:style-name="Standard" text:visited-style-name="Standard"><text:span text:style-name="T13">posix_acl</text:span></text:a><text:span text:style-name="T8"> </text:span><text:span text:style-name="T15">*,</text:span><text:span text:style-name="T8"> </text:span><text:span text:style-name="T28">int</text:span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fileattr_set" text:style-name="Standard" text:visited-style-name="Standard"><text:span text:style-name="T13">fileattr_set</text:span></text:a><text:span text:style-name="T15">)(</text:span><text:span text:style-name="T2">struct</text:span><text:span text:style-name="T8"> </text:span><text:a xlink:type="simple" xlink:href="https://elixir.bootlin.com/linux/v5.15.32/C/ident/user_namespace" text:style-name="Standard" text:visited-style-name="Standard"><text:span text:style-name="T13">user_namespace</text:span></text:a><text:span text:style-name="T8"> </text:span><text:span text:style-name="T15">*</text:span><text:a xlink:type="simple" xlink:href="https://elixir.bootlin.com/linux/v5.15.32/C/ident/mnt_userns" text:style-name="Standard" text:visited-style-name="Standard"><text:span text:style-name="T13">mnt_userns</text:span></text:a><text:span text:style-name="T15">,</text:span></text:p>
      <text:p text:style-name="P11"><text:span text:style-name="T8"><text:tab/><text:tab/><text:tab/> <text:s text:c="3"/>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</text:span><text:a xlink:type="simple" xlink:href="https://elixir.bootlin.com/linux/v5.15.32/C/ident/dentry" text:style-name="Standard" text:visited-style-name="Standard"><text:span text:style-name="T13">dentry</text:span></text:a><text:span text:style-name="T15">,</text:span><text:span text:style-name="T8"> </text:span><text:span text:style-name="T2">struct</text:span><text:span text:style-name="T8"> </text:span><text:a xlink:type="simple" xlink:href="https://elixir.bootlin.com/linux/v5.15.32/C/ident/fileattr" text:style-name="Standard" text:visited-style-name="Standard"><text:span text:style-name="T13">fileattr</text:span></text:a><text:span text:style-name="T8"> </text:span><text:span text:style-name="T15">*</text:span><text:a xlink:type="simple" xlink:href="https://elixir.bootlin.com/linux/v5.15.32/C/ident/fa" text:style-name="Standard" text:visited-style-name="Standard"><text:span text:style-name="T13">fa</text:span></text:a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fileattr_get" text:style-name="Standard" text:visited-style-name="Standard"><text:span text:style-name="T13">fileattr_get</text:span></text:a><text:span text:style-name="T15">)(</text:span><text:span text:style-name="T2">struct</text:span><text:span text:style-name="T8"> </text:span><text:a xlink:type="simple" xlink:href="https://elixir.bootlin.com/linux/v5.15.32/C/ident/dentry" text:style-name="Standard" text:visited-style-name="Standard"><text:span text:style-name="T13">dentry</text:span></text:a><text:span text:style-name="T8"> </text:span><text:span text:style-name="T15">*</text:span><text:a xlink:type="simple" xlink:href="https://elixir.bootlin.com/linux/v5.15.32/C/ident/dentry" text:style-name="Standard" text:visited-style-name="Standard"><text:span text:style-name="T13">dentry</text:span></text:a><text:span text:style-name="T15">,</text:span><text:span text:style-name="T8"> </text:span><text:span text:style-name="T2">struct</text:span><text:span text:style-name="T8"> </text:span><text:a xlink:type="simple" xlink:href="https://elixir.bootlin.com/linux/v5.15.32/C/ident/fileattr" text:style-name="Standard" text:visited-style-name="Standard"><text:span text:style-name="T13">fileattr</text:span></text:a><text:span text:style-name="T8"> </text:span><text:span text:style-name="T15">*</text:span><text:a xlink:type="simple" xlink:href="https://elixir.bootlin.com/linux/v5.15.32/C/ident/fa" text:style-name="Standard" text:visited-style-name="Standard"><text:span text:style-name="T13">fa</text:span></text:a><text:span text:style-name="T15">);</text:span></text:p>
      <text:p text:style-name="P11"><text:span text:style-name="T16">}</text:span><text:span text:style-name="T9"> </text:span><text:a xlink:type="simple" xlink:href="https://elixir.bootlin.com/linux/v5.15.32/C/ident/____cacheline_aligned" text:style-name="Standard" text:visited-style-name="Standard"><text:span text:style-name="T14">____cacheline_aligned</text:span></text:a><text:span text:style-name="T16">;</text:span></text:p>
      <text:p text:style-name="P1"/>
      <text:p text:style-name="HTML_20_Preformatted"><text:span text:style-name="cm"><text:span text:style-name="T25">/*</text:span></text:span></text:p>
      <text:p text:style-name="HTML_20_Preformatted"><text:span text:style-name="cm"><text:span text:style-name="T25"><text:s/>* Inode flags - they have no relation to superblock flags now</text:span></text:span></text:p>
      <text:p text:style-name="HTML_20_Preformatted"><text:span text:style-name="cm"><text:span text:style-name="T25"><text:s/>*/</text:span></text:span></text:p>
      <text:p text:style-name="HTML_20_Preformatted"><text:span text:style-name="cp"><text:span text:style-name="T37">#define </text:span></text:span><text:a xlink:type="simple" xlink:href="https://elixir.bootlin.com/linux/v5.15.32/C/ident/S_SYNC" text:style-name="Internet_20_link" text:visited-style-name="Visited_20_Internet_20_Link"><text:span text:style-name="Internet_20_link"><text:span text:style-name="T34">S_SYNC</text:span></text:span></text:a><text:span text:style-name="cp"><text:span text:style-name="T37"><text:tab/><text:tab/>(1 &lt;&lt; 0) <text:s/></text:span></text:span><text:span text:style-name="cm"><text:span text:style-name="T25">/* Writes are synced at once */</text:span></text:span></text:p>
      <text:p text:style-name="HTML_20_Preformatted"><text:span text:style-name="cp"><text:span text:style-name="T37">#define </text:span></text:span><text:a xlink:type="simple" xlink:href="https://elixir.bootlin.com/linux/v5.15.32/C/ident/S_NOATIME" text:style-name="Internet_20_link" text:visited-style-name="Visited_20_Internet_20_Link"><text:span text:style-name="Internet_20_link"><text:span text:style-name="T34">S_NOATIME</text:span></text:span></text:a><text:span text:style-name="cp"><text:span text:style-name="T37"><text:tab/>(1 &lt;&lt; 1) <text:s/></text:span></text:span><text:span text:style-name="cm"><text:span text:style-name="T25">/* Do not update access times */</text:span></text:span></text:p>
      <text:p text:style-name="HTML_20_Preformatted"><text:span text:style-name="cp"><text:span text:style-name="T37">#define </text:span></text:span><text:a xlink:type="simple" xlink:href="https://elixir.bootlin.com/linux/v5.15.32/C/ident/S_APPEND" text:style-name="Internet_20_link" text:visited-style-name="Visited_20_Internet_20_Link"><text:span text:style-name="Internet_20_link"><text:span text:style-name="T34">S_APPEND</text:span></text:span></text:a><text:span text:style-name="cp"><text:span text:style-name="T37"><text:tab/>(1 &lt;&lt; 2) <text:s/></text:span></text:span><text:span text:style-name="cm"><text:span text:style-name="T25">/* Append-only file */</text:span></text:span></text:p>
      <text:p text:style-name="HTML_20_Preformatted"><text:span text:style-name="cp"><text:span text:style-name="T37">#define </text:span></text:span><text:a xlink:type="simple" xlink:href="https://elixir.bootlin.com/linux/v5.15.32/C/ident/S_IMMUTABLE" text:style-name="Internet_20_link" text:visited-style-name="Visited_20_Internet_20_Link"><text:span text:style-name="Internet_20_link"><text:span text:style-name="T34">S_IMMUTABLE</text:span></text:span></text:a><text:span text:style-name="cp"><text:span text:style-name="T37"><text:tab/>(1 &lt;&lt; 3) <text:s/></text:span></text:span><text:span text:style-name="cm"><text:span text:style-name="T25">/* Immutable file */</text:span></text:span></text:p>
      <text:p text:style-name="HTML_20_Preformatted"><text:span text:style-name="cp"><text:span text:style-name="T37">#define </text:span></text:span><text:a xlink:type="simple" xlink:href="https://elixir.bootlin.com/linux/v5.15.32/C/ident/S_DEAD" text:style-name="Internet_20_link" text:visited-style-name="Visited_20_Internet_20_Link"><text:span text:style-name="Internet_20_link"><text:span text:style-name="T34">S_DEAD</text:span></text:span></text:a><text:span text:style-name="cp"><text:span text:style-name="T37"><text:tab/><text:tab/>(1 &lt;&lt; 4) <text:s/></text:span></text:span><text:span text:style-name="cm"><text:span text:style-name="T25">/* removed, but still open directory */</text:span></text:span></text:p>
      <text:p text:style-name="HTML_20_Preformatted"><text:span text:style-name="cp"><text:span text:style-name="T37">#define </text:span></text:span><text:a xlink:type="simple" xlink:href="https://elixir.bootlin.com/linux/v5.15.32/C/ident/S_NOQUOTA" text:style-name="Internet_20_link" text:visited-style-name="Visited_20_Internet_20_Link"><text:span text:style-name="Internet_20_link"><text:span text:style-name="T34">S_NOQUOTA</text:span></text:span></text:a><text:span text:style-name="cp"><text:span text:style-name="T37"><text:tab/>(1 &lt;&lt; 5) <text:s/></text:span></text:span><text:span text:style-name="cm"><text:span text:style-name="T25">/* Inode is not counted to quota */</text:span></text:span></text:p>
      <text:p text:style-name="HTML_20_Preformatted"><text:span text:style-name="cp"><text:span text:style-name="T37">#define </text:span></text:span><text:a xlink:type="simple" xlink:href="https://elixir.bootlin.com/linux/v5.15.32/C/ident/S_DIRSYNC" text:style-name="Internet_20_link" text:visited-style-name="Visited_20_Internet_20_Link"><text:span text:style-name="Internet_20_link"><text:span text:style-name="T34">S_DIRSYNC</text:span></text:span></text:a><text:span text:style-name="cp"><text:span text:style-name="T37"><text:tab/>(1 &lt;&lt; 6) <text:s/></text:span></text:span><text:span text:style-name="cm"><text:span text:style-name="T25">/* Directory modifications are synchronous */</text:span></text:span></text:p>
      <text:p text:style-name="HTML_20_Preformatted"><text:span text:style-name="cp"><text:span text:style-name="T37">#define </text:span></text:span><text:a xlink:type="simple" xlink:href="https://elixir.bootlin.com/linux/v5.15.32/C/ident/S_NOCMTIME" text:style-name="Internet_20_link" text:visited-style-name="Visited_20_Internet_20_Link"><text:span text:style-name="Internet_20_link"><text:span text:style-name="T34">S_NOCMTIME</text:span></text:span></text:a><text:span text:style-name="cp"><text:span text:style-name="T37"><text:tab/>(1 &lt;&lt; 7) <text:s/></text:span></text:span><text:span text:style-name="cm"><text:span text:style-name="T25">/* Do not update file c/mtime */</text:span></text:span></text:p>
      <text:p text:style-name="HTML_20_Preformatted"><text:span text:style-name="cp"><text:span text:style-name="T37">#define </text:span></text:span><text:a xlink:type="simple" xlink:href="https://elixir.bootlin.com/linux/v5.15.32/C/ident/S_SWAPFILE" text:style-name="Internet_20_link" text:visited-style-name="Visited_20_Internet_20_Link"><text:span text:style-name="Internet_20_link"><text:span text:style-name="T34">S_SWAPFILE</text:span></text:span></text:a><text:span text:style-name="cp"><text:span text:style-name="T37"><text:tab/>(1 &lt;&lt; 8) <text:s/></text:span></text:span><text:span text:style-name="cm"><text:span text:style-name="T25">/* Do not truncate: swapon got its bmaps */</text:span></text:span></text:p>
      <text:p text:style-name="HTML_20_Preformatted"><text:span text:style-name="cp"><text:span text:style-name="T37">#define </text:span></text:span><text:a xlink:type="simple" xlink:href="https://elixir.bootlin.com/linux/v5.15.32/C/ident/S_PRIVATE" text:style-name="Internet_20_link" text:visited-style-name="Visited_20_Internet_20_Link"><text:span text:style-name="Internet_20_link"><text:span text:style-name="T34">S_PRIVATE</text:span></text:span></text:a><text:span text:style-name="cp"><text:span text:style-name="T37"><text:tab/>(1 &lt;&lt; 9) <text:s/></text:span></text:span><text:span text:style-name="cm"><text:span text:style-name="T25">/* Inode is fs-internal */</text:span></text:span></text:p>
      <text:p text:style-name="HTML_20_Preformatted"><text:span text:style-name="cp"><text:span text:style-name="T37">#define </text:span></text:span><text:a xlink:type="simple" xlink:href="https://elixir.bootlin.com/linux/v5.15.32/C/ident/S_IMA" text:style-name="Internet_20_link" text:visited-style-name="Visited_20_Internet_20_Link"><text:span text:style-name="Internet_20_link"><text:span text:style-name="T34">S_IMA</text:span></text:span></text:a><text:span text:style-name="cp"><text:span text:style-name="T37"><text:tab/><text:tab/>(1 &lt;&lt; 10) </text:span></text:span><text:span text:style-name="cm"><text:span text:style-name="T25">/* Inode has an associated IMA struct */</text:span></text:span></text:p>
      <text:p text:style-name="HTML_20_Preformatted"><text:span text:style-name="cp"><text:span text:style-name="T37">#define </text:span></text:span><text:a xlink:type="simple" xlink:href="https://elixir.bootlin.com/linux/v5.15.32/C/ident/S_AUTOMOUNT" text:style-name="Internet_20_link" text:visited-style-name="Visited_20_Internet_20_Link"><text:span text:style-name="Internet_20_link"><text:span text:style-name="T34">S_AUTOMOUNT</text:span></text:span></text:a><text:span text:style-name="cp"><text:span text:style-name="T37"><text:tab/>(1 &lt;&lt; 11) </text:span></text:span><text:span text:style-name="cm"><text:span text:style-name="T25">/* Automount/referral quasi-directory */</text:span></text:span></text:p>
      <text:p text:style-name="HTML_20_Preformatted"><text:span text:style-name="cp"><text:span text:style-name="T37">#define </text:span></text:span><text:a xlink:type="simple" xlink:href="https://elixir.bootlin.com/linux/v5.15.32/C/ident/S_NOSEC" text:style-name="Internet_20_link" text:visited-style-name="Visited_20_Internet_20_Link"><text:span text:style-name="Internet_20_link"><text:span text:style-name="T34">S_NOSEC</text:span></text:span></text:a><text:span text:style-name="cp"><text:span text:style-name="T37"><text:tab/><text:tab/>(1 &lt;&lt; 12) </text:span></text:span><text:span text:style-name="cm"><text:span text:style-name="T25">/* no suid or xattr security attributes */</text:span></text:span></text:p>
      <text:p text:style-name="HTML_20_Preformatted"><text:span text:style-name="cp"><text:span text:style-name="T37">#ifdef </text:span></text:span><text:a xlink:type="simple" xlink:href="https://elixir.bootlin.com/linux/v5.15.32/K/ident/CONFIG_FS_DAX" text:style-name="Internet_20_link" text:visited-style-name="Visited_20_Internet_20_Link"><text:span text:style-name="Internet_20_link"><text:span text:style-name="T34">CONFIG_FS_DAX</text:span></text:span></text:a></text:p>
      <text:p text:style-name="HTML_20_Preformatted"><text:span text:style-name="cp"><text:span text:style-name="T37">#define </text:span></text:span><text:a xlink:type="simple" xlink:href="https://elixir.bootlin.com/linux/v5.15.32/C/ident/S_DAX" text:style-name="Internet_20_link" text:visited-style-name="Visited_20_Internet_20_Link"><text:span text:style-name="Internet_20_link"><text:span text:style-name="T34">S_DAX</text:span></text:span></text:a><text:span text:style-name="cp"><text:span text:style-name="T37"><text:tab/><text:tab/>(1 &lt;&lt; 13) </text:span></text:span><text:span text:style-name="cm"><text:span text:style-name="T25">/* Direct Access, avoiding the page cache */</text:span></text:span></text:p>
      <text:p text:style-name="HTML_20_Preformatted"><text:span text:style-name="cp"><text:span text:style-name="T37">#else</text:span></text:span></text:p>
      <text:p text:style-name="HTML_20_Preformatted"><text:span text:style-name="cp"><text:span text:style-name="T37">#define </text:span></text:span><text:a xlink:type="simple" xlink:href="https://elixir.bootlin.com/linux/v5.15.32/C/ident/S_DAX" text:style-name="Internet_20_link" text:visited-style-name="Visited_20_Internet_20_Link"><text:span text:style-name="Internet_20_link"><text:span text:style-name="T34">S_DAX</text:span></text:span></text:a><text:span text:style-name="cp"><text:span text:style-name="T37"><text:tab/><text:tab/>0<text:tab/> <text:s/></text:span></text:span><text:span text:style-name="cm"><text:span text:style-name="T25">/* Make all the DAX code disappear */</text:span></text:span></text:p>
      <text:p text:style-name="HTML_20_Preformatted"><text:span text:style-name="cp"><text:span text:style-name="T37">#endif</text:span></text:span></text:p>
      <text:p text:style-name="HTML_20_Preformatted"><text:span text:style-name="cp"><text:span text:style-name="T37">#define </text:span></text:span><text:a xlink:type="simple" xlink:href="https://elixir.bootlin.com/linux/v5.15.32/C/ident/S_ENCRYPTED" text:style-name="Internet_20_link" text:visited-style-name="Visited_20_Internet_20_Link"><text:span text:style-name="Internet_20_link"><text:span text:style-name="T34">S_ENCRYPTED</text:span></text:span></text:a><text:span text:style-name="cp"><text:span text:style-name="T37"><text:tab/>(1 &lt;&lt; 14) </text:span></text:span><text:span text:style-name="cm"><text:span text:style-name="T25">/* Encrypted file (using fs/crypto/) */</text:span></text:span></text:p>
      <text:p text:style-name="HTML_20_Preformatted"><text:span text:style-name="cp"><text:span text:style-name="T37">#define </text:span></text:span><text:a xlink:type="simple" xlink:href="https://elixir.bootlin.com/linux/v5.15.32/C/ident/S_CASEFOLD" text:style-name="Internet_20_link" text:visited-style-name="Visited_20_Internet_20_Link"><text:span text:style-name="Internet_20_link"><text:span text:style-name="T34">S_CASEFOLD</text:span></text:span></text:a><text:span text:style-name="cp"><text:span text:style-name="T37"><text:tab/>(1 &lt;&lt; 15) </text:span></text:span><text:span text:style-name="cm"><text:span text:style-name="T25">/* Casefolded file */</text:span></text:span></text:p>
      <text:p text:style-name="HTML_20_Preformatted"><text:span text:style-name="cp"><text:span text:style-name="T37">#define </text:span></text:span><text:a xlink:type="simple" xlink:href="https://elixir.bootlin.com/linux/v5.15.32/C/ident/S_VERITY" text:style-name="Internet_20_link" text:visited-style-name="Visited_20_Internet_20_Link"><text:span text:style-name="Internet_20_link"><text:span text:style-name="T34">S_VERITY</text:span></text:span></text:a><text:span text:style-name="cp"><text:span text:style-name="T37"><text:tab/>(1 &lt;&lt; 16) </text:span></text:span><text:span text:style-name="cm"><text:span text:style-name="T25">/* Verity file (using fs/verity/) */</text:span></text:span></text:p>
      <text:p text:style-name="P12"/>
      <text:p text:style-name="HTML_20_Preformatted"><text:span text:style-name="cm"><text:span text:style-name="T25">/**</text:span></text:span></text:p>
      <text:p text:style-name="HTML_20_Preformatted"><text:span text:style-name="cm"><text:span text:style-name="T25"><text:s/>* struct address_space - Contents of a cacheable, mappable object.</text:span></text:span></text:p>
      <text:p text:style-name="HTML_20_Preformatted"><text:span text:style-name="cm"><text:span text:style-name="T25"><text:s/>* @host: Owner, either the inode or the block_device.</text:span></text:span></text:p>
      <text:p text:style-name="HTML_20_Preformatted"><text:span text:style-name="cm"><text:span text:style-name="T25"><text:s/>* @i_pages: Cached pages.</text:span></text:span></text:p>
      <text:p text:style-name="HTML_20_Preformatted"><text:span text:style-name="cm"><text:span text:style-name="T25"><text:s/>* @invalidate_lock: Guards coherency between page cache contents and</text:span></text:span></text:p>
      <text:p text:style-name="HTML_20_Preformatted"><text:span text:style-name="cm"><text:span text:style-name="T25"><text:s/>* <text:s text:c="2"/>file offset-&gt;disk block mappings in the filesystem during invalidates.</text:span></text:span></text:p>
      <text:p text:style-name="HTML_20_Preformatted"><text:span text:style-name="cm"><text:span text:style-name="T25"><text:s/>* <text:s text:c="2"/>It is also used to block modification of page cache contents through</text:span></text:span></text:p>
      <text:p text:style-name="HTML_20_Preformatted"><text:span text:style-name="cm"><text:span text:style-name="T25"><text:s/>* <text:s text:c="2"/>memory mappings.</text:span></text:span></text:p>
      <text:p text:style-name="HTML_20_Preformatted"><text:span text:style-name="cm"><text:span text:style-name="T25"><text:s/>* @gfp_mask: Memory allocation flags to use for allocating pages.</text:span></text:span></text:p>
      <text:p text:style-name="HTML_20_Preformatted"><text:span text:style-name="cm"><text:span text:style-name="T25"><text:s/>* @i_mmap_writable: Number of VM_SHARED mappings.</text:span></text:span></text:p>
      <text:p text:style-name="HTML_20_Preformatted"><text:span text:style-name="cm"><text:span text:style-name="T25"><text:s/>* @nr_thps: Number of THPs in the pagecache (non-shmem only).</text:span></text:span></text:p>
      <text:p text:style-name="HTML_20_Preformatted"><text:span text:style-name="cm"><text:span text:style-name="T25"><text:s/>* @i_mmap: Tree of private and shared mappings.</text:span></text:span></text:p>
      <text:p text:style-name="HTML_20_Preformatted"><text:span text:style-name="cm"><text:span text:style-name="T25"><text:s/>* @i_mmap_rwsem: Protects @i_mmap and @i_mmap_writable.</text:span></text:span></text:p>
      <text:p text:style-name="HTML_20_Preformatted"><text:span text:style-name="cm"><text:span text:style-name="T25"><text:s/>* @nrpages: Number of page entries, protected by the i_pages lock.</text:span></text:span></text:p>
      <text:p text:style-name="HTML_20_Preformatted"><text:span text:style-name="cm"><text:span text:style-name="T25"><text:s/>* @writeback_index: Writeback starts here.</text:span></text:span></text:p>
      <text:p text:style-name="HTML_20_Preformatted"><text:span text:style-name="cm"><text:span text:style-name="T25"><text:s/>* @a_ops: Methods.</text:span></text:span></text:p>
      <text:p text:style-name="HTML_20_Preformatted"><text:span text:style-name="cm"><text:span text:style-name="T25"><text:s/>* @flags: Error bits and flags (AS_*).</text:span></text:span></text:p>
      <text:p text:style-name="HTML_20_Preformatted"><text:span text:style-name="cm"><text:span text:style-name="T25"><text:s/>* @wb_err: The most recent error which has occurred.</text:span></text:span></text:p>
      <text:p text:style-name="HTML_20_Preformatted"><text:span text:style-name="cm"><text:span text:style-name="T25"><text:s/>* @private_lock: For use by the owner of the address_space.</text:span></text:span></text:p>
      <text:p text:style-name="HTML_20_Preformatted"><text:span text:style-name="cm"><text:span text:style-name="T25"><text:s/>* @private_list: For use by the owner of the address_space.</text:span></text:span></text:p>
      <text:p text:style-name="HTML_20_Preformatted"><text:span text:style-name="cm"><text:span text:style-name="T25"><text:s/>* @private_data: For use by the owner of the address_space.</text:span></text:span></text:p>
      <text:p text:style-name="HTML_20_Preformatted"><text:span text:style-name="cm"><text:span text:style-name="T25"><text:s/>*/</text:span></text:span></text:p>
      <text:p text:style-name="HTML_20_Preformatted"><text:soft-page-break/><text:span text:style-name="k"><text:span text:style-name="T4">struct</text:span></text:span><text:span text:style-name="w"><text:span text:style-name="T10"> </text:span></text:span><text:a xlink:type="simple" xlink:href="https://elixir.bootlin.com/linux/v5.15.32/C/ident/address_space" text:style-name="Internet_20_link" text:visited-style-name="Visited_20_Internet_20_Link"><text:span text:style-name="Internet_20_link"><text:span text:style-name="T35">address_space</text:span></text:span></text:a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5">inode</text:span></text:span></text:a><text:span text:style-name="w"><text:span text:style-name="T10"><text:tab/><text:tab/></text:span></text:span><text:span text:style-name="o"><text:span text:style-name="T17">*</text:span></text:span><text:span text:style-name="n"><text:span text:style-name="T22">host</text:span></text:span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xarray" text:style-name="Internet_20_link" text:visited-style-name="Visited_20_Internet_20_Link"><text:span text:style-name="Internet_20_link"><text:span text:style-name="T35">xarray</text:span></text:span></text:a><text:span text:style-name="w"><text:span text:style-name="T10"><text:tab/><text:tab/></text:span></text:span><text:a xlink:type="simple" xlink:href="https://elixir.bootlin.com/linux/v5.15.32/C/ident/i_pages" text:style-name="Internet_20_link" text:visited-style-name="Visited_20_Internet_20_Link"><text:span text:style-name="Internet_20_link"><text:span text:style-name="T35">i_pages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rw_semaphore" text:style-name="Internet_20_link" text:visited-style-name="Visited_20_Internet_20_Link"><text:span text:style-name="Internet_20_link"><text:span text:style-name="T35">rw_semaphore</text:span></text:span></text:a><text:span text:style-name="w"><text:span text:style-name="T10"><text:tab/></text:span></text:span><text:a xlink:type="simple" xlink:href="https://elixir.bootlin.com/linux/v5.15.32/C/ident/invalidate_lock" text:style-name="Internet_20_link" text:visited-style-name="Visited_20_Internet_20_Link"><text:span text:style-name="Internet_20_link"><text:span text:style-name="T35">invalidate_lock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a xlink:type="simple" xlink:href="https://elixir.bootlin.com/linux/v5.15.32/C/ident/gfp_t" text:style-name="Internet_20_link" text:visited-style-name="Visited_20_Internet_20_Link"><text:span text:style-name="Internet_20_link"><text:span text:style-name="T35">gfp_t</text:span></text:span></text:a><text:span text:style-name="w"><text:span text:style-name="T10"><text:tab/><text:tab/><text:tab/></text:span></text:span><text:a xlink:type="simple" xlink:href="https://elixir.bootlin.com/linux/v5.15.32/C/ident/gfp_mask" text:style-name="Internet_20_link" text:visited-style-name="Visited_20_Internet_20_Link"><text:span text:style-name="Internet_20_link"><text:span text:style-name="T35">gfp_mask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a xlink:type="simple" xlink:href="https://elixir.bootlin.com/linux/v5.15.32/C/ident/atomic_t" text:style-name="Internet_20_link" text:visited-style-name="Visited_20_Internet_20_Link"><text:span text:style-name="Internet_20_link"><text:span text:style-name="T35">atomic_t</text:span></text:span></text:a><text:span text:style-name="w"><text:span text:style-name="T10"><text:tab/><text:tab/></text:span></text:span><text:a xlink:type="simple" xlink:href="https://elixir.bootlin.com/linux/v5.15.32/C/ident/i_mmap_writable" text:style-name="Internet_20_link" text:visited-style-name="Visited_20_Internet_20_Link"><text:span text:style-name="Internet_20_link"><text:span text:style-name="T35">i_mmap_writable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rb_root_cached" text:style-name="Internet_20_link" text:visited-style-name="Visited_20_Internet_20_Link"><text:span text:style-name="Internet_20_link"><text:span text:style-name="T35">rb_root_cached</text:span></text:span></text:a><text:span text:style-name="w"><text:span text:style-name="T10"><text:tab/></text:span></text:span><text:a xlink:type="simple" xlink:href="https://elixir.bootlin.com/linux/v5.15.32/C/ident/i_mmap" text:style-name="Internet_20_link" text:visited-style-name="Visited_20_Internet_20_Link"><text:span text:style-name="Internet_20_link"><text:span text:style-name="T35">i_mmap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rw_semaphore" text:style-name="Internet_20_link" text:visited-style-name="Visited_20_Internet_20_Link"><text:span text:style-name="Internet_20_link"><text:span text:style-name="T35">rw_semaphore</text:span></text:span></text:a><text:span text:style-name="w"><text:span text:style-name="T10"><text:tab/></text:span></text:span><text:a xlink:type="simple" xlink:href="https://elixir.bootlin.com/linux/v5.15.32/C/ident/i_mmap_rwsem" text:style-name="Internet_20_link" text:visited-style-name="Visited_20_Internet_20_Link"><text:span text:style-name="Internet_20_link"><text:span text:style-name="T35">i_mmap_rwsem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t"><text:span text:style-name="T30">unsigned</text:span></text:span><text:span text:style-name="w"><text:span text:style-name="T10"> </text:span></text:span><text:span text:style-name="kt"><text:span text:style-name="T30">long</text:span></text:span><text:span text:style-name="w"><text:span text:style-name="T10"><text:tab/><text:tab/></text:span></text:span><text:a xlink:type="simple" xlink:href="https://elixir.bootlin.com/linux/v5.15.32/C/ident/nrpages" text:style-name="Internet_20_link" text:visited-style-name="Visited_20_Internet_20_Link"><text:span text:style-name="Internet_20_link"><text:span text:style-name="T35">nrpages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a xlink:type="simple" xlink:href="https://elixir.bootlin.com/linux/v5.15.32/C/ident/pgoff_t" text:style-name="Internet_20_link" text:visited-style-name="Visited_20_Internet_20_Link"><text:span text:style-name="Internet_20_link"><text:span text:style-name="T35">pgoff_t</text:span></text:span></text:a><text:span text:style-name="w"><text:span text:style-name="T10"><text:tab/><text:tab/><text:tab/></text:span></text:span><text:a xlink:type="simple" xlink:href="https://elixir.bootlin.com/linux/v5.15.32/C/ident/writeback_index" text:style-name="Internet_20_link" text:visited-style-name="Visited_20_Internet_20_Link"><text:span text:style-name="Internet_20_link"><text:span text:style-name="T35">writeback_index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const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address_space_operations" text:style-name="Internet_20_link" text:visited-style-name="Visited_20_Internet_20_Link"><text:span text:style-name="Internet_20_link"><text:span text:style-name="T35">address_space_operations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a_ops" text:style-name="Internet_20_link" text:visited-style-name="Visited_20_Internet_20_Link"><text:span text:style-name="Internet_20_link"><text:span text:style-name="T35">a_ops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t"><text:span text:style-name="T30">unsigned</text:span></text:span><text:span text:style-name="w"><text:span text:style-name="T10"> </text:span></text:span><text:span text:style-name="kt"><text:span text:style-name="T30">long</text:span></text:span><text:span text:style-name="w"><text:span text:style-name="T10"><text:tab/><text:tab/></text:span></text:span><text:span text:style-name="n"><text:span text:style-name="T22">flags</text:span></text:span><text:span text:style-name="p"><text:span text:style-name="T17">;</text:span></text:span></text:p>
      <text:p text:style-name="HTML_20_Preformatted"><text:span text:style-name="w"><text:span text:style-name="T10"><text:tab/></text:span></text:span><text:a xlink:type="simple" xlink:href="https://elixir.bootlin.com/linux/v5.15.32/C/ident/errseq_t" text:style-name="Internet_20_link" text:visited-style-name="Visited_20_Internet_20_Link"><text:span text:style-name="Internet_20_link"><text:span text:style-name="T35">errseq_t</text:span></text:span></text:a><text:span text:style-name="w"><text:span text:style-name="T10"><text:tab/><text:tab/></text:span></text:span><text:a xlink:type="simple" xlink:href="https://elixir.bootlin.com/linux/v5.15.32/C/ident/wb_err" text:style-name="Internet_20_link" text:visited-style-name="Visited_20_Internet_20_Link"><text:span text:style-name="Internet_20_link"><text:span text:style-name="T35">wb_err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a xlink:type="simple" xlink:href="https://elixir.bootlin.com/linux/v5.15.32/C/ident/spinlock_t" text:style-name="Internet_20_link" text:visited-style-name="Visited_20_Internet_20_Link"><text:span text:style-name="Internet_20_link"><text:span text:style-name="T35">spinlock_t</text:span></text:span></text:a><text:span text:style-name="w"><text:span text:style-name="T10"><text:tab/><text:tab/></text:span></text:span><text:a xlink:type="simple" xlink:href="https://elixir.bootlin.com/linux/v5.15.32/C/ident/private_lock" text:style-name="Internet_20_link" text:visited-style-name="Visited_20_Internet_20_Link"><text:span text:style-name="Internet_20_link"><text:span text:style-name="T35">private_lock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ist_head" text:style-name="Internet_20_link" text:visited-style-name="Visited_20_Internet_20_Link"><text:span text:style-name="Internet_20_link"><text:span text:style-name="T35">list_head</text:span></text:span></text:a><text:span text:style-name="w"><text:span text:style-name="T10"><text:tab/></text:span></text:span><text:a xlink:type="simple" xlink:href="https://elixir.bootlin.com/linux/v5.15.32/C/ident/private_list" text:style-name="Internet_20_link" text:visited-style-name="Visited_20_Internet_20_Link"><text:span text:style-name="Internet_20_link"><text:span text:style-name="T35">private_list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<text:tab/><text:tab/><text:tab/></text:span></text:span><text:span text:style-name="o"><text:span text:style-name="T17">*</text:span></text:span><text:a xlink:type="simple" xlink:href="https://elixir.bootlin.com/linux/v5.15.32/C/ident/private_data" text:style-name="Internet_20_link" text:visited-style-name="Visited_20_Internet_20_Link"><text:span text:style-name="Internet_20_link"><text:span text:style-name="T35">private_data</text:span></text:span></text:a><text:span text:style-name="p"><text:span text:style-name="T17">;</text:span></text:span></text:p>
      <text:p text:style-name="HTML_20_Preformatted"><text:span text:style-name="p"><text:span text:style-name="T17">}</text:span></text:span><text:span text:style-name="w"><text:span text:style-name="T10"> </text:span></text:span><text:a xlink:type="simple" xlink:href="https://elixir.bootlin.com/linux/v5.15.32/C/ident/__attribute__" text:style-name="Internet_20_link" text:visited-style-name="Visited_20_Internet_20_Link"><text:span text:style-name="Internet_20_link"><text:span text:style-name="T35">__attribute__</text:span></text:span></text:a><text:span text:style-name="p"><text:span text:style-name="T17">((</text:span></text:span><text:a xlink:type="simple" xlink:href="https://elixir.bootlin.com/linux/v5.15.32/C/ident/aligned" text:style-name="Internet_20_link" text:visited-style-name="Visited_20_Internet_20_Link"><text:span text:style-name="Internet_20_link"><text:span text:style-name="T35">aligned</text:span></text:span></text:a><text:span text:style-name="p"><text:span text:style-name="T17">(</text:span></text:span><text:span text:style-name="k"><text:span text:style-name="T4">sizeof</text:span></text:span><text:span text:style-name="p"><text:span text:style-name="T17">(</text:span></text:span><text:span text:style-name="kt"><text:span text:style-name="T30">long</text:span></text:span><text:span text:style-name="p"><text:span text:style-name="T17">))))</text:span></text:span><text:span text:style-name="w"><text:span text:style-name="T10"> </text:span></text:span><text:a xlink:type="simple" xlink:href="https://elixir.bootlin.com/linux/v5.15.32/C/ident/__randomize_layout" text:style-name="Internet_20_link" text:visited-style-name="Visited_20_Internet_20_Link"><text:span text:style-name="Internet_20_link"><text:span text:style-name="T35">__randomize_layout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cm"><text:span text:style-name="T25">/*</text:span></text:span></text:p>
      <text:p text:style-name="HTML_20_Preformatted"><text:span text:style-name="cm"><text:span text:style-name="T25"><text:tab/> * On most architectures that alignment is already the case; but</text:span></text:span></text:p>
      <text:p text:style-name="HTML_20_Preformatted"><text:span text:style-name="cm"><text:span text:style-name="T25"><text:tab/> * must be enforced here for CRIS, to let the least significant bit</text:span></text:span></text:p>
      <text:p text:style-name="HTML_20_Preformatted"><text:span text:style-name="cm"><text:span text:style-name="T25"><text:tab/> * of struct page's "mapping" pointer be used for PAGE_MAPPING_ANON.</text:span></text:span></text:p>
      <text:p text:style-name="HTML_20_Preformatted"><text:span text:style-name="cm"><text:span text:style-name="T25"><text:tab/> </text:span></text:span><text:span text:style-name="cm"><text:span text:style-name="T26">*/</text:span></text:span></text:p>
      <text:p text:style-name="P12"/>
      <text:p text:style-name="HTML_20_Preformatted"><text:span text:style-name="k"><text:span text:style-name="T4">struct</text:span></text:span><text:span text:style-name="w"><text:span text:style-name="T10"> </text:span></text:span><text:a xlink:type="simple" xlink:href="https://elixir.bootlin.com/linux/v5.15.32/C/ident/file" text:style-name="Internet_20_link" text:visited-style-name="Visited_20_Internet_20_Link"><text:span text:style-name="Internet_20_link"><text:span text:style-name="T35">file</text:span></text:span></text:a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tab/></text:span></text:span><text:span text:style-name="k"><text:span text:style-name="T4">union</text:span></text:span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tab/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llist_node" text:style-name="Internet_20_link" text:visited-style-name="Visited_20_Internet_20_Link"><text:span text:style-name="Internet_20_link"><text:span text:style-name="T35">llist_node</text:span></text:span></text:a><text:span text:style-name="w"><text:span text:style-name="T10"><text:tab/></text:span></text:span><text:a xlink:type="simple" xlink:href="https://elixir.bootlin.com/linux/v5.15.32/C/ident/fu_llist" text:style-name="Internet_20_link" text:visited-style-name="Visited_20_Internet_20_Link"><text:span text:style-name="Internet_20_link"><text:span text:style-name="T35">fu_llist</text:span></text:span></text:a><text:span text:style-name="p"><text:span text:style-name="T17">;</text:span></text:span></text:p>
      <text:p text:style-name="HTML_20_Preformatted"><text:span text:style-name="w"><text:span text:style-name="T10"><text:tab/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rcu_head" text:style-name="Internet_20_link" text:visited-style-name="Visited_20_Internet_20_Link"><text:span text:style-name="Internet_20_link"><text:span text:style-name="T35">rcu_head</text:span></text:span></text:a><text:span text:style-name="w"><text:span text:style-name="T10"> <text:tab/></text:span></text:span><text:a xlink:type="simple" xlink:href="https://elixir.bootlin.com/linux/v5.15.32/C/ident/fu_rcuhead" text:style-name="Internet_20_link" text:visited-style-name="Visited_20_Internet_20_Link"><text:span text:style-name="Internet_20_link"><text:span text:style-name="T35">fu_rcuhead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p"><text:span text:style-name="T17">}</text:span></text:span><text:span text:style-name="w"><text:span text:style-name="T10"> </text:span></text:span><text:a xlink:type="simple" xlink:href="https://elixir.bootlin.com/linux/v5.15.32/C/ident/f_u" text:style-name="Internet_20_link" text:visited-style-name="Visited_20_Internet_20_Link"><text:span text:style-name="Internet_20_link"><text:span text:style-name="T35">f_u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path" text:style-name="Internet_20_link" text:visited-style-name="Visited_20_Internet_20_Link"><text:span text:style-name="Internet_20_link"><text:span text:style-name="T35">path</text:span></text:span></text:a><text:span text:style-name="w"><text:span text:style-name="T10"><text:tab/><text:tab/></text:span></text:span><text:a xlink:type="simple" xlink:href="https://elixir.bootlin.com/linux/v5.15.32/C/ident/f_path" text:style-name="Internet_20_link" text:visited-style-name="Visited_20_Internet_20_Link"><text:span text:style-name="Internet_20_link"><text:span text:style-name="T35">f_path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inode" text:style-name="Internet_20_link" text:visited-style-name="Visited_20_Internet_20_Link"><text:span text:style-name="Internet_20_link"><text:span text:style-name="T35">inode</text:span></text:span></text:a><text:span text:style-name="w"><text:span text:style-name="T10"><text:tab/><text:tab/></text:span></text:span><text:span text:style-name="o"><text:span text:style-name="T17">*</text:span></text:span><text:a xlink:type="simple" xlink:href="https://elixir.bootlin.com/linux/v5.15.32/C/ident/f_inode" text:style-name="Internet_20_link" text:visited-style-name="Visited_20_Internet_20_Link"><text:span text:style-name="Internet_20_link"><text:span text:style-name="T35">f_inode</text:span></text:span></text:a><text:span text:style-name="p"><text:span text:style-name="T17">;</text:span></text:span><text:span text:style-name="w"><text:span text:style-name="T10"><text:tab/></text:span></text:span><text:span text:style-name="cm"><text:span text:style-name="T25">/* cached value */</text:span></text:span></text:p>
      <text:p text:style-name="HTML_20_Preformatted"><text:span text:style-name="w"><text:span text:style-name="T10"><text:tab/></text:span></text:span><text:span text:style-name="k"><text:span text:style-name="T4">const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file_operations" text:style-name="Internet_20_link" text:visited-style-name="Visited_20_Internet_20_Link"><text:span text:style-name="Internet_20_link"><text:span text:style-name="T35">file_operations</text:span></text:span></text:a><text:span text:style-name="w"><text:span text:style-name="T10"><text:tab/></text:span></text:span><text:span text:style-name="o"><text:span text:style-name="T17">*</text:span></text:span><text:a xlink:type="simple" xlink:href="https://elixir.bootlin.com/linux/v5.15.32/C/ident/f_op" text:style-name="Internet_20_link" text:visited-style-name="Visited_20_Internet_20_Link"><text:span text:style-name="Internet_20_link"><text:span text:style-name="T35">f_op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cm"><text:span text:style-name="T25">/*</text:span></text:span></text:p>
      <text:p text:style-name="HTML_20_Preformatted"><text:span text:style-name="cm"><text:span text:style-name="T25"><text:tab/> * Protects f_ep, f_flags.</text:span></text:span></text:p>
      <text:p text:style-name="HTML_20_Preformatted"><text:span text:style-name="cm"><text:span text:style-name="T25"><text:tab/> * Must not be taken from IRQ context.</text:span></text:span></text:p>
      <text:p text:style-name="HTML_20_Preformatted"><text:span text:style-name="cm"><text:span text:style-name="T25"><text:tab/> */</text:span></text:span></text:p>
      <text:p text:style-name="HTML_20_Preformatted"><text:span text:style-name="w"><text:span text:style-name="T10"><text:tab/></text:span></text:span><text:a xlink:type="simple" xlink:href="https://elixir.bootlin.com/linux/v5.15.32/C/ident/spinlock_t" text:style-name="Internet_20_link" text:visited-style-name="Visited_20_Internet_20_Link"><text:span text:style-name="Internet_20_link"><text:span text:style-name="T35">spinlock_t</text:span></text:span></text:a><text:span text:style-name="w"><text:span text:style-name="T10"><text:tab/><text:tab/></text:span></text:span><text:a xlink:type="simple" xlink:href="https://elixir.bootlin.com/linux/v5.15.32/C/ident/f_lock" text:style-name="Internet_20_link" text:visited-style-name="Visited_20_Internet_20_Link"><text:span text:style-name="Internet_20_link"><text:span text:style-name="T35">f_lock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enum</text:span></text:span><text:span text:style-name="w"><text:span text:style-name="T10"> </text:span></text:span><text:a xlink:type="simple" xlink:href="https://elixir.bootlin.com/linux/v5.15.32/C/ident/rw_hint" text:style-name="Internet_20_link" text:visited-style-name="Visited_20_Internet_20_Link"><text:span text:style-name="Internet_20_link"><text:span text:style-name="T35">rw_hint</text:span></text:span></text:a><text:span text:style-name="w"><text:span text:style-name="T10"><text:tab/><text:tab/></text:span></text:span><text:a xlink:type="simple" xlink:href="https://elixir.bootlin.com/linux/v5.15.32/C/ident/f_write_hint" text:style-name="Internet_20_link" text:visited-style-name="Visited_20_Internet_20_Link"><text:span text:style-name="Internet_20_link"><text:span text:style-name="T35">f_write_hint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a xlink:type="simple" xlink:href="https://elixir.bootlin.com/linux/v5.15.32/C/ident/atomic_long_t" text:style-name="Internet_20_link" text:visited-style-name="Visited_20_Internet_20_Link"><text:span text:style-name="Internet_20_link"><text:span text:style-name="T35">atomic_long_t</text:span></text:span></text:a><text:span text:style-name="w"><text:span text:style-name="T10"><text:tab/><text:tab/></text:span></text:span><text:a xlink:type="simple" xlink:href="https://elixir.bootlin.com/linux/v5.15.32/C/ident/f_count" text:style-name="Internet_20_link" text:visited-style-name="Visited_20_Internet_20_Link"><text:span text:style-name="Internet_20_link"><text:span text:style-name="T35">f_count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t"><text:span text:style-name="T30">unsigned</text:span></text:span><text:span text:style-name="w"><text:span text:style-name="T10"> </text:span></text:span><text:span text:style-name="kt"><text:span text:style-name="T30">int</text:span></text:span><text:span text:style-name="w"><text:span text:style-name="T10"> <text:tab/><text:tab/></text:span></text:span><text:a xlink:type="simple" xlink:href="https://elixir.bootlin.com/linux/v5.15.32/C/ident/f_flags" text:style-name="Internet_20_link" text:visited-style-name="Visited_20_Internet_20_Link"><text:span text:style-name="Internet_20_link"><text:span text:style-name="T35">f_flags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a xlink:type="simple" xlink:href="https://elixir.bootlin.com/linux/v5.15.32/C/ident/fmode_t" text:style-name="Internet_20_link" text:visited-style-name="Visited_20_Internet_20_Link"><text:span text:style-name="Internet_20_link"><text:span text:style-name="T35">fmode_t</text:span></text:span></text:a><text:span text:style-name="w"><text:span text:style-name="T10"><text:tab/><text:tab/><text:tab/></text:span></text:span><text:a xlink:type="simple" xlink:href="https://elixir.bootlin.com/linux/v5.15.32/C/ident/f_mode" text:style-name="Internet_20_link" text:visited-style-name="Visited_20_Internet_20_Link"><text:span text:style-name="Internet_20_link"><text:span text:style-name="T35">f_mode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mutex" text:style-name="Internet_20_link" text:visited-style-name="Visited_20_Internet_20_Link"><text:span text:style-name="Internet_20_link"><text:span text:style-name="T35">mutex</text:span></text:span></text:a><text:span text:style-name="w"><text:span text:style-name="T10"><text:tab/><text:tab/></text:span></text:span><text:a xlink:type="simple" xlink:href="https://elixir.bootlin.com/linux/v5.15.32/C/ident/f_pos_lock" text:style-name="Internet_20_link" text:visited-style-name="Visited_20_Internet_20_Link"><text:span text:style-name="Internet_20_link"><text:span text:style-name="T35">f_pos_lock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a xlink:type="simple" xlink:href="https://elixir.bootlin.com/linux/v5.15.32/C/ident/loff_t" text:style-name="Internet_20_link" text:visited-style-name="Visited_20_Internet_20_Link"><text:span text:style-name="Internet_20_link"><text:span text:style-name="T35">loff_t</text:span></text:span></text:a><text:span text:style-name="w"><text:span text:style-name="T10"><text:tab/><text:tab/><text:tab/></text:span></text:span><text:a xlink:type="simple" xlink:href="https://elixir.bootlin.com/linux/v5.15.32/C/ident/f_pos" text:style-name="Internet_20_link" text:visited-style-name="Visited_20_Internet_20_Link"><text:span text:style-name="Internet_20_link"><text:span text:style-name="T35">f_pos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fown_struct" text:style-name="Internet_20_link" text:visited-style-name="Visited_20_Internet_20_Link"><text:span text:style-name="Internet_20_link"><text:span text:style-name="T35">fown_struct</text:span></text:span></text:a><text:span text:style-name="w"><text:span text:style-name="T10"><text:tab/></text:span></text:span><text:a xlink:type="simple" xlink:href="https://elixir.bootlin.com/linux/v5.15.32/C/ident/f_owner" text:style-name="Internet_20_link" text:visited-style-name="Visited_20_Internet_20_Link"><text:span text:style-name="Internet_20_link"><text:span text:style-name="T35">f_owner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const</text:span></text:span><text:span text:style-name="w"><text:span text:style-name="T10"> 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cred" text:style-name="Internet_20_link" text:visited-style-name="Visited_20_Internet_20_Link"><text:span text:style-name="Internet_20_link"><text:span text:style-name="T35">cred</text:span></text:span></text:a><text:span text:style-name="w"><text:span text:style-name="T10"><text:tab/></text:span></text:span><text:span text:style-name="o"><text:span text:style-name="T17">*</text:span></text:span><text:a xlink:type="simple" xlink:href="https://elixir.bootlin.com/linux/v5.15.32/C/ident/f_cred" text:style-name="Internet_20_link" text:visited-style-name="Visited_20_Internet_20_Link"><text:span text:style-name="Internet_20_link"><text:span text:style-name="T35">f_cred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file_ra_state" text:style-name="Internet_20_link" text:visited-style-name="Visited_20_Internet_20_Link"><text:span text:style-name="Internet_20_link"><text:span text:style-name="T35">file_ra_state</text:span></text:span></text:a><text:span text:style-name="w"><text:span text:style-name="T10"><text:tab/></text:span></text:span><text:a xlink:type="simple" xlink:href="https://elixir.bootlin.com/linux/v5.15.32/C/ident/f_ra" text:style-name="Internet_20_link" text:visited-style-name="Visited_20_Internet_20_Link"><text:span text:style-name="Internet_20_link"><text:span text:style-name="T35">f_ra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a xlink:type="simple" xlink:href="https://elixir.bootlin.com/linux/v5.15.32/C/ident/u64" text:style-name="Internet_20_link" text:visited-style-name="Visited_20_Internet_20_Link"><text:span text:style-name="Internet_20_link"><text:span text:style-name="T35">u64</text:span></text:span></text:a><text:span text:style-name="w"><text:span text:style-name="T10"><text:tab/><text:tab/><text:tab/></text:span></text:span><text:a xlink:type="simple" xlink:href="https://elixir.bootlin.com/linux/v5.15.32/C/ident/f_version" text:style-name="Internet_20_link" text:visited-style-name="Visited_20_Internet_20_Link"><text:span text:style-name="Internet_20_link"><text:span text:style-name="T35">f_version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cm"><text:span text:style-name="T25">/* needed for tty driver, and maybe others */</text:span></text:span></text:p>
      <text:p text:style-name="HTML_20_Preformatted"><text:span text:style-name="w"><text:span text:style-name="T10"><text:tab/></text:span></text:span><text:span text:style-name="kt"><text:span text:style-name="T30">void</text:span></text:span><text:span text:style-name="w"><text:span text:style-name="T10"><text:tab/><text:tab/><text:tab/></text:span></text:span><text:span text:style-name="o"><text:span text:style-name="T17">*</text:span></text:span><text:a xlink:type="simple" xlink:href="https://elixir.bootlin.com/linux/v5.15.32/C/ident/private_data" text:style-name="Internet_20_link" text:visited-style-name="Visited_20_Internet_20_Link"><text:span text:style-name="Internet_20_link"><text:span text:style-name="T35">private_data</text:span></text:span></text:a><text:span text:style-name="p"><text:span text:style-name="T17">;</text:span></text:span></text:p>
      <text:p text:style-name="P1"/>
      <text:p text:style-name="HTML_20_Preformatted"><text:span text:style-name="cp"><text:span text:style-name="T37">#ifdef </text:span></text:span><text:a xlink:type="simple" xlink:href="https://elixir.bootlin.com/linux/v5.15.32/K/ident/CONFIG_EPOLL" text:style-name="Internet_20_link" text:visited-style-name="Visited_20_Internet_20_Link"><text:span text:style-name="Internet_20_link"><text:span text:style-name="T35">CONFIG_EPOLL</text:span></text:span></text:a></text:p>
      <text:p text:style-name="HTML_20_Preformatted"><text:span text:style-name="w"><text:span text:style-name="T10"><text:tab/></text:span></text:span><text:span text:style-name="cm"><text:span text:style-name="T25">/* Used by fs/eventpoll.c to link all the hooks to this file */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hlist_head" text:style-name="Internet_20_link" text:visited-style-name="Visited_20_Internet_20_Link"><text:span text:style-name="Internet_20_link"><text:span text:style-name="T35">hlist_head</text:span></text:span></text:a><text:span text:style-name="w"><text:span text:style-name="T10"><text:tab/></text:span></text:span><text:span text:style-name="o"><text:span text:style-name="T17">*</text:span></text:span><text:a xlink:type="simple" xlink:href="https://elixir.bootlin.com/linux/v5.15.32/C/ident/f_ep" text:style-name="Internet_20_link" text:visited-style-name="Visited_20_Internet_20_Link"><text:span text:style-name="Internet_20_link"><text:span text:style-name="T35">f_ep</text:span></text:span></text:a><text:span text:style-name="p"><text:span text:style-name="T17">;</text:span></text:span></text:p>
      <text:p text:style-name="HTML_20_Preformatted"><text:span text:style-name="cp"><text:span text:style-name="T37">#endif </text:span></text:span><text:span text:style-name="cm"><text:span text:style-name="T25">/* #ifdef CONFIG_EPOLL */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address_space" text:style-name="Internet_20_link" text:visited-style-name="Visited_20_Internet_20_Link"><text:span text:style-name="Internet_20_link"><text:span text:style-name="T35">address_space</text:span></text:span></text:a><text:span text:style-name="w"><text:span text:style-name="T10"><text:tab/></text:span></text:span><text:span text:style-name="o"><text:span text:style-name="T17">*</text:span></text:span><text:a xlink:type="simple" xlink:href="https://elixir.bootlin.com/linux/v5.15.32/C/ident/f_mapping" text:style-name="Internet_20_link" text:visited-style-name="Visited_20_Internet_20_Link"><text:span text:style-name="Internet_20_link"><text:span text:style-name="T35">f_mapping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a xlink:type="simple" xlink:href="https://elixir.bootlin.com/linux/v5.15.32/C/ident/errseq_t" text:style-name="Internet_20_link" text:visited-style-name="Visited_20_Internet_20_Link"><text:span text:style-name="Internet_20_link"><text:span text:style-name="T35">errseq_t</text:span></text:span></text:a><text:span text:style-name="w"><text:span text:style-name="T10"><text:tab/><text:tab/></text:span></text:span><text:a xlink:type="simple" xlink:href="https://elixir.bootlin.com/linux/v5.15.32/C/ident/f_wb_err" text:style-name="Internet_20_link" text:visited-style-name="Visited_20_Internet_20_Link"><text:span text:style-name="Internet_20_link"><text:span text:style-name="T35">f_wb_err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a xlink:type="simple" xlink:href="https://elixir.bootlin.com/linux/v5.15.32/C/ident/errseq_t" text:style-name="Internet_20_link" text:visited-style-name="Visited_20_Internet_20_Link"><text:span text:style-name="Internet_20_link"><text:span text:style-name="T35">errseq_t</text:span></text:span></text:a><text:span text:style-name="w"><text:span text:style-name="T10"><text:tab/><text:tab/></text:span></text:span><text:a xlink:type="simple" xlink:href="https://elixir.bootlin.com/linux/v5.15.32/C/ident/f_sb_err" text:style-name="Internet_20_link" text:visited-style-name="Visited_20_Internet_20_Link"><text:span text:style-name="Internet_20_link"><text:span text:style-name="T35">f_sb_err</text:span></text:span></text:a><text:span text:style-name="p"><text:span text:style-name="T17">;</text:span></text:span><text:span text:style-name="w"><text:span text:style-name="T10"> </text:span></text:span><text:span text:style-name="cm"><text:span text:style-name="T25">/* for syncfs */</text:span></text:span></text:p>
      <text:p text:style-name="HTML_20_Preformatted"><text:span text:style-name="p"><text:span text:style-name="T17">}</text:span></text:span><text:span text:style-name="w"><text:span text:style-name="T10"> </text:span></text:span><text:a xlink:type="simple" xlink:href="https://elixir.bootlin.com/linux/v5.15.32/C/ident/__randomize_layout" text:style-name="Internet_20_link" text:visited-style-name="Visited_20_Internet_20_Link"><text:span text:style-name="Internet_20_link"><text:span text:style-name="T35">__randomize_layout</text:span></text:span></text:a></text:p>
      <text:p text:style-name="HTML_20_Preformatted"><text:span text:style-name="w"><text:span text:style-name="T10"><text:s text:c="2"/></text:span></text:span><text:a xlink:type="simple" xlink:href="https://elixir.bootlin.com/linux/v5.15.32/C/ident/__attribute__" text:style-name="Internet_20_link" text:visited-style-name="Visited_20_Internet_20_Link"><text:span text:style-name="Internet_20_link"><text:span text:style-name="T35">__attribute__</text:span></text:span></text:a><text:span text:style-name="p"><text:span text:style-name="T17">((</text:span></text:span><text:a xlink:type="simple" xlink:href="https://elixir.bootlin.com/linux/v5.15.32/C/ident/aligned" text:style-name="Internet_20_link" text:visited-style-name="Visited_20_Internet_20_Link"><text:span text:style-name="Internet_20_link"><text:span text:style-name="T35">aligned</text:span></text:span></text:a><text:span text:style-name="p"><text:span text:style-name="T17">(</text:span></text:span><text:span text:style-name="mi"><text:span text:style-name="T33">4</text:span></text:span><text:span text:style-name="p"><text:span text:style-name="T17">)));</text:span></text:span><text:span text:style-name="w"><text:span text:style-name="T10"><text:tab/></text:span></text:span><text:span text:style-name="cm"><text:span text:style-name="T25">/* lest something weird decides that 2 is OK */</text:span></text:span></text:p>
      <text:p text:style-name="P12"/>
      <text:p text:style-name="P11"><text:span text:style-name="T2">struct</text:span><text:span text:style-name="T8"> </text:span><text:a xlink:type="simple" xlink:href="https://elixir.bootlin.com/linux/v5.15.32/C/ident/file_operations" text:style-name="Standard" text:visited-style-name="Standard"><text:span text:style-name="T13">file_operations</text:span></text:a><text:span text:style-name="T8"> </text:span><text:span text:style-name="T15">{</text:span></text:p>
      <text:p text:style-name="P11"><text:span text:style-name="T8"><text:tab/></text:span><text:span text:style-name="T2">struct</text:span><text:span text:style-name="T8"> </text:span><text:a xlink:type="simple" xlink:href="https://elixir.bootlin.com/linux/v5.15.32/C/ident/module" text:style-name="Standard" text:visited-style-name="Standard"><text:span text:style-name="T13">module</text:span></text:a><text:span text:style-name="T8"> </text:span><text:span text:style-name="T15">*</text:span><text:a xlink:type="simple" xlink:href="https://elixir.bootlin.com/linux/v5.15.32/C/ident/owner" text:style-name="Standard" text:visited-style-name="Standard"><text:span text:style-name="T13">owner</text:span></text:a><text:span text:style-name="T15">;</text:span></text:p>
      <text:p text:style-name="P11"><text:span text:style-name="T8"><text:tab/>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span text:style-name="T15">(*</text:span><text:a xlink:type="simple" xlink:href="https://elixir.bootlin.com/linux/v5.15.32/C/ident/llseek" text:style-name="Standard" text:visited-style-name="Standard"><text:span text:style-name="T13">llseek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15">,</text:span><text:span text:style-name="T8"> </text:span><text:span text:style-name="T28">int</text:span><text:span text:style-name="T15">);</text:span></text:p>
      <text:p text:style-name="P11"><text:span text:style-name="T8"><text:tab/></text:span><text:a xlink:type="simple" xlink:href="https://elixir.bootlin.com/linux/v5.15.32/C/ident/ssize_t" text:style-name="Standard" text:visited-style-name="Standard"><text:span text:style-name="T13">ssize_t</text:span></text:a><text:span text:style-name="T8"> </text:span><text:span text:style-name="T15">(*</text:span><text:a xlink:type="simple" xlink:href="https://elixir.bootlin.com/linux/v5.15.32/C/ident/read" text:style-name="Standard" text:visited-style-name="Standard"><text:span text:style-name="T13">read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8">char</text:span><text:span text:style-name="T8"> </text:span><text:a xlink:type="simple" xlink:href="https://elixir.bootlin.com/linux/v5.15.32/C/ident/__user" text:style-name="Standard" text:visited-style-name="Standard"><text:span text:style-name="T13">__user</text:span></text:a><text:span text:style-name="T8"> </text:span><text:span text:style-name="T15">*,</text:span><text:span text:style-name="T8"> </text:span><text:a xlink:type="simple" xlink:href="https://elixir.bootlin.com/linux/v5.15.32/C/ident/size_t" text:style-name="Standard" text:visited-style-name="Standard"><text:span text:style-name="T13">size_t</text:span></text:a><text:span text:style-name="T15">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span text:style-name="T15">*);</text:span></text:p>
      <text:p text:style-name="P11"><text:span text:style-name="T8"><text:tab/></text:span><text:a xlink:type="simple" xlink:href="https://elixir.bootlin.com/linux/v5.15.32/C/ident/ssize_t" text:style-name="Standard" text:visited-style-name="Standard"><text:span text:style-name="T13">ssize_t</text:span></text:a><text:span text:style-name="T8"> </text:span><text:span text:style-name="T15">(*</text:span><text:a xlink:type="simple" xlink:href="https://elixir.bootlin.com/linux/v5.15.32/C/ident/write" text:style-name="Standard" text:visited-style-name="Standard"><text:span text:style-name="T13">write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">const</text:span><text:span text:style-name="T8"> </text:span><text:span text:style-name="T28">char</text:span><text:span text:style-name="T8"> </text:span><text:a xlink:type="simple" xlink:href="https://elixir.bootlin.com/linux/v5.15.32/C/ident/__user" text:style-name="Standard" text:visited-style-name="Standard"><text:span text:style-name="T13">__user</text:span></text:a><text:span text:style-name="T8"> </text:span><text:span text:style-name="T15">*,</text:span><text:span text:style-name="T8"> </text:span><text:a xlink:type="simple" xlink:href="https://elixir.bootlin.com/linux/v5.15.32/C/ident/size_t" text:style-name="Standard" text:visited-style-name="Standard"><text:span text:style-name="T13">size_t</text:span></text:a><text:span text:style-name="T15">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span text:style-name="T15">*);</text:span></text:p>
      <text:p text:style-name="P11"><text:span text:style-name="T8"><text:tab/></text:span><text:a xlink:type="simple" xlink:href="https://elixir.bootlin.com/linux/v5.15.32/C/ident/ssize_t" text:style-name="Standard" text:visited-style-name="Standard"><text:span text:style-name="T13">ssize_t</text:span></text:a><text:span text:style-name="T8"> </text:span><text:span text:style-name="T15">(*</text:span><text:a xlink:type="simple" xlink:href="https://elixir.bootlin.com/linux/v5.15.32/C/ident/read_iter" text:style-name="Standard" text:visited-style-name="Standard"><text:span text:style-name="T13">read_iter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kiocb" text:style-name="Standard" text:visited-style-name="Standard"><text:span text:style-name="T13">kiocb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iov_iter" text:style-name="Standard" text:visited-style-name="Standard"><text:span text:style-name="T13">iov_iter</text:span></text:a><text:span text:style-name="T8"> </text:span><text:span text:style-name="T15">*);</text:span></text:p>
      <text:p text:style-name="P11"><text:soft-page-break/><text:span text:style-name="T8"><text:tab/></text:span><text:a xlink:type="simple" xlink:href="https://elixir.bootlin.com/linux/v5.15.32/C/ident/ssize_t" text:style-name="Standard" text:visited-style-name="Standard"><text:span text:style-name="T13">ssize_t</text:span></text:a><text:span text:style-name="T8"> </text:span><text:span text:style-name="T15">(*</text:span><text:a xlink:type="simple" xlink:href="https://elixir.bootlin.com/linux/v5.15.32/C/ident/write_iter" text:style-name="Standard" text:visited-style-name="Standard"><text:span text:style-name="T13">write_iter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kiocb" text:style-name="Standard" text:visited-style-name="Standard"><text:span text:style-name="T13">kiocb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iov_iter" text:style-name="Standard" text:visited-style-name="Standard"><text:span text:style-name="T13">iov_iter</text:span></text:a><text:span text:style-name="T8"> </text:span><text:span text:style-name="T15">*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iopoll" text:style-name="Standard" text:visited-style-name="Standard"><text:span text:style-name="T13">iopoll</text:span></text:a><text:span text:style-name="T15">)(</text:span><text:span text:style-name="T2">struct</text:span><text:span text:style-name="T8"> </text:span><text:a xlink:type="simple" xlink:href="https://elixir.bootlin.com/linux/v5.15.32/C/ident/kiocb" text:style-name="Standard" text:visited-style-name="Standard"><text:span text:style-name="T13">kiocb</text:span></text:a><text:span text:style-name="T8"> </text:span><text:span text:style-name="T15">*</text:span><text:a xlink:type="simple" xlink:href="https://elixir.bootlin.com/linux/v5.15.32/C/ident/kiocb" text:style-name="Standard" text:visited-style-name="Standard"><text:span text:style-name="T13">kiocb</text:span></text:a><text:span text:style-name="T15">,</text:span><text:span text:style-name="T8"> </text:span><text:a xlink:type="simple" xlink:href="https://elixir.bootlin.com/linux/v5.15.32/C/ident/bool" text:style-name="Standard" text:visited-style-name="Standard"><text:span text:style-name="T13">bool</text:span></text:a><text:span text:style-name="T8"> </text:span><text:a xlink:type="simple" xlink:href="https://elixir.bootlin.com/linux/v5.15.32/C/ident/spin" text:style-name="Standard" text:visited-style-name="Standard"><text:span text:style-name="T13">spin</text:span></text:a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iterate" text:style-name="Standard" text:visited-style-name="Standard"><text:span text:style-name="T13">iterate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dir_context" text:style-name="Standard" text:visited-style-name="Standard"><text:span text:style-name="T13">dir_context</text:span></text:a><text:span text:style-name="T8"> </text:span><text:span text:style-name="T15">*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iterate_shared" text:style-name="Standard" text:visited-style-name="Standard"><text:span text:style-name="T13">iterate_shared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dir_context" text:style-name="Standard" text:visited-style-name="Standard"><text:span text:style-name="T13">dir_context</text:span></text:a><text:span text:style-name="T8"> </text:span><text:span text:style-name="T15">*);</text:span></text:p>
      <text:p text:style-name="P11"><text:span text:style-name="T8"><text:tab/></text:span><text:a xlink:type="simple" xlink:href="https://elixir.bootlin.com/linux/v5.15.32/C/ident/__poll_t" text:style-name="Standard" text:visited-style-name="Standard"><text:span text:style-name="T13">__poll_t</text:span></text:a><text:span text:style-name="T8"> </text:span><text:span text:style-name="T15">(*</text:span><text:a xlink:type="simple" xlink:href="https://elixir.bootlin.com/linux/v5.15.32/C/ident/poll" text:style-name="Standard" text:visited-style-name="Standard"><text:span text:style-name="T13">poll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poll_table_struct" text:style-name="Standard" text:visited-style-name="Standard"><text:span text:style-name="T13">poll_table_struct</text:span></text:a><text:span text:style-name="T8"> </text:span><text:span text:style-name="T15">*);</text:span></text:p>
      <text:p text:style-name="P11"><text:span text:style-name="T8"><text:tab/></text:span><text:span text:style-name="T28">long</text:span><text:span text:style-name="T8"> </text:span><text:span text:style-name="T15">(*</text:span><text:a xlink:type="simple" xlink:href="https://elixir.bootlin.com/linux/v5.15.32/C/ident/unlocked_ioctl" text:style-name="Standard" text:visited-style-name="Standard"><text:span text:style-name="T13">unlocked_ioctl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8">unsigned</text:span><text:span text:style-name="T8"> </text:span><text:span text:style-name="T28">int</text:span><text:span text:style-name="T15">,</text:span><text:span text:style-name="T8"> </text:span><text:span text:style-name="T28">unsigned</text:span><text:span text:style-name="T8"> </text:span><text:span text:style-name="T28">long</text:span><text:span text:style-name="T15">);</text:span></text:p>
      <text:p text:style-name="P11"><text:span text:style-name="T8"><text:tab/></text:span><text:span text:style-name="T28">long</text:span><text:span text:style-name="T8"> </text:span><text:span text:style-name="T15">(*</text:span><text:a xlink:type="simple" xlink:href="https://elixir.bootlin.com/linux/v5.15.32/C/ident/compat_ioctl" text:style-name="Standard" text:visited-style-name="Standard"><text:span text:style-name="T13">compat_ioctl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8">unsigned</text:span><text:span text:style-name="T8"> </text:span><text:span text:style-name="T28">int</text:span><text:span text:style-name="T15">,</text:span><text:span text:style-name="T8"> </text:span><text:span text:style-name="T28">unsigned</text:span><text:span text:style-name="T8"> </text:span><text:span text:style-name="T28">long</text:span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mmap" text:style-name="Standard" text:visited-style-name="Standard"><text:span text:style-name="T13">mmap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vm_area_struct" text:style-name="Standard" text:visited-style-name="Standard"><text:span text:style-name="T13">vm_area_struct</text:span></text:a><text:span text:style-name="T8"> </text:span><text:span text:style-name="T15">*);</text:span></text:p>
      <text:p text:style-name="P11"><text:span text:style-name="T8"><text:tab/></text:span><text:span text:style-name="T28">unsigned</text:span><text:span text:style-name="T8"> </text:span><text:span text:style-name="T28">long</text:span><text:span text:style-name="T8"> </text:span><text:a xlink:type="simple" xlink:href="https://elixir.bootlin.com/linux/v5.15.32/C/ident/mmap_supported_flags" text:style-name="Standard" text:visited-style-name="Standard"><text:span text:style-name="T13">mmap_supported_flags</text:span></text:a><text:span text:style-name="T15">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open" text:style-name="Standard" text:visited-style-name="Standard"><text:span text:style-name="T13">open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flush" text:style-name="Standard" text:visited-style-name="Standard"><text:span text:style-name="T13">flush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a xlink:type="simple" xlink:href="https://elixir.bootlin.com/linux/v5.15.32/C/ident/fl_owner_t" text:style-name="Standard" text:visited-style-name="Standard"><text:span text:style-name="T13">fl_owner_t</text:span></text:a><text:span text:style-name="T8"> </text:span><text:span text:style-name="T20">id</text:span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release" text:style-name="Standard" text:visited-style-name="Standard"><text:span text:style-name="T13">release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inode" text:style-name="Standard" text:visited-style-name="Standard"><text:span text:style-name="T13">inod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fsync" text:style-name="Standard" text:visited-style-name="Standard"><text:span text:style-name="T13">fsync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15">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15">,</text:span><text:span text:style-name="T8"> </text:span><text:span text:style-name="T28">int</text:span><text:span text:style-name="T8"> </text:span><text:a xlink:type="simple" xlink:href="https://elixir.bootlin.com/linux/v5.15.32/C/ident/datasync" text:style-name="Standard" text:visited-style-name="Standard"><text:span text:style-name="T13">datasync</text:span></text:a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fasync" text:style-name="Standard" text:visited-style-name="Standard"><text:span text:style-name="T13">fasync</text:span></text:a><text:span text:style-name="T15">)</text:span><text:span text:style-name="T8"> </text:span><text:span text:style-name="T15">(</text:span><text:span text:style-name="T28">int</text:span><text:span text:style-name="T15">,</text:span><text:span text:style-name="T8"> 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8">int</text:span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span text:style-name="T20">lock</text:span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8">int</text:span><text:span text:style-name="T15">,</text:span><text:span text:style-name="T8"> </text:span><text:span text:style-name="T2">struct</text:span><text:span text:style-name="T8"> </text:span><text:a xlink:type="simple" xlink:href="https://elixir.bootlin.com/linux/v5.15.32/C/ident/file_lock" text:style-name="Standard" text:visited-style-name="Standard"><text:span text:style-name="T13">file_lock</text:span></text:a><text:span text:style-name="T8"> </text:span><text:span text:style-name="T15">*);</text:span></text:p>
      <text:p text:style-name="P11"><text:span text:style-name="T8"><text:tab/></text:span><text:a xlink:type="simple" xlink:href="https://elixir.bootlin.com/linux/v5.15.32/C/ident/ssize_t" text:style-name="Standard" text:visited-style-name="Standard"><text:span text:style-name="T13">ssize_t</text:span></text:a><text:span text:style-name="T8"> </text:span><text:span text:style-name="T15">(*</text:span><text:a xlink:type="simple" xlink:href="https://elixir.bootlin.com/linux/v5.15.32/C/ident/sendpage" text:style-name="Standard" text:visited-style-name="Standard"><text:span text:style-name="T13">sendpage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page" text:style-name="Standard" text:visited-style-name="Standard"><text:span text:style-name="T13">page</text:span></text:a><text:span text:style-name="T8"> </text:span><text:span text:style-name="T15">*,</text:span><text:span text:style-name="T8"> </text:span><text:span text:style-name="T28">int</text:span><text:span text:style-name="T15">,</text:span><text:span text:style-name="T8"> </text:span><text:a xlink:type="simple" xlink:href="https://elixir.bootlin.com/linux/v5.15.32/C/ident/size_t" text:style-name="Standard" text:visited-style-name="Standard"><text:span text:style-name="T13">size_t</text:span></text:a><text:span text:style-name="T15">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span text:style-name="T15">*,</text:span><text:span text:style-name="T8"> </text:span><text:span text:style-name="T28">int</text:span><text:span text:style-name="T15">);</text:span></text:p>
      <text:p text:style-name="P11"><text:span text:style-name="T8"><text:tab/></text:span><text:span text:style-name="T28">unsigned</text:span><text:span text:style-name="T8"> </text:span><text:span text:style-name="T38">long</text:span><text:span text:style-name="T8"> </text:span><text:span text:style-name="T15">(*</text:span><text:a xlink:type="simple" xlink:href="https://elixir.bootlin.com/linux/v5.15.32/C/ident/get_unmapped_area" text:style-name="Standard" text:visited-style-name="Standard"><text:span text:style-name="T13">get_unmapped_area</text:span></text:a><text:span text:style-name="T15">)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8">unsigned</text:span><text:span text:style-name="T8"> </text:span><text:span text:style-name="T28">long</text:span><text:span text:style-name="T15">,</text:span><text:span text:style-name="T8"> </text:span><text:span text:style-name="T28">unsigned</text:span><text:span text:style-name="T8"> </text:span><text:span text:style-name="T28">long</text:span><text:span text:style-name="T15">,</text:span><text:span text:style-name="T8"> </text:span><text:span text:style-name="T28">unsigned</text:span><text:span text:style-name="T8"> </text:span><text:span text:style-name="T28">long</text:span><text:span text:style-name="T15">,</text:span><text:span text:style-name="T8"> </text:span><text:span text:style-name="T28">unsigned</text:span><text:span text:style-name="T8"> </text:span><text:span text:style-name="T28">long</text:span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check_flags" text:style-name="Standard" text:visited-style-name="Standard"><text:span text:style-name="T13">check_flags</text:span></text:a><text:span text:style-name="T15">)(</text:span><text:span text:style-name="T28">int</text:span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flock" text:style-name="Standard" text:visited-style-name="Standard"><text:span text:style-name="T13">flock</text:span></text:a><text:span text:style-name="T15">)</text:span><text:span text:style-name="T8"> </text:span><text:span text:style-name="T15">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8">int</text:span><text:span text:style-name="T15">,</text:span><text:span text:style-name="T8"> </text:span><text:span text:style-name="T2">struct</text:span><text:span text:style-name="T8"> </text:span><text:a xlink:type="simple" xlink:href="https://elixir.bootlin.com/linux/v5.15.32/C/ident/file_lock" text:style-name="Standard" text:visited-style-name="Standard"><text:span text:style-name="T13">file_lock</text:span></text:a><text:span text:style-name="T8"> </text:span><text:span text:style-name="T15">*);</text:span></text:p>
      <text:p text:style-name="P11"><text:span text:style-name="T8"><text:tab/></text:span><text:a xlink:type="simple" xlink:href="https://elixir.bootlin.com/linux/v5.15.32/C/ident/ssize_t" text:style-name="Standard" text:visited-style-name="Standard"><text:span text:style-name="T13">ssize_t</text:span></text:a><text:span text:style-name="T8"> </text:span><text:span text:style-name="T15">(*</text:span><text:a xlink:type="simple" xlink:href="https://elixir.bootlin.com/linux/v5.15.32/C/ident/splice_write" text:style-name="Standard" text:visited-style-name="Standard"><text:span text:style-name="T13">splice_write</text:span></text:a><text:span text:style-name="T15">)(</text:span><text:span text:style-name="T2">struct</text:span><text:span text:style-name="T8"> </text:span><text:a xlink:type="simple" xlink:href="https://elixir.bootlin.com/linux/v5.15.32/C/ident/pipe_inode_info" text:style-name="Standard" text:visited-style-name="Standard"><text:span text:style-name="T13">pipe_inode_info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span text:style-name="T15">*,</text:span><text:span text:style-name="T8"> </text:span><text:a xlink:type="simple" xlink:href="https://elixir.bootlin.com/linux/v5.15.32/C/ident/size_t" text:style-name="Standard" text:visited-style-name="Standard"><text:span text:style-name="T13">size_t</text:span></text:a><text:span text:style-name="T15">,</text:span><text:span text:style-name="T8"> </text:span><text:span text:style-name="T28">unsigned</text:span><text:span text:style-name="T8"> </text:span><text:span text:style-name="T28">int</text:span><text:span text:style-name="T15">);</text:span></text:p>
      <text:p text:style-name="P11"><text:span text:style-name="T8"><text:tab/></text:span><text:a xlink:type="simple" xlink:href="https://elixir.bootlin.com/linux/v5.15.32/C/ident/ssize_t" text:style-name="Standard" text:visited-style-name="Standard"><text:span text:style-name="T13">ssize_t</text:span></text:a><text:span text:style-name="T8"> </text:span><text:span text:style-name="T15">(*</text:span><text:a xlink:type="simple" xlink:href="https://elixir.bootlin.com/linux/v5.15.32/C/ident/splice_read" text:style-name="Standard" text:visited-style-name="Standard"><text:span text:style-name="T13">splice_read</text:span></text:a><text:span text:style-name="T15">)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span text:style-name="T15">*,</text:span><text:span text:style-name="T8"> </text:span><text:span text:style-name="T2">struct</text:span><text:span text:style-name="T8"> </text:span><text:a xlink:type="simple" xlink:href="https://elixir.bootlin.com/linux/v5.15.32/C/ident/pipe_inode_info" text:style-name="Standard" text:visited-style-name="Standard"><text:span text:style-name="T13">pipe_inode_info</text:span></text:a><text:span text:style-name="T8"> </text:span><text:span text:style-name="T15">*,</text:span><text:span text:style-name="T8"> </text:span><text:a xlink:type="simple" xlink:href="https://elixir.bootlin.com/linux/v5.15.32/C/ident/size_t" text:style-name="Standard" text:visited-style-name="Standard"><text:span text:style-name="T13">size_t</text:span></text:a><text:span text:style-name="T15">,</text:span><text:span text:style-name="T8"> </text:span><text:span text:style-name="T28">unsigned</text:span><text:span text:style-name="T8"> </text:span><text:span text:style-name="T28">int</text:span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setlease" text:style-name="Standard" text:visited-style-name="Standard"><text:span text:style-name="T13">setlease</text:span></text:a><text:span text:style-name="T15">)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span text:style-name="T28">long</text:span><text:span text:style-name="T15">,</text:span><text:span text:style-name="T8"> </text:span><text:span text:style-name="T2">struct</text:span><text:span text:style-name="T8"> </text:span><text:a xlink:type="simple" xlink:href="https://elixir.bootlin.com/linux/v5.15.32/C/ident/file_lock" text:style-name="Standard" text:visited-style-name="Standard"><text:span text:style-name="T13">file_lock</text:span></text:a><text:span text:style-name="T8"> </text:span><text:span text:style-name="T15">**,</text:span><text:span text:style-name="T8"> </text:span><text:span text:style-name="T28">void</text:span><text:span text:style-name="T8"> </text:span><text:span text:style-name="T15">**);</text:span></text:p>
      <text:p text:style-name="P11"><text:span text:style-name="T8"><text:tab/></text:span><text:span text:style-name="T28">long</text:span><text:span text:style-name="T8"> </text:span><text:span text:style-name="T15">(*</text:span><text:a xlink:type="simple" xlink:href="https://elixir.bootlin.com/linux/v5.15.32/C/ident/fallocate" text:style-name="Standard" text:visited-style-name="Standard"><text:span text:style-name="T13">fallocate</text:span></text:a><text:span text:style-name="T15">)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</text:span><text:a xlink:type="simple" xlink:href="https://elixir.bootlin.com/linux/v5.15.32/C/ident/file" text:style-name="Standard" text:visited-style-name="Standard"><text:span text:style-name="T13">file</text:span></text:a><text:span text:style-name="T15">,</text:span><text:span text:style-name="T8"> </text:span><text:span text:style-name="T28">int</text:span><text:span text:style-name="T8"> </text:span><text:span text:style-name="T20">mode</text:span><text:span text:style-name="T15">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span text:style-name="T20">offset</text:span><text:span text:style-name="T15">,</text:span></text:p>
      <text:p text:style-name="P11"><text:span text:style-name="T8"><text:tab/><text:tab/><text:tab/> <text:s/>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span text:style-name="T20">len</text:span><text:span text:style-name="T15">);</text:span></text:p>
      <text:p text:style-name="P11"><text:span text:style-name="T8"><text:tab/></text:span><text:span text:style-name="T28">void</text:span><text:span text:style-name="T8"> </text:span><text:span text:style-name="T15">(*</text:span><text:a xlink:type="simple" xlink:href="https://elixir.bootlin.com/linux/v5.15.32/C/ident/show_fdinfo" text:style-name="Standard" text:visited-style-name="Standard"><text:span text:style-name="T13">show_fdinfo</text:span></text:a><text:span text:style-name="T15">)(</text:span><text:span text:style-name="T2">struct</text:span><text:span text:style-name="T8"> </text:span><text:a xlink:type="simple" xlink:href="https://elixir.bootlin.com/linux/v5.15.32/C/ident/seq_file" text:style-name="Standard" text:visited-style-name="Standard"><text:span text:style-name="T13">seq_file</text:span></text:a><text:span text:style-name="T8"> </text:span><text:span text:style-name="T15">*</text:span><text:span text:style-name="T20">m</text:span><text:span text:style-name="T15">,</text:span><text:span text:style-name="T8"> 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</text:span><text:span text:style-name="T20">f</text:span><text:span text:style-name="T15">);</text:span></text:p>
      <text:p text:style-name="P11"><text:span text:style-name="T8"><text:tab/></text:span><text:a xlink:type="simple" xlink:href="https://elixir.bootlin.com/linux/v5.15.32/C/ident/ssize_t" text:style-name="Standard" text:visited-style-name="Standard"><text:span text:style-name="T13">ssize_t</text:span></text:a><text:span text:style-name="T8"> </text:span><text:span text:style-name="T15">(*</text:span><text:a xlink:type="simple" xlink:href="https://elixir.bootlin.com/linux/v5.15.32/C/ident/copy_file_range" text:style-name="Standard" text:visited-style-name="Standard"><text:span text:style-name="T13">copy_file_range</text:span></text:a><text:span text:style-name="T15">)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15">,</text:span><text:span text:style-name="T8"> 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/text:p>
      <text:p text:style-name="P11"><text:span text:style-name="T8"><text:tab/><text:tab/><text:tab/></text:span><text:a xlink:type="simple" xlink:href="https://elixir.bootlin.com/linux/v5.15.32/C/ident/loff_t" text:style-name="Standard" text:visited-style-name="Standard"><text:span text:style-name="T13">loff_t</text:span></text:a><text:span text:style-name="T15">,</text:span><text:span text:style-name="T8"> </text:span><text:a xlink:type="simple" xlink:href="https://elixir.bootlin.com/linux/v5.15.32/C/ident/size_t" text:style-name="Standard" text:visited-style-name="Standard"><text:span text:style-name="T13">size_t</text:span></text:a><text:span text:style-name="T15">,</text:span><text:span text:style-name="T8"> </text:span><text:span text:style-name="T28">unsigned</text:span><text:span text:style-name="T8"> </text:span><text:span text:style-name="T28">int</text:span><text:span text:style-name="T15">);</text:span></text:p>
      <text:p text:style-name="P11"><text:span text:style-name="T8"><text:tab/>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span text:style-name="T15">(*</text:span><text:a xlink:type="simple" xlink:href="https://elixir.bootlin.com/linux/v5.15.32/C/ident/remap_file_range" text:style-name="Standard" text:visited-style-name="Standard"><text:span text:style-name="T13">remap_file_range</text:span></text:a><text:span text:style-name="T15">)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</text:span><text:a xlink:type="simple" xlink:href="https://elixir.bootlin.com/linux/v5.15.32/C/ident/file_in" text:style-name="Standard" text:visited-style-name="Standard"><text:span text:style-name="T13">file_in</text:span></text:a><text:span text:style-name="T15">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a xlink:type="simple" xlink:href="https://elixir.bootlin.com/linux/v5.15.32/C/ident/pos_in" text:style-name="Standard" text:visited-style-name="Standard"><text:span text:style-name="T13">pos_in</text:span></text:a><text:span text:style-name="T15">,</text:span></text:p>
      <text:p text:style-name="P11"><text:span text:style-name="T8"><text:tab/><text:tab/><text:tab/><text:tab/> <text:s text:c="2"/>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</text:span><text:a xlink:type="simple" xlink:href="https://elixir.bootlin.com/linux/v5.15.32/C/ident/file_out" text:style-name="Standard" text:visited-style-name="Standard"><text:span text:style-name="T13">file_out</text:span></text:a><text:span text:style-name="T15">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a xlink:type="simple" xlink:href="https://elixir.bootlin.com/linux/v5.15.32/C/ident/pos_out" text:style-name="Standard" text:visited-style-name="Standard"><text:span text:style-name="T13">pos_out</text:span></text:a><text:span text:style-name="T15">,</text:span></text:p>
      <text:p text:style-name="P11"><text:span text:style-name="T8"><text:tab/><text:tab/><text:tab/><text:tab/> <text:s text:c="2"/></text:span><text:a xlink:type="simple" xlink:href="https://elixir.bootlin.com/linux/v5.15.32/C/ident/loff_t" text:style-name="Standard" text:visited-style-name="Standard"><text:span text:style-name="T13">loff_t</text:span></text:a><text:span text:style-name="T8"> </text:span><text:span text:style-name="T20">len</text:span><text:span text:style-name="T15">,</text:span><text:span text:style-name="T8"> </text:span><text:span text:style-name="T28">unsigned</text:span><text:span text:style-name="T8"> </text:span><text:span text:style-name="T28">int</text:span><text:span text:style-name="T8"> </text:span><text:span text:style-name="T20">remap_flags</text:span><text:span text:style-name="T15">);</text:span></text:p>
      <text:p text:style-name="P11"><text:span text:style-name="T8"><text:tab/></text:span><text:span text:style-name="T28">int</text:span><text:span text:style-name="T8"> </text:span><text:span text:style-name="T15">(*</text:span><text:a xlink:type="simple" xlink:href="https://elixir.bootlin.com/linux/v5.15.32/C/ident/fadvise" text:style-name="Standard" text:visited-style-name="Standard"><text:span text:style-name="T13">fadvise</text:span></text:a><text:span text:style-name="T15">)(</text:span><text:span text:style-name="T2">struct</text:span><text:span text:style-name="T8"> </text:span><text:a xlink:type="simple" xlink:href="https://elixir.bootlin.com/linux/v5.15.32/C/ident/file" text:style-name="Standard" text:visited-style-name="Standard"><text:span text:style-name="T13">file</text:span></text:a><text:span text:style-name="T8"> </text:span><text:span text:style-name="T15">*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15">,</text:span><text:span text:style-name="T8"> </text:span><text:a xlink:type="simple" xlink:href="https://elixir.bootlin.com/linux/v5.15.32/C/ident/loff_t" text:style-name="Standard" text:visited-style-name="Standard"><text:span text:style-name="T13">loff_t</text:span></text:a><text:span text:style-name="T15">,</text:span><text:span text:style-name="T8"> </text:span><text:span text:style-name="T28">int</text:span><text:span text:style-name="T15">);</text:span></text:p>
      <text:p text:style-name="P11"><text:span text:style-name="T16">}</text:span><text:span text:style-name="T9"> </text:span><text:a xlink:type="simple" xlink:href="https://elixir.bootlin.com/linux/v5.15.32/C/ident/__randomize_layout" text:style-name="Standard" text:visited-style-name="Standard"><text:span text:style-name="T14">__randomize_layout</text:span></text:a><text:span text:style-name="T16">;</text:span></text:p>
      <text:p text:style-name="P12"/>
      <text:p text:style-name="P12">struct _IO_FILE {</text:p>
      <text:p text:style-name="P12"><text:s text:c="2"/>int _flags; <text:s text:c="10"/>/* High-order word is _IO_MAGIC; rest is flags. */</text:p>
      <text:p text:style-name="P12"><text:s text:c="2"/>/* Note: <text:s/>Tk uses the _IO_read_ptr and _IO_read_end fields directly. */</text:p>
      <text:p text:style-name="P12"><text:s text:c="2"/>char* _IO_read_ptr; <text:s text:c="2"/>/* Current read pointer */</text:p>
      <text:p text:style-name="P12"><text:s text:c="2"/>char* _IO_read_end; <text:s text:c="2"/>/* End of get area. */</text:p>
      <text:p text:style-name="P12"><text:s text:c="2"/>char* _IO_read_base; <text:s/>/* Start of putback+get area. */</text:p>
      <text:p text:style-name="P12"><text:s text:c="2"/>char* _IO_write_base; /* Start of put area. */</text:p>
      <text:p text:style-name="P12"><text:s text:c="2"/>char* _IO_write_ptr; <text:s/>/* Current put pointer. */</text:p>
      <text:p text:style-name="P12"><text:s text:c="2"/>char* _IO_write_end; <text:s/>/* End of put area. */</text:p>
      <text:p text:style-name="P12"><text:s text:c="2"/>char* _IO_buf_base; <text:s text:c="2"/>/* Start of reserve area. */</text:p>
      <text:p text:style-name="P12"><text:s text:c="2"/>char* _IO_buf_end; <text:s text:c="3"/>/* End of reserve area. */</text:p>
      <text:p text:style-name="P12"><text:s text:c="2"/>struct _IO_FILE *_chain;</text:p>
      <text:p text:style-name="P12"><text:s text:c="2"/>int _fileno;</text:p>
      <text:p text:style-name="P12"><text:s text:c="2"/>_IO_off_t _old_offset; /* This used to be _offset but it's too small. <text:s/>*/</text:p>
      <text:p text:style-name="P12">};</text:p>
      <text:p text:style-name="P12"/>
      <text:p text:style-name="HTML_20_Preformatted"><text:soft-page-break/><text:span text:style-name="k"><text:span text:style-name="T4">struct</text:span></text:span><text:span text:style-name="w"><text:span text:style-name="T10"> </text:span></text:span><text:a xlink:type="simple" xlink:href="https://elixir.bootlin.com/linux/v5.15.32/C/ident/path" text:style-name="Internet_20_link" text:visited-style-name="Visited_20_Internet_20_Link"><text:span text:style-name="Internet_20_link"><text:span text:style-name="T34">path</text:span></text:span></text:a><text:span text:style-name="w"><text:span text:style-name="T10"> </text:span></text:span><text:span text:style-name="p"><text:span text:style-name="T17">{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vfsmount" text:style-name="Internet_20_link" text:visited-style-name="Visited_20_Internet_20_Link"><text:span text:style-name="Internet_20_link"><text:span text:style-name="T34">vfsmount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mnt" text:style-name="Internet_20_link" text:visited-style-name="Visited_20_Internet_20_Link"><text:span text:style-name="Internet_20_link"><text:span text:style-name="T34">mnt</text:span></text:span></text:a><text:span text:style-name="p"><text:span text:style-name="T17">;</text:span></text:span></text:p>
      <text:p text:style-name="HTML_20_Preformatted"><text:span text:style-name="w"><text:span text:style-name="T10"><text:tab/></text:span></text:span><text:span text:style-name="k"><text:span text:style-name="T4">struct</text:span></text:span><text:span text:style-name="w"><text:span text:style-name="T10"> 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w"><text:span text:style-name="T10"> </text:span></text:span><text:span text:style-name="o"><text:span text:style-name="T17">*</text:span></text:span><text:a xlink:type="simple" xlink:href="https://elixir.bootlin.com/linux/v5.15.32/C/ident/dentry" text:style-name="Internet_20_link" text:visited-style-name="Visited_20_Internet_20_Link"><text:span text:style-name="Internet_20_link"><text:span text:style-name="T34">dentry</text:span></text:span></text:a><text:span text:style-name="p"><text:span text:style-name="T17">;</text:span></text:span></text:p>
      <text:p text:style-name="HTML_20_Preformatted"><text:span text:style-name="p"><text:span text:style-name="T17">}</text:span></text:span><text:span text:style-name="w"><text:span text:style-name="T10"> </text:span></text:span><text:a xlink:type="simple" xlink:href="https://elixir.bootlin.com/linux/v5.15.32/C/ident/__randomize_layout" text:style-name="Internet_20_link" text:visited-style-name="Visited_20_Internet_20_Link"><text:span text:style-name="Internet_20_link"><text:span text:style-name="T34">__randomize_layout</text:span></text:span></text:a><text:span text:style-name="p"><text:span text:style-name="T17">;</text:span></text:span></text:p>
      <text:p text:style-name="HTML_20_Preformatted"><text:span text:style-name="p"><text:span text:style-name="T17"/></text:span></text:p>
      <text:p text:style-name="Preformatted_20_Text"><text:span text:style-name="p"><text:span text:style-name="T42">struct</text:span></text:span><text:span text:style-name="p"><text:span text:style-name="T44"> </text:span></text:span><text:a xlink:type="simple" xlink:href="https://elixir.bootlin.com/linux/v5.15.32/C/ident/tasklet_struct" text:style-name="Internet_20_link" text:visited-style-name="Visited_20_Internet_20_Link"><text:span text:style-name="p"><text:span text:style-name="T47">tasklet_struct</text:span></text:span></text:a></text:p>
      <text:p text:style-name="P6">{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tasklet_struct" text:style-name="Internet_20_link" text:visited-style-name="Visited_20_Internet_20_Link"><text:span text:style-name="T48">tasklet_struct</text:span></text:a><text:span text:style-name="T45"> </text:span><text:span text:style-name="T49">*</text:span><text:span text:style-name="T51">next</text:span><text:span text:style-name="T49">;</text:span></text:p>
      <text:p text:style-name="P7"><text:span text:style-name="T7"><text:s text:c="8"/></text:span><text:span text:style-name="T31">unsigned</text:span><text:span text:style-name="T12"> </text:span><text:span text:style-name="T31">long</text:span><text:span text:style-name="T12"> </text:span><text:span text:style-name="T39">state</text:span><text:span text:style-name="T19">;</text:span></text:p>
      <text:p text:style-name="P10"><text:span text:style-name="T46"><text:s text:c="8"/></text:span><text:a xlink:type="simple" xlink:href="https://elixir.bootlin.com/linux/v5.15.32/C/ident/atomic_t" text:style-name="Internet_20_link" text:visited-style-name="Visited_20_Internet_20_Link"><text:span text:style-name="T52">atomic_t</text:span></text:a><text:span text:style-name="T45"> </text:span><text:span text:style-name="T51">count</text:span><text:span text:style-name="T49">;</text:span></text:p>
      <text:p text:style-name="P10"><text:span text:style-name="T46"><text:s text:c="8"/></text:span><text:a xlink:type="simple" xlink:href="https://elixir.bootlin.com/linux/v5.15.32/C/ident/bool" text:style-name="Internet_20_link" text:visited-style-name="Visited_20_Internet_20_Link"><text:span text:style-name="T52">bool</text:span></text:a><text:span text:style-name="T45"> </text:span><text:a xlink:type="simple" xlink:href="https://elixir.bootlin.com/linux/v5.15.32/C/ident/use_callback" text:style-name="Internet_20_link" text:visited-style-name="Visited_20_Internet_20_Link"><text:span text:style-name="T52">use_callback</text:span></text:a><text:span text:style-name="T49">;</text:span></text:p>
      <text:p text:style-name="P7"><text:span text:style-name="T7"><text:s text:c="8"/></text:span><text:span text:style-name="T6">union</text:span><text:span text:style-name="T12"> </text:span><text:span text:style-name="T19">{</text:span></text:p>
      <text:p text:style-name="P10"><text:span text:style-name="T46"><text:s text:c="16"/></text:span><text:span text:style-name="T53">void</text:span><text:span text:style-name="T45"> </text:span><text:span text:style-name="T49">(*</text:span><text:a xlink:type="simple" xlink:href="https://elixir.bootlin.com/linux/v5.15.32/C/ident/func" text:style-name="Internet_20_link" text:visited-style-name="Visited_20_Internet_20_Link"><text:span text:style-name="T52">func</text:span></text:a><text:span text:style-name="T49">)(</text:span><text:span text:style-name="T53">unsigned</text:span><text:span text:style-name="T45"> </text:span><text:span text:style-name="T53">long</text:span><text:span text:style-name="T45"> </text:span><text:span text:style-name="T51">data</text:span><text:span text:style-name="T49">);</text:span></text:p>
      <text:p text:style-name="P10"><text:span text:style-name="T46"><text:s text:c="16"/></text:span><text:span text:style-name="T53">void</text:span><text:span text:style-name="T45"> </text:span><text:span text:style-name="T49">(*</text:span><text:a xlink:type="simple" xlink:href="https://elixir.bootlin.com/linux/v5.15.32/C/ident/callback" text:style-name="Internet_20_link" text:visited-style-name="Visited_20_Internet_20_Link"><text:span text:style-name="T52">callback</text:span></text:a><text:span text:style-name="T49">)(</text:span><text:span text:style-name="T43">struct</text:span><text:span text:style-name="T45"> </text:span><text:a xlink:type="simple" xlink:href="https://elixir.bootlin.com/linux/v5.15.32/C/ident/tasklet_struct" text:style-name="Internet_20_link" text:visited-style-name="Visited_20_Internet_20_Link"><text:span text:style-name="T48">tasklet_struct</text:span></text:a><text:span text:style-name="T45"> </text:span><text:span text:style-name="T49">*</text:span><text:span text:style-name="T51">t</text:span><text:span text:style-name="T49">);</text:span></text:p>
      <text:p text:style-name="P7"><text:span text:style-name="T7"><text:s text:c="8"/></text:span><text:span text:style-name="T19">};</text:span></text:p>
      <text:p text:style-name="P7"><text:span text:style-name="T7"><text:s text:c="8"/></text:span><text:span text:style-name="T31">unsigned</text:span><text:span text:style-name="T12"> </text:span><text:span text:style-name="T31">long</text:span><text:span text:style-name="T12"> </text:span><text:span text:style-name="T39">data</text:span><text:span text:style-name="T19">;</text:span></text:p>
      <text:p text:style-name="P6">};</text:p>
      <text:p text:style-name="P6"/>
      <text:p text:style-name="P6"><text:span text:style-name="T1">struct</text:span><text:span text:style-name="T7"> </text:span><text:a xlink:type="simple" xlink:href="https://elixir.bootlin.com/linux/v5.15.32/C/ident/socket" text:style-name="Internet_20_link" text:visited-style-name="Visited_20_Internet_20_Link"><text:span text:style-name="T41">socket</text:span></text:a><text:span text:style-name="T7"> </text:span>{</text:p>
      <text:p text:style-name="P10"><text:span text:style-name="T46"><text:s text:c="8"/></text:span><text:a xlink:type="simple" xlink:href="https://elixir.bootlin.com/linux/v5.15.32/C/ident/socket_state" text:style-name="Internet_20_link" text:visited-style-name="Visited_20_Internet_20_Link"><text:span text:style-name="T52">socket_state</text:span></text:a><text:span text:style-name="T45"> <text:s text:c="11"/></text:span><text:span text:style-name="T51">state</text:span><text:span text:style-name="T49">;</text:span></text:p>
      <text:p text:style-name="P10"><text:span text:style-name="T46"><text:s text:c="8"/></text:span><text:a xlink:type="simple" xlink:href="https://elixir.bootlin.com/linux/v5.15.32/C/ident/short" text:style-name="Internet_20_link" text:visited-style-name="Visited_20_Internet_20_Link"><text:span text:style-name="T52">short</text:span></text:a><text:span text:style-name="T45"> <text:s text:c="18"/></text:span><text:span text:style-name="T51">type</text:span><text:span text:style-name="T49">;</text:span></text:p>
      <text:p text:style-name="P10"><text:span text:style-name="T46"><text:s text:c="8"/></text:span><text:span text:style-name="T53">unsigned</text:span><text:span text:style-name="T45"> </text:span><text:span text:style-name="T53">long</text:span><text:span text:style-name="T45"> <text:s text:c="10"/></text:span><text:span text:style-name="T51">flags</text:span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text:s text:c="12"/></text:span><text:span text:style-name="T49">*</text:span><text:a xlink:type="simple" xlink:href="https://elixir.bootlin.com/linux/v5.15.32/C/ident/file" text:style-name="Internet_20_link" text:visited-style-name="Visited_20_Internet_20_Link"><text:span text:style-name="T52">file</text:span></text:a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sock" text:style-name="Internet_20_link" text:visited-style-name="Visited_20_Internet_20_Link"><text:span text:style-name="T48">sock</text:span></text:a><text:span text:style-name="T45"> <text:s text:c="12"/></text:span><text:span text:style-name="T49">*</text:span><text:span text:style-name="T51">sk</text:span><text:span text:style-name="T49">;</text:span></text:p>
      <text:p text:style-name="P10"><text:span text:style-name="T46"><text:s text:c="8"/></text:span><text:span text:style-name="T43">const</text:span><text:span text:style-name="T45"> </text:span><text:span text:style-name="T43">struct</text:span><text:span text:style-name="T45"> </text:span><text:a xlink:type="simple" xlink:href="https://elixir.bootlin.com/linux/v5.15.32/C/ident/proto_ops" text:style-name="Internet_20_link" text:visited-style-name="Visited_20_Internet_20_Link"><text:span text:style-name="T48">proto_ops</text:span></text:a><text:span text:style-name="T45"> <text:s/></text:span><text:span text:style-name="T49">*</text:span><text:span text:style-name="T51">ops</text:span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socket_wq" text:style-name="Internet_20_link" text:visited-style-name="Visited_20_Internet_20_Link"><text:span text:style-name="T48">socket_wq</text:span></text:a><text:span text:style-name="T45"> <text:s text:c="7"/></text:span><text:a xlink:type="simple" xlink:href="https://elixir.bootlin.com/linux/v5.15.32/C/ident/wq" text:style-name="Internet_20_link" text:visited-style-name="Visited_20_Internet_20_Link"><text:span text:style-name="T52">wq</text:span></text:a><text:span text:style-name="T49">;</text:span></text:p>
      <text:p text:style-name="P6">};</text:p>
      <text:p text:style-name="P6"><text:span text:style-name="T1">struct</text:span><text:span text:style-name="T7"> </text:span><text:a xlink:type="simple" xlink:href="https://elixir.bootlin.com/linux/v5.15.32/C/ident/workqueue_struct" text:style-name="Internet_20_link" text:visited-style-name="Visited_20_Internet_20_Link"><text:span text:style-name="T41">workqueue_struct</text:span></text:a><text:span text:style-name="T7"> </text:span>{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list_head" text:style-name="Internet_20_link" text:visited-style-name="Visited_20_Internet_20_Link"><text:span text:style-name="T48">list_head</text:span></text:a><text:span text:style-name="T45"> <text:s text:c="7"/></text:span><text:a xlink:type="simple" xlink:href="https://elixir.bootlin.com/linux/v5.15.32/C/ident/pwqs" text:style-name="Internet_20_link" text:visited-style-name="Visited_20_Internet_20_Link"><text:span text:style-name="T52">pwqs</text:span></text:a><text:span text:style-name="T49">;</text:span><text:span text:style-name="T45"> <text:s text:c="10"/></text:span><text:span text:style-name="T54">/* WR: all pwqs of this wq */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list_head" text:style-name="Internet_20_link" text:visited-style-name="Visited_20_Internet_20_Link"><text:span text:style-name="T48">list_head</text:span></text:a><text:span text:style-name="T45"> <text:s text:c="7"/></text:span><text:span text:style-name="T51">list</text:span><text:span text:style-name="T49">;</text:span><text:span text:style-name="T45"> <text:s text:c="10"/></text:span><text:span text:style-name="T54">/* PR: list of all workqueues */</text:span></text:p>
      <text:p text:style-name="P10"/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mutex" text:style-name="Internet_20_link" text:visited-style-name="Visited_20_Internet_20_Link"><text:span text:style-name="T48">mutex</text:span></text:a><text:span text:style-name="T45"> <text:s text:c="11"/></text:span><text:a xlink:type="simple" xlink:href="https://elixir.bootlin.com/linux/v5.15.32/C/ident/mutex" text:style-name="Internet_20_link" text:visited-style-name="Visited_20_Internet_20_Link"><text:span text:style-name="T52">mutex</text:span></text:a><text:span text:style-name="T49">;</text:span><text:span text:style-name="T45"> <text:s text:c="9"/></text:span><text:span text:style-name="T54">/* protects this wq */</text:span></text:p>
      <text:p text:style-name="P10"><text:span text:style-name="T46"><text:s text:c="8"/></text:span><text:span text:style-name="T53">int</text:span><text:span text:style-name="T45"> <text:s text:c="20"/></text:span><text:a xlink:type="simple" xlink:href="https://elixir.bootlin.com/linux/v5.15.32/C/ident/work_color" text:style-name="Internet_20_link" text:visited-style-name="Visited_20_Internet_20_Link"><text:span text:style-name="T52">work_color</text:span></text:a><text:span text:style-name="T49">;</text:span><text:span text:style-name="T45"> <text:s text:c="4"/></text:span><text:span text:style-name="T54">/* WQ: current work color */</text:span></text:p>
      <text:p text:style-name="P10"><text:span text:style-name="T46"><text:s text:c="8"/></text:span><text:span text:style-name="T53">int</text:span><text:span text:style-name="T45"> <text:s text:c="20"/></text:span><text:a xlink:type="simple" xlink:href="https://elixir.bootlin.com/linux/v5.15.32/C/ident/flush_color" text:style-name="Internet_20_link" text:visited-style-name="Visited_20_Internet_20_Link"><text:span text:style-name="T52">flush_color</text:span></text:a><text:span text:style-name="T49">;</text:span><text:span text:style-name="T45"> <text:s text:c="3"/></text:span><text:span text:style-name="T54">/* WQ: current flush color */</text:span></text:p>
      <text:p text:style-name="P10"><text:span text:style-name="T46"><text:s text:c="8"/></text:span><text:a xlink:type="simple" xlink:href="https://elixir.bootlin.com/linux/v5.15.32/C/ident/atomic_t" text:style-name="Internet_20_link" text:visited-style-name="Visited_20_Internet_20_Link"><text:span text:style-name="T52">atomic_t</text:span></text:a><text:span text:style-name="T45"> <text:s text:c="15"/></text:span><text:a xlink:type="simple" xlink:href="https://elixir.bootlin.com/linux/v5.15.32/C/ident/nr_pwqs_to_flush" text:style-name="Internet_20_link" text:visited-style-name="Visited_20_Internet_20_Link"><text:span text:style-name="T52">nr_pwqs_to_flush</text:span></text:a><text:span text:style-name="T49">;</text:span><text:span text:style-name="T45"> </text:span><text:span text:style-name="T54">/* flush in progress */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wq_flusher" text:style-name="Internet_20_link" text:visited-style-name="Visited_20_Internet_20_Link"><text:span text:style-name="T48">wq_flusher</text:span></text:a><text:span text:style-name="T45"> <text:s text:c="6"/></text:span><text:span text:style-name="T49">*</text:span><text:a xlink:type="simple" xlink:href="https://elixir.bootlin.com/linux/v5.15.32/C/ident/first_flusher" text:style-name="Internet_20_link" text:visited-style-name="Visited_20_Internet_20_Link"><text:span text:style-name="T52">first_flusher</text:span></text:a><text:span text:style-name="T49">;</text:span><text:span text:style-name="T45"> </text:span><text:span text:style-name="T54">/* WQ: first flusher */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list_head" text:style-name="Internet_20_link" text:visited-style-name="Visited_20_Internet_20_Link"><text:span text:style-name="T48">list_head</text:span></text:a><text:span text:style-name="T45"> <text:s text:c="7"/></text:span><text:a xlink:type="simple" xlink:href="https://elixir.bootlin.com/linux/v5.15.32/C/ident/flusher_queue" text:style-name="Internet_20_link" text:visited-style-name="Visited_20_Internet_20_Link"><text:span text:style-name="T52">flusher_queue</text:span></text:a><text:span text:style-name="T49">;</text:span><text:span text:style-name="T45"> <text:s/></text:span><text:span text:style-name="T54">/* WQ: flush waiters */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list_head" text:style-name="Internet_20_link" text:visited-style-name="Visited_20_Internet_20_Link"><text:span text:style-name="T48">list_head</text:span></text:a><text:span text:style-name="T45"> <text:s text:c="7"/></text:span><text:a xlink:type="simple" xlink:href="https://elixir.bootlin.com/linux/v5.15.32/C/ident/flusher_overflow" text:style-name="Internet_20_link" text:visited-style-name="Visited_20_Internet_20_Link"><text:span text:style-name="T52">flusher_overflow</text:span></text:a><text:span text:style-name="T49">;</text:span><text:span text:style-name="T45"> </text:span><text:span text:style-name="T54">/* WQ: flush overflow list */</text:span></text:p>
      <text:p text:style-name="P10"/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list_head" text:style-name="Internet_20_link" text:visited-style-name="Visited_20_Internet_20_Link"><text:span text:style-name="T48">list_head</text:span></text:a><text:span text:style-name="T45"> <text:s text:c="7"/></text:span><text:a xlink:type="simple" xlink:href="https://elixir.bootlin.com/linux/v5.15.32/C/ident/maydays" text:style-name="Internet_20_link" text:visited-style-name="Visited_20_Internet_20_Link"><text:span text:style-name="T52">maydays</text:span></text:a><text:span text:style-name="T49">;</text:span><text:span text:style-name="T45"> <text:s text:c="7"/></text:span><text:span text:style-name="T54">/* MD: pwqs requesting rescue */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worker" text:style-name="Internet_20_link" text:visited-style-name="Visited_20_Internet_20_Link"><text:span text:style-name="T48">worker</text:span></text:a><text:span text:style-name="T45"> <text:s text:c="10"/></text:span><text:span text:style-name="T49">*</text:span><text:a xlink:type="simple" xlink:href="https://elixir.bootlin.com/linux/v5.15.32/C/ident/rescuer" text:style-name="Internet_20_link" text:visited-style-name="Visited_20_Internet_20_Link"><text:span text:style-name="T52">rescuer</text:span></text:a><text:span text:style-name="T49">;</text:span><text:span text:style-name="T45"> <text:s text:c="6"/></text:span><text:span text:style-name="T54">/* MD: rescue worker */</text:span></text:p>
      <text:p text:style-name="P10"/>
      <text:p text:style-name="P10"><text:span text:style-name="T46"><text:s text:c="8"/></text:span><text:span text:style-name="T53">int</text:span><text:span text:style-name="T45"> <text:s text:c="20"/></text:span><text:a xlink:type="simple" xlink:href="https://elixir.bootlin.com/linux/v5.15.32/C/ident/nr_drainers" text:style-name="Internet_20_link" text:visited-style-name="Visited_20_Internet_20_Link"><text:span text:style-name="T52">nr_drainers</text:span></text:a><text:span text:style-name="T49">;</text:span><text:span text:style-name="T45"> <text:s text:c="3"/></text:span><text:span text:style-name="T54">/* WQ: drain in progress */</text:span></text:p>
      <text:p text:style-name="P10"><text:span text:style-name="T46"><text:s text:c="8"/></text:span><text:span text:style-name="T53">int</text:span><text:span text:style-name="T45"> <text:s text:c="20"/></text:span><text:a xlink:type="simple" xlink:href="https://elixir.bootlin.com/linux/v5.15.32/C/ident/saved_max_active" text:style-name="Internet_20_link" text:visited-style-name="Visited_20_Internet_20_Link"><text:span text:style-name="T52">saved_max_active</text:span></text:a><text:span text:style-name="T49">;</text:span><text:span text:style-name="T45"> </text:span><text:span text:style-name="T54">/* WQ: saved pwq max_active */</text:span></text:p>
      <text:p text:style-name="P10"/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workqueue_attrs" text:style-name="Internet_20_link" text:visited-style-name="Visited_20_Internet_20_Link"><text:span text:style-name="T48">workqueue_attrs</text:span></text:a><text:span text:style-name="T45"> <text:s/></text:span><text:span text:style-name="T49">*</text:span><text:a xlink:type="simple" xlink:href="https://elixir.bootlin.com/linux/v5.15.32/C/ident/unbound_attrs" text:style-name="Internet_20_link" text:visited-style-name="Visited_20_Internet_20_Link"><text:span text:style-name="T52">unbound_attrs</text:span></text:a><text:span text:style-name="T49">;</text:span><text:span text:style-name="T45"> </text:span><text:span text:style-name="T54">/* PW: only for unbound wqs */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pool_workqueue" text:style-name="Internet_20_link" text:visited-style-name="Visited_20_Internet_20_Link"><text:span text:style-name="T48">pool_workqueue</text:span></text:a><text:span text:style-name="T45"> <text:s text:c="2"/></text:span><text:span text:style-name="T49">*</text:span><text:a xlink:type="simple" xlink:href="https://elixir.bootlin.com/linux/v5.15.32/C/ident/dfl_pwq" text:style-name="Internet_20_link" text:visited-style-name="Visited_20_Internet_20_Link"><text:span text:style-name="T52">dfl_pwq</text:span></text:a><text:span text:style-name="T49">;</text:span><text:span text:style-name="T45"> <text:s text:c="6"/></text:span><text:span text:style-name="T54">/* PW: only for unbound wqs */</text:span></text:p>
      <text:p text:style-name="P10"><text:span text:style-name="T46"><text:s text:c="8"/></text:span><text:span text:style-name="T53">char</text:span><text:span text:style-name="T45"> <text:s text:c="19"/></text:span><text:span text:style-name="T51">name</text:span><text:span text:style-name="T49">[</text:span><text:a xlink:type="simple" xlink:href="https://elixir.bootlin.com/linux/v5.15.32/C/ident/WQ_NAME_LEN" text:style-name="Internet_20_link" text:visited-style-name="Visited_20_Internet_20_Link"><text:span text:style-name="T52">WQ_NAME_LEN</text:span></text:a><text:span text:style-name="T49">];</text:span><text:span text:style-name="T45"> </text:span><text:span text:style-name="T54">/* I: workqueue name */</text:span></text:p>
      <text:p text:style-name="P10"/>
      <text:p text:style-name="P7"><text:span text:style-name="T7"><text:s text:c="8"/></text:span><text:span text:style-name="T27">/*</text:span></text:p>
      <text:p text:style-name="P8"><text:s text:c="9"/><text:span text:style-name="T40">* Destruction of workqueue_struct is RCU protected to allow walking</text:span></text:p>
      <text:p text:style-name="P8"><text:s text:c="9"/><text:span text:style-name="T40">* the workqueues list without grabbing wq_pool_mutex.</text:span></text:p>
      <text:p text:style-name="P8"><text:s text:c="9"/><text:span text:style-name="T40">* This is used to dump all workqueues from sysrq.</text:span></text:p>
      <text:p text:style-name="P8"><text:s text:c="9"/><text:span text:style-name="T40">*/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rcu_head" text:style-name="Internet_20_link" text:visited-style-name="Visited_20_Internet_20_Link"><text:span text:style-name="T48">rcu_head</text:span></text:a><text:span text:style-name="T45"> <text:s text:c="8"/></text:span><text:a xlink:type="simple" xlink:href="https://elixir.bootlin.com/linux/v5.15.32/C/ident/rcu" text:style-name="Internet_20_link" text:visited-style-name="Visited_20_Internet_20_Link"><text:span text:style-name="T52">rcu</text:span></text:a><text:span text:style-name="T49">;</text:span></text:p>
      <text:p text:style-name="P10"/>
      <text:p text:style-name="P7"><text:span text:style-name="T7"><text:s text:c="8"/></text:span><text:span text:style-name="T27">/* hot fields used during command issue, aligned to cacheline */</text:span></text:p>
      <text:p text:style-name="P10"><text:span text:style-name="T46"><text:s text:c="8"/></text:span><text:span text:style-name="T53">unsigned</text:span><text:span text:style-name="T45"> </text:span><text:span text:style-name="T53">int</text:span><text:span text:style-name="T45"> <text:s text:c="11"/></text:span><text:span text:style-name="T51">flags</text:span><text:span text:style-name="T45"> </text:span><text:a xlink:type="simple" xlink:href="https://elixir.bootlin.com/linux/v5.15.32/C/ident/____cacheline_aligned" text:style-name="Internet_20_link" text:visited-style-name="Visited_20_Internet_20_Link"><text:span text:style-name="T52">____cacheline_aligned</text:span></text:a><text:span text:style-name="T49">;</text:span><text:span text:style-name="T45"> </text:span><text:span text:style-name="T54">/* WQ: WQ_* flags */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pool_workqueue" text:style-name="Internet_20_link" text:visited-style-name="Visited_20_Internet_20_Link"><text:span text:style-name="T48">pool_workqueue</text:span></text:a><text:span text:style-name="T45"> </text:span><text:a xlink:type="simple" xlink:href="https://elixir.bootlin.com/linux/v5.15.32/C/ident/__percpu" text:style-name="Internet_20_link" text:visited-style-name="Visited_20_Internet_20_Link"><text:span text:style-name="T52">__percpu</text:span></text:a><text:span text:style-name="T45"> </text:span><text:span text:style-name="T49">*</text:span><text:a xlink:type="simple" xlink:href="https://elixir.bootlin.com/linux/v5.15.32/C/ident/cpu_pwqs" text:style-name="Internet_20_link" text:visited-style-name="Visited_20_Internet_20_Link"><text:span text:style-name="T52">cpu_pwqs</text:span></text:a><text:span text:style-name="T49">;</text:span><text:span text:style-name="T45"> </text:span><text:span text:style-name="T54">/* I: per-cpu pwqs */</text:span></text:p>
      <text:p text:style-name="P10"><text:soft-page-break/><text:span text:style-name="T46"><text:s text:c="8"/></text:span><text:span text:style-name="T43">struct</text:span><text:span text:style-name="T45"> </text:span><text:a xlink:type="simple" xlink:href="https://elixir.bootlin.com/linux/v5.15.32/C/ident/pool_workqueue" text:style-name="Internet_20_link" text:visited-style-name="Visited_20_Internet_20_Link"><text:span text:style-name="T48">pool_workqueue</text:span></text:a><text:span text:style-name="T45"> </text:span><text:a xlink:type="simple" xlink:href="https://elixir.bootlin.com/linux/v5.15.32/C/ident/__rcu" text:style-name="Internet_20_link" text:visited-style-name="Visited_20_Internet_20_Link"><text:span text:style-name="T52">__rcu</text:span></text:a><text:span text:style-name="T45"> </text:span><text:span text:style-name="T49">*</text:span><text:a xlink:type="simple" xlink:href="https://elixir.bootlin.com/linux/v5.15.32/C/ident/numa_pwq_tbl" text:style-name="Internet_20_link" text:visited-style-name="Visited_20_Internet_20_Link"><text:span text:style-name="T52">numa_pwq_tbl</text:span></text:a><text:span text:style-name="T49">[];</text:span><text:span text:style-name="T45"> </text:span><text:span text:style-name="T54">/* PWR: unbound pwqs indexed by node */</text:span></text:p>
      <text:p text:style-name="P6">};</text:p>
      <text:p text:style-name="P6"/>
      <text:p text:style-name="P6"><text:span text:style-name="T1">struct</text:span><text:span text:style-name="T7"> </text:span><text:a xlink:type="simple" xlink:href="https://elixir.bootlin.com/linux/v5.15.32/C/ident/sockaddr" text:style-name="Internet_20_link" text:visited-style-name="Visited_20_Internet_20_Link"><text:span text:style-name="T41">sockaddr</text:span></text:a><text:span text:style-name="T7"> </text:span>{</text:p>
      <text:p text:style-name="P10"><text:span text:style-name="T46"><text:s text:c="8"/></text:span><text:a xlink:type="simple" xlink:href="https://elixir.bootlin.com/linux/v5.15.32/C/ident/sa_family_t" text:style-name="Internet_20_link" text:visited-style-name="Visited_20_Internet_20_Link"><text:span text:style-name="T52">sa_family_t</text:span></text:a><text:span text:style-name="T45"> <text:s text:c="4"/></text:span><text:a xlink:type="simple" xlink:href="https://elixir.bootlin.com/linux/v5.15.32/C/ident/sa_family" text:style-name="Internet_20_link" text:visited-style-name="Visited_20_Internet_20_Link"><text:span text:style-name="T52">sa_family</text:span></text:a><text:span text:style-name="T49">;</text:span><text:span text:style-name="T45"> <text:s text:c="5"/></text:span><text:span text:style-name="T54">/* address family, AF_xxx <text:s text:c="6"/>*/</text:span></text:p>
      <text:p text:style-name="P10"><text:span text:style-name="T46"><text:s text:c="8"/></text:span><text:span text:style-name="T53">char</text:span><text:span text:style-name="T45"> <text:s text:c="11"/></text:span><text:a xlink:type="simple" xlink:href="https://elixir.bootlin.com/linux/v5.15.32/C/ident/sa_data" text:style-name="Internet_20_link" text:visited-style-name="Visited_20_Internet_20_Link"><text:span text:style-name="T52">sa_data</text:span></text:a><text:span text:style-name="T49">[</text:span><text:span text:style-name="T57">14</text:span><text:span text:style-name="T49">];</text:span><text:span text:style-name="T45"> <text:s text:c="3"/></text:span><text:span text:style-name="T54">/* 14 bytes of protocol address */</text:span></text:p>
      <text:p text:style-name="P6">};</text:p>
      <text:p text:style-name="P6"/>
      <text:p text:style-name="P6"><text:span text:style-name="T1">struct</text:span><text:span text:style-name="T7"> </text:span><text:a xlink:type="simple" xlink:href="https://elixir.bootlin.com/linux/v5.15.32/C/ident/sockaddr_in" text:style-name="Internet_20_link" text:visited-style-name="Visited_20_Internet_20_Link"><text:span text:style-name="T41">sockaddr_in</text:span></text:a><text:span text:style-name="T7"> </text:span>{</text:p>
      <text:p text:style-name="P10"><text:span text:style-name="T46"><text:s text:c="2"/></text:span><text:a xlink:type="simple" xlink:href="https://elixir.bootlin.com/linux/v5.15.32/C/ident/__kernel_sa_family_t" text:style-name="Internet_20_link" text:visited-style-name="Visited_20_Internet_20_Link"><text:span text:style-name="T52">__kernel_sa_family_t</text:span></text:a><text:span text:style-name="T45"> <text:s/></text:span><text:a xlink:type="simple" xlink:href="https://elixir.bootlin.com/linux/v5.15.32/C/ident/sin_family" text:style-name="Internet_20_link" text:visited-style-name="Visited_20_Internet_20_Link"><text:span text:style-name="T52">sin_family</text:span></text:a><text:span text:style-name="T49">;</text:span><text:span text:style-name="T45"> <text:s text:c="4"/></text:span><text:span text:style-name="T54">/* Address family <text:s text:c="14"/>*/</text:span></text:p>
      <text:p text:style-name="P10"><text:span text:style-name="T46"><text:s text:c="2"/></text:span><text:a xlink:type="simple" xlink:href="https://elixir.bootlin.com/linux/v5.15.32/C/ident/__be16" text:style-name="Internet_20_link" text:visited-style-name="Visited_20_Internet_20_Link"><text:span text:style-name="T52">__be16</text:span></text:a><text:span text:style-name="T45"> <text:s text:c="15"/></text:span><text:a xlink:type="simple" xlink:href="https://elixir.bootlin.com/linux/v5.15.32/C/ident/sin_port" text:style-name="Internet_20_link" text:visited-style-name="Visited_20_Internet_20_Link"><text:span text:style-name="T52">sin_port</text:span></text:a><text:span text:style-name="T49">;</text:span><text:span text:style-name="T45"> <text:s text:c="6"/></text:span><text:span text:style-name="T54">/* Port number <text:s text:c="17"/>*/</text:span></text:p>
      <text:p text:style-name="P10"><text:span text:style-name="T46"><text:s text:c="2"/></text:span><text:span text:style-name="T43">struct</text:span><text:span text:style-name="T45"> </text:span><text:a xlink:type="simple" xlink:href="https://elixir.bootlin.com/linux/v5.15.32/C/ident/in_addr" text:style-name="Internet_20_link" text:visited-style-name="Visited_20_Internet_20_Link"><text:span text:style-name="T48">in_addr</text:span></text:a><text:span text:style-name="T45"> <text:s text:c="7"/></text:span><text:a xlink:type="simple" xlink:href="https://elixir.bootlin.com/linux/v5.15.32/C/ident/sin_addr" text:style-name="Internet_20_link" text:visited-style-name="Visited_20_Internet_20_Link"><text:span text:style-name="T52">sin_addr</text:span></text:a><text:span text:style-name="T49">;</text:span><text:span text:style-name="T45"> <text:s text:c="6"/></text:span><text:span text:style-name="T54">/* Internet address <text:s text:c="12"/>*/</text:span></text:p>
      <text:p text:style-name="P6">};</text:p>
      <text:p text:style-name="P6"/>
      <text:p text:style-name="P6"><text:span text:style-name="T1">struct</text:span><text:span text:style-name="T7"> </text:span><text:a xlink:type="simple" xlink:href="https://elixir.bootlin.com/linux/v5.15.32/C/ident/proc_ops" text:style-name="Internet_20_link" text:visited-style-name="Visited_20_Internet_20_Link"><text:span text:style-name="T41">proc_ops</text:span></text:a><text:span text:style-name="T7"> </text:span>{</text:p>
      <text:p text:style-name="P10"><text:span text:style-name="T46"><text:s text:c="8"/></text:span><text:span text:style-name="T53">unsigned</text:span><text:span text:style-name="T45"> </text:span><text:span text:style-name="T53">int</text:span><text:span text:style-name="T45"> </text:span><text:a xlink:type="simple" xlink:href="https://elixir.bootlin.com/linux/v5.15.32/C/ident/proc_flags" text:style-name="Internet_20_link" text:visited-style-name="Visited_20_Internet_20_Link"><text:span text:style-name="T52">proc_flags</text:span></text:a><text:span text:style-name="T49">;</text:span></text:p>
      <text:p text:style-name="P10"><text:span text:style-name="T46"><text:s text:c="8"/></text:span><text:span text:style-name="T53">int</text:span><text:span text:style-name="T45"> <text:s text:c="4"/></text:span><text:span text:style-name="T49">(*</text:span><text:a xlink:type="simple" xlink:href="https://elixir.bootlin.com/linux/v5.15.32/C/ident/proc_open" text:style-name="Internet_20_link" text:visited-style-name="Visited_20_Internet_20_Link"><text:span text:style-name="T52">proc_open</text:span></text:a><text:span text:style-name="T49">)(</text:span><text:span text:style-name="T43">struct</text:span><text:span text:style-name="T45"> </text:span><text:a xlink:type="simple" xlink:href="https://elixir.bootlin.com/linux/v5.15.32/C/ident/inode" text:style-name="Internet_20_link" text:visited-style-name="Visited_20_Internet_20_Link"><text:span text:style-name="T48">inode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);</text:span></text:p>
      <text:p text:style-name="P10"><text:span text:style-name="T46"><text:s text:c="8"/></text:span><text:a xlink:type="simple" xlink:href="https://elixir.bootlin.com/linux/v5.15.32/C/ident/ssize_t" text:style-name="Internet_20_link" text:visited-style-name="Visited_20_Internet_20_Link"><text:span text:style-name="T52">ssize_t</text:span></text:a><text:span text:style-name="T45"> </text:span><text:span text:style-name="T49">(*</text:span><text:a xlink:type="simple" xlink:href="https://elixir.bootlin.com/linux/v5.15.32/C/ident/proc_read" text:style-name="Internet_20_link" text:visited-style-name="Visited_20_Internet_20_Link"><text:span text:style-name="T52">proc_read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char</text:span><text:span text:style-name="T45"> </text:span><text:a xlink:type="simple" xlink:href="https://elixir.bootlin.com/linux/v5.15.32/C/ident/__user" text:style-name="Internet_20_link" text:visited-style-name="Visited_20_Internet_20_Link"><text:span text:style-name="T52">__user</text:span></text:a><text:span text:style-name="T45"> </text:span><text:span text:style-name="T49">*,</text:span><text:span text:style-name="T45"> 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49">*);</text:span></text:p>
      <text:p text:style-name="P10"><text:span text:style-name="T46"><text:s text:c="8"/></text:span><text:a xlink:type="simple" xlink:href="https://elixir.bootlin.com/linux/v5.15.32/C/ident/ssize_t" text:style-name="Internet_20_link" text:visited-style-name="Visited_20_Internet_20_Link"><text:span text:style-name="T52">ssize_t</text:span></text:a><text:span text:style-name="T45"> </text:span><text:span text:style-name="T49">(*</text:span><text:a xlink:type="simple" xlink:href="https://elixir.bootlin.com/linux/v5.15.32/C/ident/proc_read_iter" text:style-name="Internet_20_link" text:visited-style-name="Visited_20_Internet_20_Link"><text:span text:style-name="T52">proc_read_iter</text:span></text:a><text:span text:style-name="T49">)(</text:span><text:span text:style-name="T43">struct</text:span><text:span text:style-name="T45"> </text:span><text:a xlink:type="simple" xlink:href="https://elixir.bootlin.com/linux/v5.15.32/C/ident/kiocb" text:style-name="Internet_20_link" text:visited-style-name="Visited_20_Internet_20_Link"><text:span text:style-name="T48">kiocb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iov_iter" text:style-name="Internet_20_link" text:visited-style-name="Visited_20_Internet_20_Link"><text:span text:style-name="T48">iov_iter</text:span></text:a><text:span text:style-name="T45"> </text:span><text:span text:style-name="T49">*);</text:span></text:p>
      <text:p text:style-name="P10"><text:span text:style-name="T46"><text:s text:c="8"/></text:span><text:a xlink:type="simple" xlink:href="https://elixir.bootlin.com/linux/v5.15.32/C/ident/ssize_t" text:style-name="Internet_20_link" text:visited-style-name="Visited_20_Internet_20_Link"><text:span text:style-name="T52">ssize_t</text:span></text:a><text:span text:style-name="T45"> </text:span><text:span text:style-name="T49">(*</text:span><text:a xlink:type="simple" xlink:href="https://elixir.bootlin.com/linux/v5.15.32/C/ident/proc_write" text:style-name="Internet_20_link" text:visited-style-name="Visited_20_Internet_20_Link"><text:span text:style-name="T52">proc_write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43">const</text:span><text:span text:style-name="T45"> </text:span><text:span text:style-name="T53">char</text:span><text:span text:style-name="T45"> </text:span><text:a xlink:type="simple" xlink:href="https://elixir.bootlin.com/linux/v5.15.32/C/ident/__user" text:style-name="Internet_20_link" text:visited-style-name="Visited_20_Internet_20_Link"><text:span text:style-name="T52">__user</text:span></text:a><text:span text:style-name="T45"> </text:span><text:span text:style-name="T49">*,</text:span><text:span text:style-name="T45"> 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49">*);</text:span></text:p>
      <text:p text:style-name="P7"><text:span text:style-name="T7"><text:s text:c="8"/></text:span><text:span text:style-name="T27">/* mandatory unless nonseekable_open() or equivalent is used */</text:span></text:p>
      <text:p text:style-name="P10"><text:span text:style-name="T46"><text:s text:c="8"/>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text:s/></text:span><text:span text:style-name="T49">(*</text:span><text:a xlink:type="simple" xlink:href="https://elixir.bootlin.com/linux/v5.15.32/C/ident/proc_lseek" text:style-name="Internet_20_link" text:visited-style-name="Visited_20_Internet_20_Link"><text:span text:style-name="T52">proc_lseek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9">,</text:span><text:span text:style-name="T45"> </text:span><text:span text:style-name="T53">int</text:span><text:span text:style-name="T49">);</text:span></text:p>
      <text:p text:style-name="P10"><text:span text:style-name="T46"><text:s text:c="8"/></text:span><text:span text:style-name="T53">int</text:span><text:span text:style-name="T45"> <text:s text:c="4"/></text:span><text:span text:style-name="T49">(*</text:span><text:a xlink:type="simple" xlink:href="https://elixir.bootlin.com/linux/v5.15.32/C/ident/proc_release" text:style-name="Internet_20_link" text:visited-style-name="Visited_20_Internet_20_Link"><text:span text:style-name="T52">proc_release</text:span></text:a><text:span text:style-name="T49">)(</text:span><text:span text:style-name="T43">struct</text:span><text:span text:style-name="T45"> </text:span><text:a xlink:type="simple" xlink:href="https://elixir.bootlin.com/linux/v5.15.32/C/ident/inode" text:style-name="Internet_20_link" text:visited-style-name="Visited_20_Internet_20_Link"><text:span text:style-name="T48">inode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);</text:span></text:p>
      <text:p text:style-name="P10"><text:span text:style-name="T46"><text:s text:c="8"/></text:span><text:a xlink:type="simple" xlink:href="https://elixir.bootlin.com/linux/v5.15.32/C/ident/__poll_t" text:style-name="Internet_20_link" text:visited-style-name="Visited_20_Internet_20_Link"><text:span text:style-name="T52">__poll_t</text:span></text:a><text:span text:style-name="T45"> </text:span><text:span text:style-name="T49">(*</text:span><text:a xlink:type="simple" xlink:href="https://elixir.bootlin.com/linux/v5.15.32/C/ident/proc_poll" text:style-name="Internet_20_link" text:visited-style-name="Visited_20_Internet_20_Link"><text:span text:style-name="T52">proc_poll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poll_table_struct" text:style-name="Internet_20_link" text:visited-style-name="Visited_20_Internet_20_Link"><text:span text:style-name="T48">poll_table_struct</text:span></text:a><text:span text:style-name="T45"> </text:span><text:span text:style-name="T49">*);</text:span></text:p>
      <text:p text:style-name="P10"><text:span text:style-name="T46"><text:s text:c="8"/></text:span><text:span text:style-name="T53">long</text:span><text:span text:style-name="T45"> <text:s text:c="3"/></text:span><text:span text:style-name="T49">(*</text:span><text:a xlink:type="simple" xlink:href="https://elixir.bootlin.com/linux/v5.15.32/C/ident/proc_ioctl" text:style-name="Internet_20_link" text:visited-style-name="Visited_20_Internet_20_Link"><text:span text:style-name="T52">proc_ioctl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unsigned</text:span><text:span text:style-name="T45"> </text:span><text:span text:style-name="T53">int</text:span><text:span text:style-name="T49">,</text:span><text:span text:style-name="T45"> </text:span><text:span text:style-name="T53">unsigned</text:span><text:span text:style-name="T45"> </text:span><text:span text:style-name="T53">long</text:span><text:span text:style-name="T49">);</text:span></text:p>
      <text:p text:style-name="P10"><text:span text:style-name="T55">#ifdef </text:span><text:a xlink:type="simple" xlink:href="https://elixir.bootlin.com/linux/v5.15.32/K/ident/CONFIG_COMPAT" text:style-name="Internet_20_link" text:visited-style-name="Visited_20_Internet_20_Link"><text:span text:style-name="T56">CONFIG_COMPAT</text:span></text:a></text:p>
      <text:p text:style-name="P10"><text:span text:style-name="T46"><text:s text:c="8"/></text:span><text:span text:style-name="T53">long</text:span><text:span text:style-name="T45"> <text:s text:c="3"/></text:span><text:span text:style-name="T49">(*</text:span><text:a xlink:type="simple" xlink:href="https://elixir.bootlin.com/linux/v5.15.32/C/ident/proc_compat_ioctl" text:style-name="Internet_20_link" text:visited-style-name="Visited_20_Internet_20_Link"><text:span text:style-name="T52">proc_compat_ioctl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unsigned</text:span><text:span text:style-name="T45"> </text:span><text:span text:style-name="T53">int</text:span><text:span text:style-name="T49">,</text:span><text:span text:style-name="T45"> </text:span><text:span text:style-name="T53">unsigned</text:span><text:span text:style-name="T45"> </text:span><text:span text:style-name="T53">long</text:span><text:span text:style-name="T49">);</text:span></text:p>
      <text:p text:style-name="P9">#endif</text:p>
      <text:p text:style-name="P10"><text:span text:style-name="T46"><text:s text:c="8"/></text:span><text:span text:style-name="T53">int</text:span><text:span text:style-name="T45"> <text:s text:c="4"/></text:span><text:span text:style-name="T49">(*</text:span><text:a xlink:type="simple" xlink:href="https://elixir.bootlin.com/linux/v5.15.32/C/ident/proc_mmap" text:style-name="Internet_20_link" text:visited-style-name="Visited_20_Internet_20_Link"><text:span text:style-name="T52">proc_mmap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vm_area_struct" text:style-name="Internet_20_link" text:visited-style-name="Visited_20_Internet_20_Link"><text:span text:style-name="T48">vm_area_struct</text:span></text:a><text:span text:style-name="T45"> </text:span><text:span text:style-name="T49">*);</text:span></text:p>
      <text:p text:style-name="P10"><text:span text:style-name="T46"><text:s text:c="8"/></text:span><text:span text:style-name="T53">unsigned</text:span><text:span text:style-name="T45"> </text:span><text:span text:style-name="T58">long</text:span><text:span text:style-name="T45"> </text:span><text:span text:style-name="T49">(*</text:span><text:a xlink:type="simple" xlink:href="https://elixir.bootlin.com/linux/v5.15.32/C/ident/proc_get_unmapped_area" text:style-name="Internet_20_link" text:visited-style-name="Visited_20_Internet_20_Link"><text:span text:style-name="T52">proc_get_unmapped_area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unsigned</text:span><text:span text:style-name="T45"> </text:span><text:span text:style-name="T53">long</text:span><text:span text:style-name="T49">,</text:span><text:span text:style-name="T45"> </text:span><text:span text:style-name="T53">unsigned</text:span><text:span text:style-name="T45"> </text:span><text:span text:style-name="T53">long</text:span><text:span text:style-name="T49">,</text:span><text:span text:style-name="T45"> </text:span><text:span text:style-name="T53">unsigned</text:span><text:span text:style-name="T45"> </text:span><text:span text:style-name="T53">long</text:span><text:span text:style-name="T49">,</text:span><text:span text:style-name="T45"> </text:span><text:span text:style-name="T53">unsigned</text:span><text:span text:style-name="T45"> </text:span><text:span text:style-name="T53">long</text:span><text:span text:style-name="T49">);</text:span></text:p>
      <text:p text:style-name="P10"><text:span text:style-name="T49">}</text:span><text:span text:style-name="T45"> </text:span><text:a xlink:type="simple" xlink:href="https://elixir.bootlin.com/linux/v5.15.32/C/ident/__randomize_layout" text:style-name="Internet_20_link" text:visited-style-name="Visited_20_Internet_20_Link"><text:span text:style-name="T52">__randomize_layout</text:span></text:a><text:span text:style-name="T49">;</text:span></text:p>
      <text:p text:style-name="P6"/>
      <text:p text:style-name="P6"><text:span text:style-name="T1">struct</text:span><text:span text:style-name="T7"> </text:span><text:a xlink:type="simple" xlink:href="https://elixir.bootlin.com/linux/v5.15.32/C/ident/file_operations" text:style-name="Internet_20_link" text:visited-style-name="Visited_20_Internet_20_Link"><text:span text:style-name="T41">file_operations</text:span></text:a><text:span text:style-name="T7"> </text:span>{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module" text:style-name="Internet_20_link" text:visited-style-name="Visited_20_Internet_20_Link"><text:span text:style-name="T48">module</text:span></text:a><text:span text:style-name="T45"> </text:span><text:span text:style-name="T49">*</text:span><text:a xlink:type="simple" xlink:href="https://elixir.bootlin.com/linux/v5.15.32/C/ident/owner" text:style-name="Internet_20_link" text:visited-style-name="Visited_20_Internet_20_Link"><text:span text:style-name="T52">owner</text:span></text:a><text:span text:style-name="T49">;</text:span></text:p>
      <text:p text:style-name="P10"><text:span text:style-name="T46"><text:s text:c="8"/>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49">(*</text:span><text:a xlink:type="simple" xlink:href="https://elixir.bootlin.com/linux/v5.15.32/C/ident/llseek" text:style-name="Internet_20_link" text:visited-style-name="Visited_20_Internet_20_Link"><text:span text:style-name="T52">llseek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9">,</text:span><text:span text:style-name="T45"> </text:span><text:span text:style-name="T53">int</text:span><text:span text:style-name="T49">);</text:span></text:p>
      <text:p text:style-name="P10"><text:span text:style-name="T46"><text:s text:c="8"/></text:span><text:a xlink:type="simple" xlink:href="https://elixir.bootlin.com/linux/v5.15.32/C/ident/ssize_t" text:style-name="Internet_20_link" text:visited-style-name="Visited_20_Internet_20_Link"><text:span text:style-name="T52">ssize_t</text:span></text:a><text:span text:style-name="T45"> </text:span><text:span text:style-name="T49">(*</text:span><text:a xlink:type="simple" xlink:href="https://elixir.bootlin.com/linux/v5.15.32/C/ident/read" text:style-name="Internet_20_link" text:visited-style-name="Visited_20_Internet_20_Link"><text:span text:style-name="T52">read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char</text:span><text:span text:style-name="T45"> </text:span><text:a xlink:type="simple" xlink:href="https://elixir.bootlin.com/linux/v5.15.32/C/ident/__user" text:style-name="Internet_20_link" text:visited-style-name="Visited_20_Internet_20_Link"><text:span text:style-name="T52">__user</text:span></text:a><text:span text:style-name="T45"> </text:span><text:span text:style-name="T49">*,</text:span><text:span text:style-name="T45"> 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49">*);</text:span></text:p>
      <text:p text:style-name="P10"><text:span text:style-name="T46"><text:s text:c="8"/></text:span><text:a xlink:type="simple" xlink:href="https://elixir.bootlin.com/linux/v5.15.32/C/ident/ssize_t" text:style-name="Internet_20_link" text:visited-style-name="Visited_20_Internet_20_Link"><text:span text:style-name="T52">ssize_t</text:span></text:a><text:span text:style-name="T45"> </text:span><text:span text:style-name="T49">(*</text:span><text:a xlink:type="simple" xlink:href="https://elixir.bootlin.com/linux/v5.15.32/C/ident/write" text:style-name="Internet_20_link" text:visited-style-name="Visited_20_Internet_20_Link"><text:span text:style-name="T52">write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43">const</text:span><text:span text:style-name="T45"> </text:span><text:span text:style-name="T53">char</text:span><text:span text:style-name="T45"> </text:span><text:a xlink:type="simple" xlink:href="https://elixir.bootlin.com/linux/v5.15.32/C/ident/__user" text:style-name="Internet_20_link" text:visited-style-name="Visited_20_Internet_20_Link"><text:span text:style-name="T52">__user</text:span></text:a><text:span text:style-name="T45"> </text:span><text:span text:style-name="T49">*,</text:span><text:span text:style-name="T45"> 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49">*);</text:span></text:p>
      <text:p text:style-name="P10"><text:span text:style-name="T46"><text:s text:c="8"/></text:span><text:a xlink:type="simple" xlink:href="https://elixir.bootlin.com/linux/v5.15.32/C/ident/ssize_t" text:style-name="Internet_20_link" text:visited-style-name="Visited_20_Internet_20_Link"><text:span text:style-name="T52">ssize_t</text:span></text:a><text:span text:style-name="T45"> </text:span><text:span text:style-name="T49">(*</text:span><text:a xlink:type="simple" xlink:href="https://elixir.bootlin.com/linux/v5.15.32/C/ident/read_iter" text:style-name="Internet_20_link" text:visited-style-name="Visited_20_Internet_20_Link"><text:span text:style-name="T52">read_iter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kiocb" text:style-name="Internet_20_link" text:visited-style-name="Visited_20_Internet_20_Link"><text:span text:style-name="T48">kiocb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iov_iter" text:style-name="Internet_20_link" text:visited-style-name="Visited_20_Internet_20_Link"><text:span text:style-name="T48">iov_iter</text:span></text:a><text:span text:style-name="T45"> </text:span><text:span text:style-name="T49">*);</text:span></text:p>
      <text:p text:style-name="P10"><text:span text:style-name="T46"><text:s text:c="8"/></text:span><text:a xlink:type="simple" xlink:href="https://elixir.bootlin.com/linux/v5.15.32/C/ident/ssize_t" text:style-name="Internet_20_link" text:visited-style-name="Visited_20_Internet_20_Link"><text:span text:style-name="T52">ssize_t</text:span></text:a><text:span text:style-name="T45"> </text:span><text:span text:style-name="T49">(*</text:span><text:a xlink:type="simple" xlink:href="https://elixir.bootlin.com/linux/v5.15.32/C/ident/write_iter" text:style-name="Internet_20_link" text:visited-style-name="Visited_20_Internet_20_Link"><text:span text:style-name="T52">write_iter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kiocb" text:style-name="Internet_20_link" text:visited-style-name="Visited_20_Internet_20_Link"><text:span text:style-name="T48">kiocb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iov_iter" text:style-name="Internet_20_link" text:visited-style-name="Visited_20_Internet_20_Link"><text:span text:style-name="T48">iov_iter</text:span></text:a><text:span text:style-name="T45"> </text:span><text:span text:style-name="T49">*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iopoll" text:style-name="Internet_20_link" text:visited-style-name="Visited_20_Internet_20_Link"><text:span text:style-name="T52">iopoll</text:span></text:a><text:span text:style-name="T49">)(</text:span><text:span text:style-name="T43">struct</text:span><text:span text:style-name="T45"> </text:span><text:a xlink:type="simple" xlink:href="https://elixir.bootlin.com/linux/v5.15.32/C/ident/kiocb" text:style-name="Internet_20_link" text:visited-style-name="Visited_20_Internet_20_Link"><text:span text:style-name="T48">kiocb</text:span></text:a><text:span text:style-name="T45"> </text:span><text:span text:style-name="T49">*</text:span><text:a xlink:type="simple" xlink:href="https://elixir.bootlin.com/linux/v5.15.32/C/ident/kiocb" text:style-name="Internet_20_link" text:visited-style-name="Visited_20_Internet_20_Link"><text:span text:style-name="T52">kiocb</text:span></text:a><text:span text:style-name="T49">,</text:span><text:span text:style-name="T45"> </text:span><text:a xlink:type="simple" xlink:href="https://elixir.bootlin.com/linux/v5.15.32/C/ident/bool" text:style-name="Internet_20_link" text:visited-style-name="Visited_20_Internet_20_Link"><text:span text:style-name="T52">bool</text:span></text:a><text:span text:style-name="T45"> </text:span><text:a xlink:type="simple" xlink:href="https://elixir.bootlin.com/linux/v5.15.32/C/ident/spin" text:style-name="Internet_20_link" text:visited-style-name="Visited_20_Internet_20_Link"><text:span text:style-name="T52">spin</text:span></text:a><text:span text:style-name="T49">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iterate" text:style-name="Internet_20_link" text:visited-style-name="Visited_20_Internet_20_Link"><text:span text:style-name="T52">iterate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dir_context" text:style-name="Internet_20_link" text:visited-style-name="Visited_20_Internet_20_Link"><text:span text:style-name="T48">dir_context</text:span></text:a><text:span text:style-name="T45"> </text:span><text:span text:style-name="T49">*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iterate_shared" text:style-name="Internet_20_link" text:visited-style-name="Visited_20_Internet_20_Link"><text:span text:style-name="T52">iterate_shared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dir_context" text:style-name="Internet_20_link" text:visited-style-name="Visited_20_Internet_20_Link"><text:span text:style-name="T48">dir_context</text:span></text:a><text:span text:style-name="T45"> </text:span><text:span text:style-name="T49">*);</text:span></text:p>
      <text:p text:style-name="P10"><text:span text:style-name="T46"><text:s text:c="8"/></text:span><text:a xlink:type="simple" xlink:href="https://elixir.bootlin.com/linux/v5.15.32/C/ident/__poll_t" text:style-name="Internet_20_link" text:visited-style-name="Visited_20_Internet_20_Link"><text:span text:style-name="T52">__poll_t</text:span></text:a><text:span text:style-name="T45"> </text:span><text:span text:style-name="T49">(*</text:span><text:a xlink:type="simple" xlink:href="https://elixir.bootlin.com/linux/v5.15.32/C/ident/poll" text:style-name="Internet_20_link" text:visited-style-name="Visited_20_Internet_20_Link"><text:span text:style-name="T52">poll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poll_table_struct" text:style-name="Internet_20_link" text:visited-style-name="Visited_20_Internet_20_Link"><text:span text:style-name="T48">poll_table_struct</text:span></text:a><text:span text:style-name="T45"> </text:span><text:span text:style-name="T49">*);</text:span></text:p>
      <text:p text:style-name="P10"><text:span text:style-name="T46"><text:s text:c="8"/></text:span><text:span text:style-name="T53">long</text:span><text:span text:style-name="T45"> </text:span><text:span text:style-name="T49">(*</text:span><text:a xlink:type="simple" xlink:href="https://elixir.bootlin.com/linux/v5.15.32/C/ident/unlocked_ioctl" text:style-name="Internet_20_link" text:visited-style-name="Visited_20_Internet_20_Link"><text:span text:style-name="T52">unlocked_ioctl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unsigned</text:span><text:span text:style-name="T45"> </text:span><text:span text:style-name="T53">int</text:span><text:span text:style-name="T49">,</text:span><text:span text:style-name="T45"> </text:span><text:span text:style-name="T53">unsigned</text:span><text:span text:style-name="T45"> </text:span><text:span text:style-name="T53">long</text:span><text:span text:style-name="T49">);</text:span></text:p>
      <text:p text:style-name="P10"><text:span text:style-name="T46"><text:s text:c="8"/></text:span><text:span text:style-name="T53">long</text:span><text:span text:style-name="T45"> </text:span><text:span text:style-name="T49">(*</text:span><text:a xlink:type="simple" xlink:href="https://elixir.bootlin.com/linux/v5.15.32/C/ident/compat_ioctl" text:style-name="Internet_20_link" text:visited-style-name="Visited_20_Internet_20_Link"><text:span text:style-name="T52">compat_ioctl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unsigned</text:span><text:span text:style-name="T45"> </text:span><text:span text:style-name="T53">int</text:span><text:span text:style-name="T49">,</text:span><text:span text:style-name="T45"> </text:span><text:span text:style-name="T53">unsigned</text:span><text:span text:style-name="T45"> </text:span><text:span text:style-name="T53">long</text:span><text:span text:style-name="T49">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mmap" text:style-name="Internet_20_link" text:visited-style-name="Visited_20_Internet_20_Link"><text:span text:style-name="T52">mmap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vm_area_struct" text:style-name="Internet_20_link" text:visited-style-name="Visited_20_Internet_20_Link"><text:span text:style-name="T48">vm_area_struct</text:span></text:a><text:span text:style-name="T45"> </text:span><text:span text:style-name="T49">*);</text:span></text:p>
      <text:p text:style-name="P10"><text:span text:style-name="T46"><text:s text:c="8"/></text:span><text:span text:style-name="T53">unsigned</text:span><text:span text:style-name="T45"> </text:span><text:span text:style-name="T53">long</text:span><text:span text:style-name="T45"> </text:span><text:a xlink:type="simple" xlink:href="https://elixir.bootlin.com/linux/v5.15.32/C/ident/mmap_supported_flags" text:style-name="Internet_20_link" text:visited-style-name="Visited_20_Internet_20_Link"><text:span text:style-name="T52">mmap_supported_flags</text:span></text:a><text:span text:style-name="T49">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open" text:style-name="Internet_20_link" text:visited-style-name="Visited_20_Internet_20_Link"><text:span text:style-name="T52">open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inode" text:style-name="Internet_20_link" text:visited-style-name="Visited_20_Internet_20_Link"><text:span text:style-name="T48">inode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flush" text:style-name="Internet_20_link" text:visited-style-name="Visited_20_Internet_20_Link"><text:span text:style-name="T52">flush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a xlink:type="simple" xlink:href="https://elixir.bootlin.com/linux/v5.15.32/C/ident/fl_owner_t" text:style-name="Internet_20_link" text:visited-style-name="Visited_20_Internet_20_Link"><text:span text:style-name="T52">fl_owner_t</text:span></text:a><text:span text:style-name="T45"> </text:span><text:span text:style-name="T51">id</text:span><text:span text:style-name="T49">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release" text:style-name="Internet_20_link" text:visited-style-name="Visited_20_Internet_20_Link"><text:span text:style-name="T52">release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inode" text:style-name="Internet_20_link" text:visited-style-name="Visited_20_Internet_20_Link"><text:span text:style-name="T48">inode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fsync" text:style-name="Internet_20_link" text:visited-style-name="Visited_20_Internet_20_Link"><text:span text:style-name="T52">fsync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9">,</text:span><text:span text:style-name="T45"> </text:span><text:span text:style-name="T53">int</text:span><text:span text:style-name="T45"> </text:span><text:a xlink:type="simple" xlink:href="https://elixir.bootlin.com/linux/v5.15.32/C/ident/datasync" text:style-name="Internet_20_link" text:visited-style-name="Visited_20_Internet_20_Link"><text:span text:style-name="T52">datasync</text:span></text:a><text:span text:style-name="T49">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fasync" text:style-name="Internet_20_link" text:visited-style-name="Visited_20_Internet_20_Link"><text:span text:style-name="T52">fasync</text:span></text:a><text:span text:style-name="T49">)</text:span><text:span text:style-name="T45"> </text:span><text:span text:style-name="T49">(</text:span><text:span text:style-name="T53">int</text:span><text:span text:style-name="T49">,</text:span><text:span text:style-name="T45"> 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int</text:span><text:span text:style-name="T49">);</text:span></text:p>
      <text:p text:style-name="P10"><text:span text:style-name="T46"><text:s text:c="8"/></text:span><text:span text:style-name="T53">int</text:span><text:span text:style-name="T45"> </text:span><text:span text:style-name="T49">(*</text:span><text:span text:style-name="T51">lock</text:span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int</text:span><text:span text:style-name="T49">,</text:span><text:span text:style-name="T45"> </text:span><text:span text:style-name="T43">struct</text:span><text:span text:style-name="T45"> </text:span><text:a xlink:type="simple" xlink:href="https://elixir.bootlin.com/linux/v5.15.32/C/ident/file_lock" text:style-name="Internet_20_link" text:visited-style-name="Visited_20_Internet_20_Link"><text:span text:style-name="T48">file_lock</text:span></text:a><text:span text:style-name="T45"> </text:span><text:span text:style-name="T49">*);</text:span></text:p>
      <text:p text:style-name="P10"><text:span text:style-name="T46"><text:s text:c="8"/></text:span><text:a xlink:type="simple" xlink:href="https://elixir.bootlin.com/linux/v5.15.32/C/ident/ssize_t" text:style-name="Internet_20_link" text:visited-style-name="Visited_20_Internet_20_Link"><text:span text:style-name="T52">ssize_t</text:span></text:a><text:span text:style-name="T45"> </text:span><text:span text:style-name="T49">(*</text:span><text:a xlink:type="simple" xlink:href="https://elixir.bootlin.com/linux/v5.15.32/C/ident/sendpage" text:style-name="Internet_20_link" text:visited-style-name="Visited_20_Internet_20_Link"><text:span text:style-name="T52">sendpage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page" text:style-name="Internet_20_link" text:visited-style-name="Visited_20_Internet_20_Link"><text:span text:style-name="T48">page</text:span></text:a><text:span text:style-name="T45"> </text:span><text:span text:style-name="T49">*,</text:span><text:span text:style-name="T45"> </text:span><text:span text:style-name="T53">int</text:span><text:span text:style-name="T49">,</text:span><text:span text:style-name="T45"> 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49">*,</text:span><text:span text:style-name="T45"> </text:span><text:span text:style-name="T53">int</text:span><text:span text:style-name="T49">);</text:span></text:p>
      <text:p text:style-name="P10"><text:span text:style-name="T46"><text:s text:c="8"/></text:span><text:span text:style-name="T53">unsigned</text:span><text:span text:style-name="T45"> </text:span><text:span text:style-name="T58">long</text:span><text:span text:style-name="T45"> </text:span><text:span text:style-name="T49">(*</text:span><text:a xlink:type="simple" xlink:href="https://elixir.bootlin.com/linux/v5.15.32/C/ident/get_unmapped_area" text:style-name="Internet_20_link" text:visited-style-name="Visited_20_Internet_20_Link"><text:span text:style-name="T52">get_unmapped_area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unsigned</text:span><text:span text:style-name="T45"> </text:span><text:span text:style-name="T53">long</text:span><text:span text:style-name="T49">,</text:span><text:span text:style-name="T45"> </text:span><text:span text:style-name="T53">unsigned</text:span><text:span text:style-name="T45"> </text:span><text:span text:style-name="T53">long</text:span><text:span text:style-name="T49">,</text:span><text:span text:style-name="T45"> </text:span><text:span text:style-name="T53">unsigned</text:span><text:span text:style-name="T45"> </text:span><text:span text:style-name="T53">long</text:span><text:span text:style-name="T49">,</text:span><text:span text:style-name="T45"> </text:span><text:span text:style-name="T53">unsigned</text:span><text:span text:style-name="T45"> </text:span><text:span text:style-name="T53">long</text:span><text:span text:style-name="T49">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check_flags" text:style-name="Internet_20_link" text:visited-style-name="Visited_20_Internet_20_Link"><text:span text:style-name="T52">check_flags</text:span></text:a><text:span text:style-name="T49">)(</text:span><text:span text:style-name="T53">int</text:span><text:span text:style-name="T49">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flock" text:style-name="Internet_20_link" text:visited-style-name="Visited_20_Internet_20_Link"><text:span text:style-name="T52">flock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int</text:span><text:span text:style-name="T49">,</text:span><text:span text:style-name="T45"> </text:span><text:span text:style-name="T43">struct</text:span><text:span text:style-name="T45"> </text:span><text:a xlink:type="simple" xlink:href="https://elixir.bootlin.com/linux/v5.15.32/C/ident/file_lock" text:style-name="Internet_20_link" text:visited-style-name="Visited_20_Internet_20_Link"><text:span text:style-name="T48">file_lock</text:span></text:a><text:span text:style-name="T45"> </text:span><text:span text:style-name="T49">*);</text:span></text:p>
      <text:p text:style-name="P10"><text:soft-page-break/><text:span text:style-name="T46"><text:s text:c="8"/></text:span><text:a xlink:type="simple" xlink:href="https://elixir.bootlin.com/linux/v5.15.32/C/ident/ssize_t" text:style-name="Internet_20_link" text:visited-style-name="Visited_20_Internet_20_Link"><text:span text:style-name="T52">ssize_t</text:span></text:a><text:span text:style-name="T45"> </text:span><text:span text:style-name="T49">(*</text:span><text:a xlink:type="simple" xlink:href="https://elixir.bootlin.com/linux/v5.15.32/C/ident/splice_write" text:style-name="Internet_20_link" text:visited-style-name="Visited_20_Internet_20_Link"><text:span text:style-name="T52">splice_write</text:span></text:a><text:span text:style-name="T49">)(</text:span><text:span text:style-name="T43">struct</text:span><text:span text:style-name="T45"> </text:span><text:a xlink:type="simple" xlink:href="https://elixir.bootlin.com/linux/v5.15.32/C/ident/pipe_inode_info" text:style-name="Internet_20_link" text:visited-style-name="Visited_20_Internet_20_Link"><text:span text:style-name="T48">pipe_inode_info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49">*,</text:span><text:span text:style-name="T45"> 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9">,</text:span><text:span text:style-name="T45"> </text:span><text:span text:style-name="T53">unsigned</text:span><text:span text:style-name="T45"> </text:span><text:span text:style-name="T53">int</text:span><text:span text:style-name="T49">);</text:span></text:p>
      <text:p text:style-name="P10"><text:span text:style-name="T46"><text:s text:c="8"/></text:span><text:a xlink:type="simple" xlink:href="https://elixir.bootlin.com/linux/v5.15.32/C/ident/ssize_t" text:style-name="Internet_20_link" text:visited-style-name="Visited_20_Internet_20_Link"><text:span text:style-name="T52">ssize_t</text:span></text:a><text:span text:style-name="T45"> </text:span><text:span text:style-name="T49">(*</text:span><text:a xlink:type="simple" xlink:href="https://elixir.bootlin.com/linux/v5.15.32/C/ident/splice_read" text:style-name="Internet_20_link" text:visited-style-name="Visited_20_Internet_20_Link"><text:span text:style-name="T52">splice_read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49">*,</text:span><text:span text:style-name="T45"> </text:span><text:span text:style-name="T43">struct</text:span><text:span text:style-name="T45"> </text:span><text:a xlink:type="simple" xlink:href="https://elixir.bootlin.com/linux/v5.15.32/C/ident/pipe_inode_info" text:style-name="Internet_20_link" text:visited-style-name="Visited_20_Internet_20_Link"><text:span text:style-name="T48">pipe_inode_info</text:span></text:a><text:span text:style-name="T45"> </text:span><text:span text:style-name="T49">*,</text:span><text:span text:style-name="T45"> 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9">,</text:span><text:span text:style-name="T45"> </text:span><text:span text:style-name="T53">unsigned</text:span><text:span text:style-name="T45"> </text:span><text:span text:style-name="T53">int</text:span><text:span text:style-name="T49">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setlease" text:style-name="Internet_20_link" text:visited-style-name="Visited_20_Internet_20_Link"><text:span text:style-name="T52">setlease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long</text:span><text:span text:style-name="T49">,</text:span><text:span text:style-name="T45"> </text:span><text:span text:style-name="T43">struct</text:span><text:span text:style-name="T45"> </text:span><text:a xlink:type="simple" xlink:href="https://elixir.bootlin.com/linux/v5.15.32/C/ident/file_lock" text:style-name="Internet_20_link" text:visited-style-name="Visited_20_Internet_20_Link"><text:span text:style-name="T48">file_lock</text:span></text:a><text:span text:style-name="T45"> </text:span><text:span text:style-name="T49">**,</text:span><text:span text:style-name="T45"> </text:span><text:span text:style-name="T53">void</text:span><text:span text:style-name="T45"> </text:span><text:span text:style-name="T49">**);</text:span></text:p>
      <text:p text:style-name="P10"><text:span text:style-name="T46"><text:s text:c="8"/></text:span><text:span text:style-name="T53">long</text:span><text:span text:style-name="T45"> </text:span><text:span text:style-name="T49">(*</text:span><text:a xlink:type="simple" xlink:href="https://elixir.bootlin.com/linux/v5.15.32/C/ident/fallocate" text:style-name="Internet_20_link" text:visited-style-name="Visited_20_Internet_20_Link"><text:span text:style-name="T52">fallocate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</text:span><text:a xlink:type="simple" xlink:href="https://elixir.bootlin.com/linux/v5.15.32/C/ident/file" text:style-name="Internet_20_link" text:visited-style-name="Visited_20_Internet_20_Link"><text:span text:style-name="T52">file</text:span></text:a><text:span text:style-name="T49">,</text:span><text:span text:style-name="T45"> </text:span><text:span text:style-name="T53">int</text:span><text:span text:style-name="T45"> </text:span><text:span text:style-name="T51">mode</text:span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51">offset</text:span><text:span text:style-name="T49">,</text:span></text:p>
      <text:p text:style-name="P10"><text:span text:style-name="T46"><text:s text:c="26"/>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51">len</text:span><text:span text:style-name="T49">);</text:span></text:p>
      <text:p text:style-name="P10"><text:span text:style-name="T46"><text:s text:c="8"/></text:span><text:span text:style-name="T53">void</text:span><text:span text:style-name="T45"> </text:span><text:span text:style-name="T49">(*</text:span><text:a xlink:type="simple" xlink:href="https://elixir.bootlin.com/linux/v5.15.32/C/ident/show_fdinfo" text:style-name="Internet_20_link" text:visited-style-name="Visited_20_Internet_20_Link"><text:span text:style-name="T52">show_fdinfo</text:span></text:a><text:span text:style-name="T49">)(</text:span><text:span text:style-name="T43">struct</text:span><text:span text:style-name="T45"> </text:span><text:a xlink:type="simple" xlink:href="https://elixir.bootlin.com/linux/v5.15.32/C/ident/seq_file" text:style-name="Internet_20_link" text:visited-style-name="Visited_20_Internet_20_Link"><text:span text:style-name="T48">seq_file</text:span></text:a><text:span text:style-name="T45"> </text:span><text:span text:style-name="T49">*</text:span><text:span text:style-name="T51">m</text:span><text:span text:style-name="T49">,</text:span><text:span text:style-name="T45"> 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</text:span><text:span text:style-name="T51">f</text:span><text:span text:style-name="T49">);</text:span></text:p>
      <text:p text:style-name="P10"><text:span text:style-name="T46"><text:s text:c="8"/></text:span><text:a xlink:type="simple" xlink:href="https://elixir.bootlin.com/linux/v5.15.32/C/ident/ssize_t" text:style-name="Internet_20_link" text:visited-style-name="Visited_20_Internet_20_Link"><text:span text:style-name="T52">ssize_t</text:span></text:a><text:span text:style-name="T45"> </text:span><text:span text:style-name="T49">(*</text:span><text:a xlink:type="simple" xlink:href="https://elixir.bootlin.com/linux/v5.15.32/C/ident/copy_file_range" text:style-name="Internet_20_link" text:visited-style-name="Visited_20_Internet_20_Link"><text:span text:style-name="T52">copy_file_range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9">,</text:span><text:span text:style-name="T45"> 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/text:p>
      <text:p text:style-name="P10"><text:span text:style-name="T46"><text:s text:c="24"/>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9">,</text:span><text:span text:style-name="T45"> 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9">,</text:span><text:span text:style-name="T45"> </text:span><text:span text:style-name="T53">unsigned</text:span><text:span text:style-name="T45"> </text:span><text:span text:style-name="T53">int</text:span><text:span text:style-name="T49">);</text:span></text:p>
      <text:p text:style-name="P10"><text:span text:style-name="T49"><text:tab/> <text:s/></text:span><text:span text:style-name="T53">int</text:span><text:span text:style-name="T45"> </text:span><text:a xlink:type="simple" xlink:href="https://elixir.bootlin.com/linux/v5.15.32/C/ident/single_open" text:style-name="Internet_20_link" text:visited-style-name="Visited_20_Internet_20_Link">s</text:a><text:span text:style-name="T59">_</text:span><text:span text:style-name="T60">open</text:span><text:span text:style-name="T49">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span text:style-name="T53">int</text:span><text:span text:style-name="T45"> </text:span><text:span text:style-name="T49">(*)(</text:span><text:span text:style-name="T43">struct</text:span><text:span text:style-name="T45"> </text:span><text:a xlink:type="simple" xlink:href="https://elixir.bootlin.com/linux/v5.15.32/C/ident/seq_file" text:style-name="Internet_20_link" text:visited-style-name="Visited_20_Internet_20_Link"><text:span text:style-name="T48">seq_file</text:span></text:a><text:span text:style-name="T45"> </text:span><text:span text:style-name="T49">*,</text:span><text:span text:style-name="T45"> </text:span><text:span text:style-name="T53">void</text:span><text:span text:style-name="T45"> </text:span><text:span text:style-name="T49">*),</text:span><text:span text:style-name="T45"> </text:span><text:span text:style-name="T53">void</text:span><text:span text:style-name="T45"> </text:span><text:span text:style-name="T49">*);</text:span></text:p>
      <text:p text:style-name="P6"/>
      <text:p text:style-name="P10"><text:span text:style-name="T46"><text:s text:c="8"/>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49">(*</text:span><text:a xlink:type="simple" xlink:href="https://elixir.bootlin.com/linux/v5.15.32/C/ident/remap_file_range" text:style-name="Internet_20_link" text:visited-style-name="Visited_20_Internet_20_Link"><text:span text:style-name="T52">remap_file_range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</text:span><text:a xlink:type="simple" xlink:href="https://elixir.bootlin.com/linux/v5.15.32/C/ident/file_in" text:style-name="Internet_20_link" text:visited-style-name="Visited_20_Internet_20_Link"><text:span text:style-name="T52">file_in</text:span></text:a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a xlink:type="simple" xlink:href="https://elixir.bootlin.com/linux/v5.15.32/C/ident/pos_in" text:style-name="Internet_20_link" text:visited-style-name="Visited_20_Internet_20_Link"><text:span text:style-name="T52">pos_in</text:span></text:a><text:span text:style-name="T49">,</text:span></text:p>
      <text:p text:style-name="P10"><text:span text:style-name="T46"><text:s text:c="35"/>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</text:span><text:a xlink:type="simple" xlink:href="https://elixir.bootlin.com/linux/v5.15.32/C/ident/file_out" text:style-name="Internet_20_link" text:visited-style-name="Visited_20_Internet_20_Link"><text:span text:style-name="T52">file_out</text:span></text:a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a xlink:type="simple" xlink:href="https://elixir.bootlin.com/linux/v5.15.32/C/ident/pos_out" text:style-name="Internet_20_link" text:visited-style-name="Visited_20_Internet_20_Link"><text:span text:style-name="T52">pos_out</text:span></text:a><text:span text:style-name="T49">,</text:span></text:p>
      <text:p text:style-name="P10"><text:span text:style-name="T46"><text:s text:c="35"/>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51">len</text:span><text:span text:style-name="T49">,</text:span><text:span text:style-name="T45"> </text:span><text:span text:style-name="T53">unsigned</text:span><text:span text:style-name="T45"> </text:span><text:span text:style-name="T53">int</text:span><text:span text:style-name="T45"> </text:span><text:span text:style-name="T51">remap_flags</text:span><text:span text:style-name="T49">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fadvise" text:style-name="Internet_20_link" text:visited-style-name="Visited_20_Internet_20_Link"><text:span text:style-name="T52">fadvise</text:span></text:a><text:span text:style-name="T49">)(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9">,</text:span><text:span text:style-name="T45"> </text:span><text:span text:style-name="T53">int</text:span><text:span text:style-name="T49">);</text:span></text:p>
      <text:p text:style-name="P10"><text:span text:style-name="T49">}</text:span><text:span text:style-name="T45"> </text:span><text:a xlink:type="simple" xlink:href="https://elixir.bootlin.com/linux/v5.15.32/C/ident/__randomize_layout" text:style-name="Internet_20_link" text:visited-style-name="Visited_20_Internet_20_Link"><text:span text:style-name="T52">__randomize_layout</text:span></text:a><text:span text:style-name="T49">;</text:span></text:p>
      <text:p text:style-name="P6"/>
      <text:p text:style-name="P10"><text:span text:style-name="p"><text:span text:style-name="T42">struct</text:span></text:span><text:span text:style-name="p"><text:span text:style-name="T44"> </text:span></text:span><text:a xlink:type="simple" xlink:href="https://elixir.bootlin.com/linux/v5.15.32/C/ident/seq_file" text:style-name="Internet_20_link" text:visited-style-name="Visited_20_Internet_20_Link"><text:span text:style-name="p"><text:span text:style-name="T47">seq_file</text:span></text:span></text:a><text:span text:style-name="p"><text:span text:style-name="T44"> </text:span></text:span><text:span text:style-name="p"><text:span text:style-name="T50">{</text:span></text:span></text:p>
      <text:p text:style-name="P7"><text:span text:style-name="T7"><text:s text:c="8"/></text:span><text:span text:style-name="T31">char</text:span><text:span text:style-name="T12"> </text:span><text:span text:style-name="T19">*</text:span><text:span text:style-name="T39">buf</text:span><text:span text:style-name="T19">;</text:span></text:p>
      <text:p text:style-name="P10"><text:span text:style-name="T46"><text:s text:c="8"/>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5"> </text:span><text:span text:style-name="T51">size</text:span><text:span text:style-name="T49">;</text:span></text:p>
      <text:p text:style-name="P10"><text:span text:style-name="T46"><text:s text:c="8"/>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5"> </text:span><text:a xlink:type="simple" xlink:href="https://elixir.bootlin.com/linux/v5.15.32/C/ident/from" text:style-name="Internet_20_link" text:visited-style-name="Visited_20_Internet_20_Link"><text:span text:style-name="T52">from</text:span></text:a><text:span text:style-name="T49">;</text:span></text:p>
      <text:p text:style-name="P10"><text:span text:style-name="T46"><text:s text:c="8"/>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5"> </text:span><text:span text:style-name="T51">count</text:span><text:span text:style-name="T49">;</text:span></text:p>
      <text:p text:style-name="P10"><text:span text:style-name="T46"><text:s text:c="8"/></text:span><text:a xlink:type="simple" xlink:href="https://elixir.bootlin.com/linux/v5.15.32/C/ident/size_t" text:style-name="Internet_20_link" text:visited-style-name="Visited_20_Internet_20_Link"><text:span text:style-name="T52">size_t</text:span></text:a><text:span text:style-name="T45"> </text:span><text:a xlink:type="simple" xlink:href="https://elixir.bootlin.com/linux/v5.15.32/C/ident/pad_until" text:style-name="Internet_20_link" text:visited-style-name="Visited_20_Internet_20_Link"><text:span text:style-name="T52">pad_until</text:span></text:a><text:span text:style-name="T49">;</text:span></text:p>
      <text:p text:style-name="P10"><text:span text:style-name="T46"><text:s text:c="8"/>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51">index</text:span><text:span text:style-name="T49">;</text:span></text:p>
      <text:p text:style-name="P10"><text:span text:style-name="T46"><text:s text:c="8"/>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a xlink:type="simple" xlink:href="https://elixir.bootlin.com/linux/v5.15.32/C/ident/read_pos" text:style-name="Internet_20_link" text:visited-style-name="Visited_20_Internet_20_Link"><text:span text:style-name="T52">read_pos</text:span></text:a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mutex" text:style-name="Internet_20_link" text:visited-style-name="Visited_20_Internet_20_Link"><text:span text:style-name="T48">mutex</text:span></text:a><text:span text:style-name="T45"> </text:span><text:span text:style-name="T51">lock</text:span><text:span text:style-name="T49">;</text:span></text:p>
      <text:p text:style-name="P10"><text:span text:style-name="T46"><text:s text:c="8"/></text:span><text:span text:style-name="T43">const</text:span><text:span text:style-name="T45"> </text:span><text:span text:style-name="T43">struct</text:span><text:span text:style-name="T45"> </text:span><text:a xlink:type="simple" xlink:href="https://elixir.bootlin.com/linux/v5.15.32/C/ident/seq_operations" text:style-name="Internet_20_link" text:visited-style-name="Visited_20_Internet_20_Link"><text:span text:style-name="T48">seq_operations</text:span></text:a><text:span text:style-name="T45"> </text:span><text:span text:style-name="T49">*</text:span><text:a xlink:type="simple" xlink:href="https://elixir.bootlin.com/linux/v5.15.32/C/ident/op" text:style-name="Internet_20_link" text:visited-style-name="Visited_20_Internet_20_Link"><text:span text:style-name="T52">op</text:span></text:a><text:span text:style-name="T49">;</text:span></text:p>
      <text:p text:style-name="P10"><text:span text:style-name="T46"><text:s text:c="8"/></text:span><text:span text:style-name="T53">int</text:span><text:span text:style-name="T45"> </text:span><text:a xlink:type="simple" xlink:href="https://elixir.bootlin.com/linux/v5.15.32/C/ident/poll_event" text:style-name="Internet_20_link" text:visited-style-name="Visited_20_Internet_20_Link"><text:span text:style-name="T52">poll_event</text:span></text:a><text:span text:style-name="T49">;</text:span></text:p>
      <text:p text:style-name="P10"><text:span text:style-name="T46"><text:s text:c="8"/></text:span><text:span text:style-name="T43">const</text:span><text:span text:style-name="T45"> </text:span><text:span text:style-name="T43">struct</text:span><text:span text:style-name="T45"> </text:span><text:a xlink:type="simple" xlink:href="https://elixir.bootlin.com/linux/v5.15.32/C/ident/file" text:style-name="Internet_20_link" text:visited-style-name="Visited_20_Internet_20_Link"><text:span text:style-name="T48">file</text:span></text:a><text:span text:style-name="T45"> </text:span><text:span text:style-name="T49">*</text:span><text:a xlink:type="simple" xlink:href="https://elixir.bootlin.com/linux/v5.15.32/C/ident/file" text:style-name="Internet_20_link" text:visited-style-name="Visited_20_Internet_20_Link"><text:span text:style-name="T52">file</text:span></text:a><text:span text:style-name="T49">;</text:span></text:p>
      <text:p text:style-name="P10"><text:span text:style-name="T46"><text:s text:c="8"/></text:span><text:span text:style-name="T53">void</text:span><text:span text:style-name="T45"> </text:span><text:span text:style-name="T49">*</text:span><text:a xlink:type="simple" xlink:href="https://elixir.bootlin.com/linux/v5.15.32/C/ident/private" text:style-name="Internet_20_link" text:visited-style-name="Visited_20_Internet_20_Link"><text:span text:style-name="T52">private</text:span></text:a><text:span text:style-name="T49">;</text:span></text:p>
      <text:p text:style-name="P6">};</text:p>
      <text:p text:style-name="P10"/>
      <text:p text:style-name="P10"><text:span text:style-name="T43">struct</text:span><text:span text:style-name="T45"> </text:span><text:a xlink:type="simple" xlink:href="https://elixir.bootlin.com/linux/v5.15.32/C/ident/seq_operations" text:style-name="Internet_20_link" text:visited-style-name="Visited_20_Internet_20_Link"><text:span text:style-name="T48">seq_operations</text:span></text:a><text:span text:style-name="T45"> </text:span><text:span text:style-name="T49">{</text:span></text:p>
      <text:p text:style-name="P10"><text:span text:style-name="T46"><text:s text:c="8"/></text:span><text:span text:style-name="T53">void</text:span><text:span text:style-name="T45"> </text:span><text:span text:style-name="T49">*</text:span><text:span text:style-name="T45"> </text:span><text:span text:style-name="T49">(*</text:span><text:span text:style-name="T51">start</text:span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seq_file" text:style-name="Internet_20_link" text:visited-style-name="Visited_20_Internet_20_Link"><text:span text:style-name="T48">seq_file</text:span></text:a><text:span text:style-name="T45"> </text:span><text:span text:style-name="T49">*</text:span><text:span text:style-name="T51">m</text:span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49">*</text:span><text:a xlink:type="simple" xlink:href="https://elixir.bootlin.com/linux/v5.15.32/C/ident/pos" text:style-name="Internet_20_link" text:visited-style-name="Visited_20_Internet_20_Link"><text:span text:style-name="T52">pos</text:span></text:a><text:span text:style-name="T49">);</text:span></text:p>
      <text:p text:style-name="P10"><text:span text:style-name="T46"><text:s text:c="8"/></text:span><text:span text:style-name="T53">void</text:span><text:span text:style-name="T45"> </text:span><text:span text:style-name="T49">(*</text:span><text:a xlink:type="simple" xlink:href="https://elixir.bootlin.com/linux/v5.15.32/C/ident/stop" text:style-name="Internet_20_link" text:visited-style-name="Visited_20_Internet_20_Link"><text:span text:style-name="T52">stop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seq_file" text:style-name="Internet_20_link" text:visited-style-name="Visited_20_Internet_20_Link"><text:span text:style-name="T48">seq_file</text:span></text:a><text:span text:style-name="T45"> </text:span><text:span text:style-name="T49">*</text:span><text:span text:style-name="T51">m</text:span><text:span text:style-name="T49">,</text:span><text:span text:style-name="T45"> </text:span><text:span text:style-name="T53">void</text:span><text:span text:style-name="T45"> </text:span><text:span text:style-name="T49">*</text:span><text:span text:style-name="T51">v</text:span><text:span text:style-name="T49">);</text:span></text:p>
      <text:p text:style-name="P10"><text:span text:style-name="T46"><text:s text:c="8"/></text:span><text:span text:style-name="T53">void</text:span><text:span text:style-name="T45"> </text:span><text:span text:style-name="T49">*</text:span><text:span text:style-name="T45"> </text:span><text:span text:style-name="T49">(*</text:span><text:span text:style-name="T51">next</text:span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seq_file" text:style-name="Internet_20_link" text:visited-style-name="Visited_20_Internet_20_Link"><text:span text:style-name="T48">seq_file</text:span></text:a><text:span text:style-name="T45"> </text:span><text:span text:style-name="T49">*</text:span><text:span text:style-name="T51">m</text:span><text:span text:style-name="T49">,</text:span><text:span text:style-name="T45"> </text:span><text:span text:style-name="T53">void</text:span><text:span text:style-name="T45"> </text:span><text:span text:style-name="T49">*</text:span><text:span text:style-name="T51">v</text:span><text:span text:style-name="T49">,</text:span><text:span text:style-name="T45"> 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49">*</text:span><text:a xlink:type="simple" xlink:href="https://elixir.bootlin.com/linux/v5.15.32/C/ident/pos" text:style-name="Internet_20_link" text:visited-style-name="Visited_20_Internet_20_Link"><text:span text:style-name="T52">pos</text:span></text:a><text:span text:style-name="T49">);</text:span></text:p>
      <text:p text:style-name="P10"><text:span text:style-name="T46"><text:s text:c="8"/></text:span><text:span text:style-name="T53">int</text:span><text:span text:style-name="T45"> </text:span><text:span text:style-name="T49">(*</text:span><text:a xlink:type="simple" xlink:href="https://elixir.bootlin.com/linux/v5.15.32/C/ident/show" text:style-name="Internet_20_link" text:visited-style-name="Visited_20_Internet_20_Link"><text:span text:style-name="T52">show</text:span></text:a><text:span text:style-name="T49">)</text:span><text:span text:style-name="T45"> </text:span><text:span text:style-name="T49">(</text:span><text:span text:style-name="T43">struct</text:span><text:span text:style-name="T45"> </text:span><text:a xlink:type="simple" xlink:href="https://elixir.bootlin.com/linux/v5.15.32/C/ident/seq_file" text:style-name="Internet_20_link" text:visited-style-name="Visited_20_Internet_20_Link"><text:span text:style-name="T48">seq_file</text:span></text:a><text:span text:style-name="T45"> </text:span><text:span text:style-name="T49">*</text:span><text:span text:style-name="T51">m</text:span><text:span text:style-name="T49">,</text:span><text:span text:style-name="T45"> </text:span><text:span text:style-name="T53">void</text:span><text:span text:style-name="T45"> </text:span><text:span text:style-name="T49">*</text:span><text:span text:style-name="T51">v</text:span><text:span text:style-name="T49">);</text:span></text:p>
      <text:p text:style-name="P6">};</text:p>
      <text:p text:style-name="P6"/>
      <text:p text:style-name="P6"><text:span text:style-name="T1">struct</text:span><text:span text:style-name="T7"> </text:span><text:a xlink:type="simple" xlink:href="https://elixir.bootlin.com/linux/v5.15.32/C/ident/proc_inode" text:style-name="Internet_20_link" text:visited-style-name="Visited_20_Internet_20_Link"><text:span text:style-name="T41">proc_inode</text:span></text:a><text:span text:style-name="T7"> </text:span>{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pid" text:style-name="Internet_20_link" text:visited-style-name="Visited_20_Internet_20_Link"><text:span text:style-name="T48">pid</text:span></text:a><text:span text:style-name="T45"> </text:span><text:span text:style-name="T49">*</text:span><text:a xlink:type="simple" xlink:href="https://elixir.bootlin.com/linux/v5.15.32/C/ident/pid" text:style-name="Internet_20_link" text:visited-style-name="Visited_20_Internet_20_Link"><text:span text:style-name="T52">pid</text:span></text:a><text:span text:style-name="T49">;</text:span></text:p>
      <text:p text:style-name="P10"><text:span text:style-name="T46"><text:s text:c="8"/></text:span><text:span text:style-name="T53">unsigned</text:span><text:span text:style-name="T45"> </text:span><text:span text:style-name="T53">int</text:span><text:span text:style-name="T45"> </text:span><text:a xlink:type="simple" xlink:href="https://elixir.bootlin.com/linux/v5.15.32/C/ident/fd" text:style-name="Internet_20_link" text:visited-style-name="Visited_20_Internet_20_Link"><text:span text:style-name="T52">fd</text:span></text:a><text:span text:style-name="T49">;</text:span></text:p>
      <text:p text:style-name="P10"><text:span text:style-name="T46"><text:s text:c="8"/></text:span><text:span text:style-name="T43">union</text:span><text:span text:style-name="T45"> </text:span><text:a xlink:type="simple" xlink:href="https://elixir.bootlin.com/linux/v5.15.32/C/ident/proc_op" text:style-name="Internet_20_link" text:visited-style-name="Visited_20_Internet_20_Link"><text:span text:style-name="T48">proc_op</text:span></text:a><text:span text:style-name="T45"> </text:span><text:a xlink:type="simple" xlink:href="https://elixir.bootlin.com/linux/v5.15.32/C/ident/op" text:style-name="Internet_20_link" text:visited-style-name="Visited_20_Internet_20_Link"><text:span text:style-name="T52">op</text:span></text:a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proc_dir_entry" text:style-name="Internet_20_link" text:visited-style-name="Visited_20_Internet_20_Link"><text:span text:style-name="T48">proc_dir_entry</text:span></text:a><text:span text:style-name="T45"> </text:span><text:span text:style-name="T49">*</text:span><text:a xlink:type="simple" xlink:href="https://elixir.bootlin.com/linux/v5.15.32/C/ident/pde" text:style-name="Internet_20_link" text:visited-style-name="Visited_20_Internet_20_Link"><text:span text:style-name="T52">pde</text:span></text:a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ctl_table_header" text:style-name="Internet_20_link" text:visited-style-name="Visited_20_Internet_20_Link"><text:span text:style-name="T48">ctl_table_header</text:span></text:a><text:span text:style-name="T45"> </text:span><text:span text:style-name="T49">*</text:span><text:a xlink:type="simple" xlink:href="https://elixir.bootlin.com/linux/v5.15.32/C/ident/sysctl" text:style-name="Internet_20_link" text:visited-style-name="Visited_20_Internet_20_Link"><text:span text:style-name="T52">sysctl</text:span></text:a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ctl_table" text:style-name="Internet_20_link" text:visited-style-name="Visited_20_Internet_20_Link"><text:span text:style-name="T48">ctl_table</text:span></text:a><text:span text:style-name="T45"> </text:span><text:span text:style-name="T49">*</text:span><text:a xlink:type="simple" xlink:href="https://elixir.bootlin.com/linux/v5.15.32/C/ident/sysctl_entry" text:style-name="Internet_20_link" text:visited-style-name="Visited_20_Internet_20_Link"><text:span text:style-name="T52">sysctl_entry</text:span></text:a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hlist_node" text:style-name="Internet_20_link" text:visited-style-name="Visited_20_Internet_20_Link"><text:span text:style-name="T48">hlist_node</text:span></text:a><text:span text:style-name="T45"> </text:span><text:a xlink:type="simple" xlink:href="https://elixir.bootlin.com/linux/v5.15.32/C/ident/sibling_inodes" text:style-name="Internet_20_link" text:visited-style-name="Visited_20_Internet_20_Link"><text:span text:style-name="T52">sibling_inodes</text:span></text:a><text:span text:style-name="T49">;</text:span></text:p>
      <text:p text:style-name="P10"><text:span text:style-name="T46"><text:s text:c="8"/></text:span><text:span text:style-name="T43">const</text:span><text:span text:style-name="T45"> </text:span><text:span text:style-name="T43">struct</text:span><text:span text:style-name="T45"> </text:span><text:a xlink:type="simple" xlink:href="https://elixir.bootlin.com/linux/v5.15.32/C/ident/proc_ns_operations" text:style-name="Internet_20_link" text:visited-style-name="Visited_20_Internet_20_Link"><text:span text:style-name="T48">proc_ns_operations</text:span></text:a><text:span text:style-name="T45"> </text:span><text:span text:style-name="T49">*</text:span><text:a xlink:type="simple" xlink:href="https://elixir.bootlin.com/linux/v5.15.32/C/ident/ns_ops" text:style-name="Internet_20_link" text:visited-style-name="Visited_20_Internet_20_Link"><text:span text:style-name="T52">ns_ops</text:span></text:a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inode" text:style-name="Internet_20_link" text:visited-style-name="Visited_20_Internet_20_Link"><text:span text:style-name="T48">inode</text:span></text:a><text:span text:style-name="T45"> </text:span><text:a xlink:type="simple" xlink:href="https://elixir.bootlin.com/linux/v5.15.32/C/ident/vfs_inode" text:style-name="Internet_20_link" text:visited-style-name="Visited_20_Internet_20_Link"><text:span text:style-name="T52">vfs_inode</text:span></text:a><text:span text:style-name="T49">;</text:span></text:p>
      <text:p text:style-name="P10"><text:span text:style-name="T49">}</text:span><text:span text:style-name="T45"> </text:span><text:a xlink:type="simple" xlink:href="https://elixir.bootlin.com/linux/v5.15.32/C/ident/__randomize_layout" text:style-name="Internet_20_link" text:visited-style-name="Visited_20_Internet_20_Link"><text:span text:style-name="T52">__randomize_layout</text:span></text:a><text:span text:style-name="T49">;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><text:span text:style-name="p"><text:span text:style-name="T42">struct</text:span></text:span><text:span text:style-name="p"><text:span text:style-name="T44"> </text:span></text:span><text:a xlink:type="simple" xlink:href="https://elixir.bootlin.com/linux/v5.15.32/C/ident/proc_dir_entry" text:style-name="Internet_20_link" text:visited-style-name="Visited_20_Internet_20_Link"><text:span text:style-name="p"><text:span text:style-name="T47">proc_dir_entry</text:span></text:span></text:a><text:span text:style-name="p"><text:span text:style-name="T44"> </text:span></text:span><text:span text:style-name="p"><text:span text:style-name="T50">{</text:span></text:span></text:p>
      <text:p text:style-name="P7"><text:span text:style-name="T7"><text:s text:c="8"/></text:span><text:span text:style-name="T27">/*</text:span></text:p>
      <text:p text:style-name="P8"><text:s text:c="9"/><text:span text:style-name="T40">* number of callers into module in progress;</text:span></text:p>
      <text:p text:style-name="P8"><text:s text:c="9"/><text:span text:style-name="T40">* negative -&gt; it's going away RSN</text:span></text:p>
      <text:p text:style-name="P8"><text:s text:c="9"/><text:span text:style-name="T40">*/</text:span></text:p>
      <text:p text:style-name="P10"><text:span text:style-name="T46"><text:s text:c="8"/></text:span><text:a xlink:type="simple" xlink:href="https://elixir.bootlin.com/linux/v5.15.32/C/ident/atomic_t" text:style-name="Internet_20_link" text:visited-style-name="Visited_20_Internet_20_Link"><text:span text:style-name="T52">atomic_t</text:span></text:a><text:span text:style-name="T45"> </text:span><text:a xlink:type="simple" xlink:href="https://elixir.bootlin.com/linux/v5.15.32/C/ident/in_use" text:style-name="Internet_20_link" text:visited-style-name="Visited_20_Internet_20_Link"><text:span text:style-name="T52">in_use</text:span></text:a><text:span text:style-name="T49">;</text:span></text:p>
      <text:p text:style-name="P10"><text:span text:style-name="T46"><text:s text:c="8"/></text:span><text:a xlink:type="simple" xlink:href="https://elixir.bootlin.com/linux/v5.15.32/C/ident/refcount_t" text:style-name="Internet_20_link" text:visited-style-name="Visited_20_Internet_20_Link"><text:span text:style-name="T52">refcount_t</text:span></text:a><text:span text:style-name="T45"> </text:span><text:a xlink:type="simple" xlink:href="https://elixir.bootlin.com/linux/v5.15.32/C/ident/refcnt" text:style-name="Internet_20_link" text:visited-style-name="Visited_20_Internet_20_Link"><text:span text:style-name="T52">refcnt</text:span></text:a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list_head" text:style-name="Internet_20_link" text:visited-style-name="Visited_20_Internet_20_Link"><text:span text:style-name="T48">list_head</text:span></text:a><text:span text:style-name="T45"> </text:span><text:a xlink:type="simple" xlink:href="https://elixir.bootlin.com/linux/v5.15.32/C/ident/pde_openers" text:style-name="Internet_20_link" text:visited-style-name="Visited_20_Internet_20_Link"><text:span text:style-name="T52">pde_openers</text:span></text:a><text:span text:style-name="T49">;</text:span><text:span text:style-name="T45"> <text:s text:c="2"/></text:span><text:span text:style-name="T54">/* who did -&gt;open, but not -&gt;release */</text:span></text:p>
      <text:p text:style-name="P7"><text:span text:style-name="T7"><text:s text:c="8"/></text:span><text:span text:style-name="T27">/* protects -&gt;pde_openers and all struct pde_opener instances */</text:span></text:p>
      <text:p text:style-name="P10"><text:span text:style-name="T46"><text:s text:c="8"/></text:span><text:a xlink:type="simple" xlink:href="https://elixir.bootlin.com/linux/v5.15.32/C/ident/spinlock_t" text:style-name="Internet_20_link" text:visited-style-name="Visited_20_Internet_20_Link"><text:span text:style-name="T52">spinlock_t</text:span></text:a><text:span text:style-name="T45"> </text:span><text:a xlink:type="simple" xlink:href="https://elixir.bootlin.com/linux/v5.15.32/C/ident/pde_unload_lock" text:style-name="Internet_20_link" text:visited-style-name="Visited_20_Internet_20_Link"><text:span text:style-name="T52">pde_unload_lock</text:span></text:a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completion" text:style-name="Internet_20_link" text:visited-style-name="Visited_20_Internet_20_Link"><text:span text:style-name="T48">completion</text:span></text:a><text:span text:style-name="T45"> </text:span><text:span text:style-name="T49">*</text:span><text:a xlink:type="simple" xlink:href="https://elixir.bootlin.com/linux/v5.15.32/C/ident/pde_unload_completion" text:style-name="Internet_20_link" text:visited-style-name="Visited_20_Internet_20_Link"><text:span text:style-name="T52">pde_unload_completion</text:span></text:a><text:span text:style-name="T49">;</text:span></text:p>
      <text:p text:style-name="P10"><text:span text:style-name="T46"><text:s text:c="8"/></text:span><text:span text:style-name="T43">const</text:span><text:span text:style-name="T45"> </text:span><text:span text:style-name="T43">struct</text:span><text:span text:style-name="T45"> </text:span><text:a xlink:type="simple" xlink:href="https://elixir.bootlin.com/linux/v5.15.32/C/ident/inode_operations" text:style-name="Internet_20_link" text:visited-style-name="Visited_20_Internet_20_Link"><text:span text:style-name="T48">inode_operations</text:span></text:a><text:span text:style-name="T45"> </text:span><text:span text:style-name="T49">*</text:span><text:a xlink:type="simple" xlink:href="https://elixir.bootlin.com/linux/v5.15.32/C/ident/proc_iops" text:style-name="Internet_20_link" text:visited-style-name="Visited_20_Internet_20_Link"><text:span text:style-name="T52">proc_iops</text:span></text:a><text:span text:style-name="T49">;</text:span></text:p>
      <text:p text:style-name="P7"><text:span text:style-name="T7"><text:s text:c="8"/></text:span><text:span text:style-name="T6">union</text:span><text:span text:style-name="T12"> </text:span><text:span text:style-name="T19">{</text:span></text:p>
      <text:p text:style-name="P10"><text:span text:style-name="T46"><text:s text:c="16"/></text:span><text:span text:style-name="T43">const</text:span><text:span text:style-name="T45"> </text:span><text:span text:style-name="T43">struct</text:span><text:span text:style-name="T45"> </text:span><text:a xlink:type="simple" xlink:href="https://elixir.bootlin.com/linux/v5.15.32/C/ident/proc_ops" text:style-name="Internet_20_link" text:visited-style-name="Visited_20_Internet_20_Link"><text:span text:style-name="T48">proc_ops</text:span></text:a><text:span text:style-name="T45"> </text:span><text:span text:style-name="T49">*</text:span><text:a xlink:type="simple" xlink:href="https://elixir.bootlin.com/linux/v5.15.32/C/ident/proc_ops" text:style-name="Internet_20_link" text:visited-style-name="Visited_20_Internet_20_Link"><text:span text:style-name="T52">proc_ops</text:span></text:a><text:span text:style-name="T49">;</text:span></text:p>
      <text:p text:style-name="P10"><text:span text:style-name="T46"><text:s text:c="16"/></text:span><text:span text:style-name="T43">const</text:span><text:span text:style-name="T45"> </text:span><text:span text:style-name="T43">struct</text:span><text:span text:style-name="T45"> </text:span><text:a xlink:type="simple" xlink:href="https://elixir.bootlin.com/linux/v5.15.32/C/ident/file_operations" text:style-name="Internet_20_link" text:visited-style-name="Visited_20_Internet_20_Link"><text:span text:style-name="T48">file_operations</text:span></text:a><text:span text:style-name="T45"> </text:span><text:span text:style-name="T49">*</text:span><text:a xlink:type="simple" xlink:href="https://elixir.bootlin.com/linux/v5.15.32/C/ident/proc_dir_ops" text:style-name="Internet_20_link" text:visited-style-name="Visited_20_Internet_20_Link"><text:span text:style-name="T52">proc_dir_ops</text:span></text:a><text:span text:style-name="T49">;</text:span></text:p>
      <text:p text:style-name="P7"><text:span text:style-name="T7"><text:s text:c="8"/></text:span><text:span text:style-name="T19">};</text:span></text:p>
      <text:p text:style-name="P10"><text:span text:style-name="T46"><text:s text:c="8"/></text:span><text:span text:style-name="T43">const</text:span><text:span text:style-name="T45"> </text:span><text:span text:style-name="T43">struct</text:span><text:span text:style-name="T45"> </text:span><text:a xlink:type="simple" xlink:href="https://elixir.bootlin.com/linux/v5.15.32/C/ident/dentry_operations" text:style-name="Internet_20_link" text:visited-style-name="Visited_20_Internet_20_Link"><text:span text:style-name="T48">dentry_operations</text:span></text:a><text:span text:style-name="T45"> </text:span><text:span text:style-name="T49">*</text:span><text:a xlink:type="simple" xlink:href="https://elixir.bootlin.com/linux/v5.15.32/C/ident/proc_dops" text:style-name="Internet_20_link" text:visited-style-name="Visited_20_Internet_20_Link"><text:span text:style-name="T52">proc_dops</text:span></text:a><text:span text:style-name="T49">;</text:span></text:p>
      <text:p text:style-name="P7"><text:span text:style-name="T7"><text:s text:c="8"/></text:span><text:span text:style-name="T6">union</text:span><text:span text:style-name="T12"> </text:span><text:span text:style-name="T19">{</text:span></text:p>
      <text:p text:style-name="P10"><text:span text:style-name="T46"><text:s text:c="16"/></text:span><text:span text:style-name="T43">const</text:span><text:span text:style-name="T45"> </text:span><text:span text:style-name="T43">struct</text:span><text:span text:style-name="T45"> </text:span><text:a xlink:type="simple" xlink:href="https://elixir.bootlin.com/linux/v5.15.32/C/ident/seq_operations" text:style-name="Internet_20_link" text:visited-style-name="Visited_20_Internet_20_Link"><text:span text:style-name="T48">seq_operations</text:span></text:a><text:span text:style-name="T45"> </text:span><text:span text:style-name="T49">*</text:span><text:a xlink:type="simple" xlink:href="https://elixir.bootlin.com/linux/v5.15.32/C/ident/seq_ops" text:style-name="Internet_20_link" text:visited-style-name="Visited_20_Internet_20_Link"><text:span text:style-name="T52">seq_ops</text:span></text:a><text:span text:style-name="T49">;</text:span></text:p>
      <text:p text:style-name="P10"><text:span text:style-name="T46"><text:s text:c="16"/></text:span><text:span text:style-name="T53">int</text:span><text:span text:style-name="T45"> </text:span><text:span text:style-name="T49">(*</text:span><text:a xlink:type="simple" xlink:href="https://elixir.bootlin.com/linux/v5.15.32/C/ident/single_show" text:style-name="Internet_20_link" text:visited-style-name="Visited_20_Internet_20_Link"><text:span text:style-name="T52">single_show</text:span></text:a><text:span text:style-name="T49">)(</text:span><text:span text:style-name="T43">struct</text:span><text:span text:style-name="T45"> </text:span><text:a xlink:type="simple" xlink:href="https://elixir.bootlin.com/linux/v5.15.32/C/ident/seq_file" text:style-name="Internet_20_link" text:visited-style-name="Visited_20_Internet_20_Link"><text:span text:style-name="T48">seq_file</text:span></text:a><text:span text:style-name="T45"> </text:span><text:span text:style-name="T49">*,</text:span><text:span text:style-name="T45"> </text:span><text:span text:style-name="T53">void</text:span><text:span text:style-name="T45"> </text:span><text:span text:style-name="T49">*);</text:span></text:p>
      <text:p text:style-name="P7"><text:span text:style-name="T7"><text:s text:c="8"/></text:span><text:span text:style-name="T19">};</text:span></text:p>
      <text:p text:style-name="P10"><text:span text:style-name="T46"><text:s text:c="8"/></text:span><text:a xlink:type="simple" xlink:href="https://elixir.bootlin.com/linux/v5.15.32/C/ident/proc_write_t" text:style-name="Internet_20_link" text:visited-style-name="Visited_20_Internet_20_Link"><text:span text:style-name="T52">proc_write_t</text:span></text:a><text:span text:style-name="T45"> </text:span><text:a xlink:type="simple" xlink:href="https://elixir.bootlin.com/linux/v5.15.32/C/ident/write" text:style-name="Internet_20_link" text:visited-style-name="Visited_20_Internet_20_Link"><text:span text:style-name="T52">write</text:span></text:a><text:span text:style-name="T49">;</text:span></text:p>
      <text:p text:style-name="P7"><text:span text:style-name="T7"><text:s text:c="8"/></text:span><text:span text:style-name="T31">void</text:span><text:span text:style-name="T12"> </text:span><text:span text:style-name="T19">*</text:span><text:span text:style-name="T39">data</text:span><text:span text:style-name="T19">;</text:span></text:p>
      <text:p text:style-name="P10"><text:span text:style-name="T46"><text:s text:c="8"/></text:span><text:span text:style-name="T53">unsigned</text:span><text:span text:style-name="T45"> </text:span><text:span text:style-name="T53">int</text:span><text:span text:style-name="T45"> </text:span><text:a xlink:type="simple" xlink:href="https://elixir.bootlin.com/linux/v5.15.32/C/ident/state_size" text:style-name="Internet_20_link" text:visited-style-name="Visited_20_Internet_20_Link"><text:span text:style-name="T52">state_size</text:span></text:a><text:span text:style-name="T49">;</text:span></text:p>
      <text:p text:style-name="P10"><text:span text:style-name="T46"><text:s text:c="8"/></text:span><text:span text:style-name="T53">unsigned</text:span><text:span text:style-name="T45"> </text:span><text:span text:style-name="T53">int</text:span><text:span text:style-name="T45"> </text:span><text:a xlink:type="simple" xlink:href="https://elixir.bootlin.com/linux/v5.15.32/C/ident/low_ino" text:style-name="Internet_20_link" text:visited-style-name="Visited_20_Internet_20_Link"><text:span text:style-name="T52">low_ino</text:span></text:a><text:span text:style-name="T49">;</text:span></text:p>
      <text:p text:style-name="P10"><text:span text:style-name="T46"><text:s text:c="8"/></text:span><text:a xlink:type="simple" xlink:href="https://elixir.bootlin.com/linux/v5.15.32/C/ident/nlink_t" text:style-name="Internet_20_link" text:visited-style-name="Visited_20_Internet_20_Link"><text:span text:style-name="T52">nlink_t</text:span></text:a><text:span text:style-name="T45"> </text:span><text:a xlink:type="simple" xlink:href="https://elixir.bootlin.com/linux/v5.15.32/C/ident/nlink" text:style-name="Internet_20_link" text:visited-style-name="Visited_20_Internet_20_Link"><text:span text:style-name="T52">nlink</text:span></text:a><text:span text:style-name="T49">;</text:span></text:p>
      <text:p text:style-name="P10"><text:span text:style-name="T46"><text:s text:c="8"/></text:span><text:a xlink:type="simple" xlink:href="https://elixir.bootlin.com/linux/v5.15.32/C/ident/kuid_t" text:style-name="Internet_20_link" text:visited-style-name="Visited_20_Internet_20_Link"><text:span text:style-name="T52">kuid_t</text:span></text:a><text:span text:style-name="T45"> </text:span><text:a xlink:type="simple" xlink:href="https://elixir.bootlin.com/linux/v5.15.32/C/ident/uid" text:style-name="Internet_20_link" text:visited-style-name="Visited_20_Internet_20_Link"><text:span text:style-name="T52">uid</text:span></text:a><text:span text:style-name="T49">;</text:span></text:p>
      <text:p text:style-name="P10"><text:span text:style-name="T46"><text:s text:c="8"/></text:span><text:a xlink:type="simple" xlink:href="https://elixir.bootlin.com/linux/v5.15.32/C/ident/kgid_t" text:style-name="Internet_20_link" text:visited-style-name="Visited_20_Internet_20_Link"><text:span text:style-name="T52">kgid_t</text:span></text:a><text:span text:style-name="T45"> </text:span><text:a xlink:type="simple" xlink:href="https://elixir.bootlin.com/linux/v5.15.32/C/ident/gid" text:style-name="Internet_20_link" text:visited-style-name="Visited_20_Internet_20_Link"><text:span text:style-name="T52">gid</text:span></text:a><text:span text:style-name="T49">;</text:span></text:p>
      <text:p text:style-name="P10"><text:span text:style-name="T46"><text:s text:c="8"/></text:span><text:a xlink:type="simple" xlink:href="https://elixir.bootlin.com/linux/v5.15.32/C/ident/loff_t" text:style-name="Internet_20_link" text:visited-style-name="Visited_20_Internet_20_Link"><text:span text:style-name="T52">loff_t</text:span></text:a><text:span text:style-name="T45"> </text:span><text:span text:style-name="T51">size</text:span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proc_dir_entry" text:style-name="Internet_20_link" text:visited-style-name="Visited_20_Internet_20_Link"><text:span text:style-name="T48">proc_dir_entry</text:span></text:a><text:span text:style-name="T45"> </text:span><text:span text:style-name="T49">*</text:span><text:a xlink:type="simple" xlink:href="https://elixir.bootlin.com/linux/v5.15.32/C/ident/parent" text:style-name="Internet_20_link" text:visited-style-name="Visited_20_Internet_20_Link"><text:span text:style-name="T52">parent</text:span></text:a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rb_root" text:style-name="Internet_20_link" text:visited-style-name="Visited_20_Internet_20_Link"><text:span text:style-name="T48">rb_root</text:span></text:a><text:span text:style-name="T45"> </text:span><text:a xlink:type="simple" xlink:href="https://elixir.bootlin.com/linux/v5.15.32/C/ident/subdir" text:style-name="Internet_20_link" text:visited-style-name="Visited_20_Internet_20_Link"><text:span text:style-name="T52">subdir</text:span></text:a><text:span text:style-name="T49">;</text:span></text:p>
      <text:p text:style-name="P10"><text:span text:style-name="T46"><text:s text:c="8"/></text:span><text:span text:style-name="T43">struct</text:span><text:span text:style-name="T45"> </text:span><text:a xlink:type="simple" xlink:href="https://elixir.bootlin.com/linux/v5.15.32/C/ident/rb_node" text:style-name="Internet_20_link" text:visited-style-name="Visited_20_Internet_20_Link"><text:span text:style-name="T48">rb_node</text:span></text:a><text:span text:style-name="T45"> </text:span><text:a xlink:type="simple" xlink:href="https://elixir.bootlin.com/linux/v5.15.32/C/ident/subdir_node" text:style-name="Internet_20_link" text:visited-style-name="Visited_20_Internet_20_Link"><text:span text:style-name="T52">subdir_node</text:span></text:a><text:span text:style-name="T49">;</text:span></text:p>
      <text:p text:style-name="P7"><text:span text:style-name="T7"><text:s text:c="8"/></text:span><text:span text:style-name="T31">char</text:span><text:span text:style-name="T12"> </text:span><text:span text:style-name="T19">*</text:span><text:span text:style-name="T39">name</text:span><text:span text:style-name="T19">;</text:span></text:p>
      <text:p text:style-name="P10"><text:span text:style-name="T46"><text:s text:c="8"/></text:span><text:a xlink:type="simple" xlink:href="https://elixir.bootlin.com/linux/v5.15.32/C/ident/umode_t" text:style-name="Internet_20_link" text:visited-style-name="Visited_20_Internet_20_Link"><text:span text:style-name="T52">umode_t</text:span></text:a><text:span text:style-name="T45"> </text:span><text:span text:style-name="T51">mode</text:span><text:span text:style-name="T49">;</text:span></text:p>
      <text:p text:style-name="P10"><text:span text:style-name="T46"><text:s text:c="8"/></text:span><text:a xlink:type="simple" xlink:href="https://elixir.bootlin.com/linux/v5.15.32/C/ident/u8" text:style-name="Internet_20_link" text:visited-style-name="Visited_20_Internet_20_Link"><text:span text:style-name="T52">u8</text:span></text:a><text:span text:style-name="T45"> </text:span><text:span text:style-name="T51">flags</text:span><text:span text:style-name="T49">;</text:span></text:p>
      <text:p text:style-name="P10"><text:span text:style-name="T46"><text:s text:c="8"/></text:span><text:a xlink:type="simple" xlink:href="https://elixir.bootlin.com/linux/v5.15.32/C/ident/u8" text:style-name="Internet_20_link" text:visited-style-name="Visited_20_Internet_20_Link"><text:span text:style-name="T52">u8</text:span></text:a><text:span text:style-name="T45"> </text:span><text:a xlink:type="simple" xlink:href="https://elixir.bootlin.com/linux/v5.15.32/C/ident/namelen" text:style-name="Internet_20_link" text:visited-style-name="Visited_20_Internet_20_Link"><text:span text:style-name="T52">namelen</text:span></text:a><text:span text:style-name="T49">;</text:span></text:p>
      <text:p text:style-name="P10"><text:span text:style-name="T46"><text:s text:c="8"/></text:span><text:span text:style-name="T53">char</text:span><text:span text:style-name="T45"> </text:span><text:a xlink:type="simple" xlink:href="https://elixir.bootlin.com/linux/v5.15.32/C/ident/inline_name" text:style-name="Internet_20_link" text:visited-style-name="Visited_20_Internet_20_Link"><text:span text:style-name="T52">inline_name</text:span></text:a><text:span text:style-name="T49">[];</text:span></text:p>
      <text:p text:style-name="P10"><text:span text:style-name="T49">}</text:span><text:span text:style-name="T45"> </text:span><text:a xlink:type="simple" xlink:href="https://elixir.bootlin.com/linux/v5.15.32/C/ident/__randomize_layout" text:style-name="Internet_20_link" text:visited-style-name="Visited_20_Internet_20_Link"><text:span text:style-name="T52">__randomize_layout</text:span></text:a><text:span text:style-name="T49">;</text:span></text:p>
      <text:p text:style-name="P10"><text:span text:style-name="p"><text:span text:style-name="T1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mi" style:family="text" style:parent-style-name="Default_20_Paragraph_20_Font"/>
    <style:style style:name="k" style:family="text" style:parent-style-name="Default_20_Paragraph_20_Font"/>
    <style:style style:name="w" style:family="text" style:parent-style-name="Default_20_Paragraph_20_Font"/>
    <style:style style:name="nc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kt" style:family="text" style:parent-style-name="Default_20_Paragraph_20_Font"/>
    <style:style style:name="cp" style:family="text" style:parent-style-name="Default_20_Paragraph_20_Font"/>
    <style:style style:name="cm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29:00</meta:creation-date>
    <meta:initial-creator>Inspirate</meta:initial-creator>
    <dc:language>en-US</dc:language>
    <dc:date>2023-06-27T21:04:34.193306619</dc:date>
    <meta:editing-cycles>7</meta:editing-cycles>
    <meta:editing-duration>PT49M55S</meta:editing-duration>
    <meta:generator>LibreOffice/7.3.7.2$Linux_X86_64 LibreOffice_project/30$Build-2</meta:generator>
    <meta:document-statistic meta:table-count="0" meta:image-count="0" meta:object-count="0" meta:page-count="12" meta:paragraph-count="666" meta:word-count="3524" meta:character-count="26953" meta:non-whitespace-character-count="21441"/>
    <meta:user-defined meta:name="AppVersion">15.0000</meta:user-defined>
    <meta:template xlink:type="simple" xlink:actuate="onRequest" xlink:title="Normal" xlink:href=""/>
  </office:meta>
</office:document-meta>
</file>